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bc1835" officeooo:paragraph-rsid="3ab674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bc1835" officeooo:paragraph-rsid="308cdc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bc1835" officeooo:paragraph-rsid="307d17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7d321c" officeooo:paragraph-rsid="308cdc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7d321c" officeooo:paragraph-rsid="307f09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7d321c" officeooo:paragraph-rsid="308170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7d321c" officeooo:paragraph-rsid="3087e4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7d321c" officeooo:paragraph-rsid="308851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7d321c" officeooo:paragraph-rsid="30801f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7d321c" officeooo:paragraph-rsid="3092da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7d321c" officeooo:paragraph-rsid="309059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307d17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308eb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cc4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95d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9b1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9d23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a04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d92b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1ed07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0ea5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1f03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04db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48dfa0" officeooo:paragraph-rsid="32a51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48dfa0" officeooo:paragraph-rsid="329847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48dfa0" officeooo:paragraph-rsid="32989b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48dfa0" officeooo:paragraph-rsid="3299da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48dfa0" officeooo:paragraph-rsid="329d98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48dfa0" officeooo:paragraph-rsid="32a15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797f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92c8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a3ef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068d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eed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f759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d5ce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a3efa5" officeooo:paragraph-rsid="33d248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a7b4b" officeooo:paragraph-rsid="33e074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a7b4b" officeooo:paragraph-rsid="33c16b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1db95" officeooo:paragraph-rsid="3331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576b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b5f88" officeooo:paragraph-rsid="33c8f0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b5f88" officeooo:paragraph-rsid="33c84e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b5f88" officeooo:paragraph-rsid="3402e2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b5f88" officeooo:paragraph-rsid="3400d6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d83030" officeooo:paragraph-rsid="33289e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d83030" officeooo:paragraph-rsid="332505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6936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a678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a4e4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a5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a91a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b0e1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c930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b97b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dba1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d9c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d73c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e29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d83c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dd03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e16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d64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203a3" officeooo:paragraph-rsid="34cf09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e5c8df" officeooo:paragraph-rsid="34e5c8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e5c8df" officeooo:paragraph-rsid="34e772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e5c8df" officeooo:paragraph-rsid="34f088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e5c8df" officeooo:paragraph-rsid="34faff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e5c8df" officeooo:paragraph-rsid="34ff3f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e5c8df" officeooo:paragraph-rsid="3505b8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e5c8df" officeooo:paragraph-rsid="34fd5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e5c8df" officeooo:paragraph-rsid="35182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1effd3" officeooo:paragraph-rsid="35182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37c3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5de1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50f5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69d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6b2d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7478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75e8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a613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797e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7f1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7e7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7a9f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4aa4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5282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598e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b8f3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c39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c3f1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9293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1169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6d89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11c0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e24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fd7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0a0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045d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00f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0557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0062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824af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8267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091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e566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71f3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77f60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d619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74d1a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b3a6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9579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9b53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9988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9ce8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9ef1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d0af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b378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df10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7df5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13d49f" officeooo:paragraph-rsid="3611c0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13d49f" officeooo:paragraph-rsid="362ab8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13d49f" officeooo:paragraph-rsid="3660d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13d49f" officeooo:paragraph-rsid="36e566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270a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52cd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5354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55dc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54ea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5b8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5c72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5a5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5aa1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258c18" officeooo:paragraph-rsid="363cf1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367862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8e6ff4" officeooo:paragraph-rsid="38a00b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06703c" officeooo:paragraph-rsid="390670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06703c" officeooo:paragraph-rsid="3904c5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06703c" officeooo:paragraph-rsid="390b4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06703c" officeooo:paragraph-rsid="39dc24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06703c" officeooo:paragraph-rsid="39e8dd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be4a3b" officeooo:paragraph-rsid="36be4a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6f0a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8b02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71c0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27dc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465c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48e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2909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1be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8d68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8dad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9191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2535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8621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9ea0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a47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a224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861c2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84b1c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85d15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16564f" officeooo:paragraph-rsid="371461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16564f" officeooo:paragraph-rsid="375897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4a2f03" officeooo:paragraph-rsid="3748e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4a2f03" officeooo:paragraph-rsid="374bc2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81495a" officeooo:paragraph-rsid="3783d2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a70be3" officeooo:paragraph-rsid="37a224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a96ed2" officeooo:paragraph-rsid="37a96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a96ed2" officeooo:paragraph-rsid="37b94f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a96ed2" officeooo:paragraph-rsid="37ad6a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a96ed2" officeooo:paragraph-rsid="37c25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098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92d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cf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738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89a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b15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ba4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2d70a5" officeooo:paragraph-rsid="3a32ca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2d70a5" officeooo:paragraph-rsid="3a332f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2d70a5" officeooo:paragraph-rsid="3a4d0e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2d70a5" officeooo:paragraph-rsid="3a49d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71e2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6f56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66fa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6830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098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aa33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a8c7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aa7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abdf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ecf41" officeooo:paragraph-rsid="3a098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62f46a" officeooo:paragraph-rsid="3ab674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62f46a" officeooo:paragraph-rsid="356df93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62f46a" officeooo:paragraph-rsid="3562f46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cc4e3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d73a1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add23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aa56b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a297e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ab76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abed2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0d92b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1ed07c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1f0376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0ea5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0caae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2075b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0f193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116fb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0ab9d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1fad23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1282b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12e87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1611c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93c665" officeooo:paragraph-rsid="3218039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0cee7d" officeooo:paragraph-rsid="31ed07c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25ddb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27c71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47ad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47b1a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54775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7c9f7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7ab3f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81aad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803ee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80017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762e3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86840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8ef06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917f8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936b1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96719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a517c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a1300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a234d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b0b0b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b1875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b26e2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b3a60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305edb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25ddbd" officeooo:paragraph-rsid="32bf0b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92c88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bbad3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adea1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a3efa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e629e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0a899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f759d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f954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f9ef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3248e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3caf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98a03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9cc93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5ebf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125ab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d5ce2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6aa0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de94b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eeda6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dd3d3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143a0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d8303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0250b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deaa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e05c0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e563b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14c13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289e3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29a91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2a993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e1696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e2846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e32a8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18372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2af21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e5928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2505e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1abe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1b509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1c5d3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1e03d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20b2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305dc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32fb37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5a334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6936c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9bd44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a35ae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916f7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9ef7a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8dad5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900b0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99d06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98111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8e393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a4e47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07089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a678f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a91a1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c930c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d73cc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d0c81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d1f4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ea7b8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d1628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dfeb2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e5c8d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e960b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ec33a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f088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fd52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18211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2353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2a0ba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31866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2d887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286e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2e8af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344b4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3be6c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3660a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37c38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4ed9f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5071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4f519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75e89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4aa4c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46947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4aab5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5f2d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598e2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5282a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5a7f3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3e1c9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4256a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6c3d6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f813f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b8f3b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f9285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fb443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a98f1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ca7f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a3678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889d0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9293f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6a30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bc2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a46c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e82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f69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11c0e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2ec99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32190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35c96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2e118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2ab84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5cfe8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0d82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1d78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1820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209b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63232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5cfa3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2b891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e5664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fd770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082c5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23241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4d1a7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892f96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71f3b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04c55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081cf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d4d92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d7cd2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ec11e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84102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8a193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b3a62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fe357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f6b32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fa877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f905e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9579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9b539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9ef14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9534c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dd1fe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7c674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7ab2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ffa79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f00e1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fdce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f801b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13298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07e1f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091e4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f0a7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14617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0ab8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098c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8b028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10e27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1110a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16347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5ffa9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172a8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50f6d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53367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54e7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69397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1ea7d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8f1bd3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607e8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29090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385af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3aa9a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32bcc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4108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3e42e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3f408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44434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34ba4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46041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8f28e9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8f48ed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25359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258f2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8d686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8f56df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93d93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946a0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944bd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df2b7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7fa1a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83d2b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87932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e17b76" officeooo:paragraph-rsid="33e17b7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e17b76" officeooo:paragraph-rsid="33e6b32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b7cf8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e4c82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ba7b4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52721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dd867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3494c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e0dec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1e2b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4ad1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23a7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20af8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3eaa4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4239c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3bde4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24748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38060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378e0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4af12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46ce7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4323b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1c629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445729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ef23c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f4c51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c0ef2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c0aca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b7cf8f" officeooo:paragraph-rsid="33c16b1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27fc3c" officeooo:paragraph-rsid="342bf99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27fc3c" officeooo:paragraph-rsid="3438060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427fc3c" officeooo:paragraph-rsid="34423af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1db95" officeooo:paragraph-rsid="333248e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367f3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38724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51493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52ea5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53e12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87a9b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87680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840c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86fe0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88f9b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89164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5516e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561be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42ac3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443f9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43a17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3f6fc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3cbc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3eb0d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40850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576bf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593c9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5b053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73acf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91a5f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90020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7ad8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8d9e0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f5304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c84ec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c8f02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ca50b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40fa26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413f46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41a80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414a58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3cba7a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400d6e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40115d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576bf4" officeooo:paragraph-rsid="3408842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10ed0" officeooo:paragraph-rsid="32f10ed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10ed0" officeooo:paragraph-rsid="32f454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61f133" officeooo:paragraph-rsid="3564b53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fcc4f1" officeooo:paragraph-rsid="35fcc4f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063b04" officeooo:paragraph-rsid="36063b0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1549c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173b4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1946e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1d712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1d912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f260a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a04618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b8272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a8391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2f28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31714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aab20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9e16f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4649d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8b73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ff528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92f96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fb57d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03c0a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9cb7a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a00b7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a04c0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dd209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c0e6b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c25aa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c392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c7774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c951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e217f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df57c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0ef31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a9e15a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1002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effe2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0a4e7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0296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04a7a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16762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18ecf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1cab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19e79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b84e80" officeooo:paragraph-rsid="39ba24a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64abc1" officeooo:paragraph-rsid="3966b27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64abc1" officeooo:paragraph-rsid="39a64fc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64abc1" officeooo:paragraph-rsid="3967dce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8a316" officeooo:paragraph-rsid="3892f96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a1215b" officeooo:paragraph-rsid="38ebb4d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a1215b" officeooo:paragraph-rsid="36a1215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7ab25a" officeooo:paragraph-rsid="377ab2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35349f" officeooo:paragraph-rsid="3735349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35349f" officeooo:paragraph-rsid="3748e8b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35349f" officeooo:paragraph-rsid="3762698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250f30" officeooo:paragraph-rsid="3725359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81495a" officeooo:paragraph-rsid="378149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81495a" officeooo:paragraph-rsid="37863e6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892043" officeooo:paragraph-rsid="3787932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892043" officeooo:paragraph-rsid="3789204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9ea0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a224d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b1a5b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a9812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b1218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aa3e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a7e0d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a96ed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ad6a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b1247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baa41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bb125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d012b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cfa53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d2e56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d56ef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d5f6e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bd9eb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bf3da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9e15ac" officeooo:paragraph-rsid="3a9e15a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141c1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197a4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16762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19e79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fa36a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4b1c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faa9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5090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5113b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54ae4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55f8d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58c25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59bd9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66f4a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a098c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a1b899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a198b6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a29547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2fa09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391f7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3a25b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3b09a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3e404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41d3d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5a96b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43d84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462aa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49f37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47773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4b1c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2a941b" officeooo:paragraph-rsid="386029e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4c9bde" officeooo:paragraph-rsid="384e72d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098c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9547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92d3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cfe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4ef54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2ca6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89a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436bd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4915d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d70a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1c8c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32f0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33b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3f53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5fcf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b15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eea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45407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ba49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3d95c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415f9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4d0e7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014a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1226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400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e87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7e8f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231d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49d11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4b341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8553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f8e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6188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698f5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0038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a8c7f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af909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b5c1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4d0e7e" officeooo:paragraph-rsid="3a4d0e7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4ef54c" officeooo:paragraph-rsid="3a4ef54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7d321c" officeooo:paragraph-rsid="308eb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7d321c" officeooo:paragraph-rsid="3092da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7d321c" officeooo:paragraph-rsid="36f00e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7d321c" officeooo:paragraph-rsid="36ffa7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05997" officeooo:paragraph-rsid="309059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93c6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bfc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b259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c51c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cc4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d73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cd28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c575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c584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c966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93c665" officeooo:paragraph-rsid="30a04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25dd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27c7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2b56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3560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3d88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40e5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42e5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3c92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3ad9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3d7f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445c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4635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adc7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6e110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6e4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6e24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6e566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af71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afab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45347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25ddbd" officeooo:paragraph-rsid="32b0b0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3247b1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325477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32762e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328b5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3288ab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328f09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32a51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34b2947" officeooo:paragraph-rsid="334b29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3ba7b4b" officeooo:paragraph-rsid="33ba7b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3ba7b4b" officeooo:paragraph-rsid="33e87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3ba7b4b" officeooo:paragraph-rsid="33ef23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3ba7b4b" officeooo:paragraph-rsid="33f4c5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bbad30" officeooo:paragraph-rsid="33349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2f45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31e03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3305d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32fb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45e46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45c17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48e39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49ef7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45cfc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46936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471b9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f203a3" officeooo:paragraph-rsid="34738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52e8af6" officeooo:paragraph-rsid="36d619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52e8af6" officeooo:paragraph-rsid="3904c5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0dd2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10ef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154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173b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19d3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1cf4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4225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3cd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4313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41a6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4649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892f9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8f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03c0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1d7124" officeooo:paragraph-rsid="391d91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1d7124" officeooo:paragraph-rsid="391d7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1d7124" officeooo:paragraph-rsid="39aab2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1d7124" officeooo:paragraph-rsid="39b0dc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fd81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fce7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92f9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979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a00b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be28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a04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b0b0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a57a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a97e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8ad06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6ffa7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6f801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70b1d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707e1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7df2b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792ab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7bb12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7cfa5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7d2e5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7d5f6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08da82" officeooo:paragraph-rsid="3707e1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d4d81f" officeooo:paragraph-rsid="37d4d8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d4d81f" officeooo:paragraph-rsid="37d56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a224d9" officeooo:paragraph-rsid="37c25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a224d9" officeooo:paragraph-rsid="37c392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a224d9" officeooo:paragraph-rsid="37c777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57395" officeooo:paragraph-rsid="37df5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57395" officeooo:paragraph-rsid="3a9e1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57395" officeooo:paragraph-rsid="381002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a9e1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7df5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7eddb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7effe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a098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a2954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04a7a2" officeooo:paragraph-rsid="380a4e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04a7a2" officeooo:paragraph-rsid="3804a7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138983" officeooo:paragraph-rsid="3819e7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512260" officeooo:paragraph-rsid="3a5122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bc1835" officeooo:paragraph-rsid="308eb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7a9f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98c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756e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598e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817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a727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a958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821d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a97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9940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59c1d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9b84e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b3a6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9579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ef6b2d" officeooo:paragraph-rsid="39ef6b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92d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2cf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3367f35" officeooo:paragraph-rsid="33561be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f10ed0" officeooo:paragraph-rsid="32f4a6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2dd3d3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ec00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e960b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4ec33a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6c3d6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d40e9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d307a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d0cdb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ec5d1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e5664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b3a62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9579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10e27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50f6d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52f4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4ff2a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4fab5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50ce7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4fd58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f0a7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7289e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62f46a" officeooo:paragraph-rsid="3564b53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62f46a" officeooo:paragraph-rsid="36b82d7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d17175" officeooo:paragraph-rsid="35d171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d1c19c" officeooo:paragraph-rsid="35d2437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dbb797" officeooo:paragraph-rsid="35e240a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dbb797" officeooo:paragraph-rsid="35d40e9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dbb797" officeooo:paragraph-rsid="35e7284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d5b0ab" officeooo:paragraph-rsid="35e1812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d5b0ab" officeooo:paragraph-rsid="35d7df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ff468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b8272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b9313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baff8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a00cb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3789a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37428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7dfd23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b84e80" officeooo:paragraph-rsid="39ba24a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ef6b2d" officeooo:paragraph-rsid="39b1aee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ef6b2d" officeooo:paragraph-rsid="39ef6b2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400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7e8f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564e1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6188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5400c4" officeooo:paragraph-rsid="3a5400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9b931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36ed2d" officeooo:paragraph-rsid="391cf4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36ed2d" officeooo:paragraph-rsid="39392c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892f9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c74de3" officeooo:paragraph-rsid="38a04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b59e8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b78ec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560650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785ec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c117f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e16eb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cd421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c9e26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098c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20678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9e9f3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9ce8b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be4a3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8f36f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9ef14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a8ead1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9534c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df10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ee613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78d8e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8ef723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8f157c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6f0a7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680eb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27dc9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725359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2bbad30" officeooo:paragraph-rsid="38f48ed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62f46a" officeooo:paragraph-rsid="3ab86c8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62f46a" officeooo:paragraph-rsid="36b82d7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baff8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b9313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1cf43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4649d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482c6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fb57d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903c0a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f58b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0d452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a9e1ee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04a7a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c0e6bd" officeooo:paragraph-rsid="3816762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217b91" officeooo:paragraph-rsid="3a21eac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a1215b" officeooo:paragraph-rsid="38ee0a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a1215b" officeooo:paragraph-rsid="3a74df2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250f30" officeooo:paragraph-rsid="37250f3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892043" officeooo:paragraph-rsid="3a9d19c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8138983" officeooo:paragraph-rsid="381cab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66fa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1e8fa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098c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b5c1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e9c0e6" officeooo:paragraph-rsid="3ab6e71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06703c" officeooo:paragraph-rsid="3a1e8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b3a6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9579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ab86c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d0af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cf05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d1fe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2e8af6" officeooo:paragraph-rsid="369534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6f0a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f0a7c4" officeooo:paragraph-rsid="372535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1d8525" officeooo:paragraph-rsid="3aa741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9b931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892f9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7eddb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6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9ea0e3" officeooo:paragraph-rsid="37d5914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30bb419d"/>
    </style:style>
    <style:style style:name="T3" style:family="text">
      <style:text-properties style:font-name="標楷體1" style:font-name-asian="標楷體1"/>
    </style:style>
    <style:style style:name="T4" style:family="text">
      <style:text-properties style:font-name="標楷體1" officeooo:rsid="30bfac1e" style:font-name-asian="標楷體1"/>
    </style:style>
    <style:style style:name="T5" style:family="text">
      <style:text-properties style:font-name="標楷體1" officeooo:rsid="30801fec" style:font-name-asian="標楷體1"/>
    </style:style>
    <style:style style:name="T6" style:family="text">
      <style:text-properties style:font-name="標楷體1" officeooo:rsid="308170a9" style:font-name-asian="標楷體1"/>
    </style:style>
    <style:style style:name="T7" style:family="text">
      <style:text-properties style:font-name="標楷體1" officeooo:rsid="30905997" style:font-name-asian="標楷體1"/>
    </style:style>
    <style:style style:name="T8" style:family="text">
      <style:text-properties style:font-name="標楷體1" officeooo:rsid="30a78825" style:font-name-asian="標楷體1"/>
    </style:style>
    <style:style style:name="T9" style:family="text">
      <style:text-properties style:font-name="標楷體1" officeooo:rsid="30abed2c" style:font-name-asian="標楷體1"/>
    </style:style>
    <style:style style:name="T10" style:family="text">
      <style:text-properties style:font-name="標楷體1" officeooo:rsid="310a8fcc" style:font-name-asian="標楷體1"/>
    </style:style>
    <style:style style:name="T11" style:family="text">
      <style:text-properties style:font-name="標楷體1" officeooo:rsid="310e8aa9" style:font-name-asian="標楷體1"/>
    </style:style>
    <style:style style:name="T12" style:family="text">
      <style:text-properties style:font-name="標楷體1" officeooo:rsid="31fed1ef" style:font-name-asian="標楷體1"/>
    </style:style>
    <style:style style:name="T13" style:family="text">
      <style:text-properties style:font-name="標楷體1" officeooo:rsid="3200c2c1" style:font-name-asian="標楷體1"/>
    </style:style>
    <style:style style:name="T14" style:family="text">
      <style:text-properties style:font-name="標楷體1" officeooo:rsid="3227c714" style:font-name-asian="標楷體1"/>
    </style:style>
    <style:style style:name="T15" style:family="text">
      <style:text-properties style:font-name="標楷體1" officeooo:rsid="322a2819" style:font-name-asian="標楷體1"/>
    </style:style>
    <style:style style:name="T16" style:family="text">
      <style:text-properties style:font-name="標楷體1" officeooo:rsid="3247ade2" style:font-name-asian="標楷體1"/>
    </style:style>
    <style:style style:name="T17" style:family="text">
      <style:text-properties style:font-name="標楷體1" officeooo:rsid="3248dfa0" style:font-name-asian="標楷體1"/>
    </style:style>
    <style:style style:name="T18" style:family="text">
      <style:text-properties style:font-name="標楷體1" officeooo:rsid="3093c665" style:font-name-asian="標楷體1"/>
    </style:style>
    <style:style style:name="T19" style:family="text">
      <style:text-properties style:font-name="標楷體1" officeooo:rsid="32868404" style:font-name-asian="標楷體1"/>
    </style:style>
    <style:style style:name="T20" style:family="text">
      <style:text-properties style:font-name="標楷體1" officeooo:rsid="3225ddbd" style:font-name-asian="標楷體1"/>
    </style:style>
    <style:style style:name="T21" style:family="text">
      <style:text-properties style:font-name="標楷體1" officeooo:rsid="3340853d" style:font-name-asian="標楷體1"/>
    </style:style>
    <style:style style:name="T22" style:family="text">
      <style:text-properties style:font-name="標楷體1" officeooo:rsid="339afa2a" style:font-name-asian="標楷體1"/>
    </style:style>
    <style:style style:name="T23" style:family="text">
      <style:text-properties style:font-name="標楷體1" officeooo:rsid="32bbad30" style:font-name-asian="標楷體1"/>
    </style:style>
    <style:style style:name="T24" style:family="text">
      <style:text-properties style:font-name="標楷體1" officeooo:rsid="32bc7115" style:font-name-asian="標楷體1"/>
    </style:style>
    <style:style style:name="T25" style:family="text">
      <style:text-properties style:font-name="標楷體1" officeooo:rsid="32c10dd3" style:font-name-asian="標楷體1"/>
    </style:style>
    <style:style style:name="T26" style:family="text">
      <style:text-properties style:font-name="標楷體1" officeooo:rsid="32c48e1f" style:font-name-asian="標楷體1"/>
    </style:style>
    <style:style style:name="T27" style:family="text">
      <style:text-properties style:font-name="標楷體1" officeooo:rsid="32d83030" style:font-name-asian="標楷體1"/>
    </style:style>
    <style:style style:name="T28" style:family="text">
      <style:text-properties style:font-name="標楷體1" officeooo:rsid="32d974a4" style:font-name-asian="標楷體1"/>
    </style:style>
    <style:style style:name="T29" style:family="text">
      <style:text-properties style:font-name="標楷體1" officeooo:rsid="32dba7ef" style:font-name-asian="標楷體1"/>
    </style:style>
    <style:style style:name="T30" style:family="text">
      <style:text-properties style:font-name="標楷體1" officeooo:rsid="32dd3d3d" style:font-name-asian="標楷體1"/>
    </style:style>
    <style:style style:name="T31" style:family="text">
      <style:text-properties style:font-name="標楷體1" officeooo:rsid="32de94be" style:font-name-asian="標楷體1"/>
    </style:style>
    <style:style style:name="T32" style:family="text">
      <style:text-properties style:font-name="標楷體1" officeooo:rsid="32deaae3" style:font-name-asian="標楷體1"/>
    </style:style>
    <style:style style:name="T33" style:family="text">
      <style:text-properties style:font-name="標楷體1" officeooo:rsid="32e16969" style:font-name-asian="標楷體1"/>
    </style:style>
    <style:style style:name="T34" style:family="text">
      <style:text-properties style:font-name="標楷體1" officeooo:rsid="32e28460" style:font-name-asian="標楷體1"/>
    </style:style>
    <style:style style:name="T35" style:family="text">
      <style:text-properties style:font-name="標楷體1" officeooo:rsid="32e32a8d" style:font-name-asian="標楷體1"/>
    </style:style>
    <style:style style:name="T36" style:family="text">
      <style:text-properties style:font-name="標楷體1" officeooo:rsid="32f10ed0" style:font-name-asian="標楷體1"/>
    </style:style>
    <style:style style:name="T37" style:family="text">
      <style:text-properties style:font-name="標楷體1" officeooo:rsid="32f203a3" style:font-name-asian="標楷體1"/>
    </style:style>
    <style:style style:name="T38" style:family="text">
      <style:text-properties style:font-name="標楷體1" officeooo:rsid="32f3d5ac" style:font-name-asian="標楷體1"/>
    </style:style>
    <style:style style:name="T39" style:family="text">
      <style:text-properties style:font-name="標楷體1" officeooo:rsid="32f4545f" style:font-name-asian="標楷體1"/>
    </style:style>
    <style:style style:name="T40" style:family="text">
      <style:text-properties style:font-name="標楷體1" officeooo:rsid="32f4a6e2" style:font-name-asian="標楷體1"/>
    </style:style>
    <style:style style:name="T41" style:family="text">
      <style:text-properties style:font-name="標楷體1" officeooo:rsid="32f95475" style:font-name-asian="標楷體1"/>
    </style:style>
    <style:style style:name="T42" style:family="text">
      <style:text-properties style:font-name="標楷體1" officeooo:rsid="32f9ef68" style:font-name-asian="標楷體1"/>
    </style:style>
    <style:style style:name="T43" style:family="text">
      <style:text-properties style:font-name="標楷體1" officeooo:rsid="3302cdbc" style:font-name-asian="標楷體1"/>
    </style:style>
    <style:style style:name="T44" style:family="text">
      <style:text-properties style:font-name="標楷體1" officeooo:rsid="3305edb0" style:font-name-asian="標楷體1"/>
    </style:style>
    <style:style style:name="T45" style:family="text">
      <style:text-properties style:font-name="標楷體1" officeooo:rsid="330845a6" style:font-name-asian="標楷體1"/>
    </style:style>
    <style:style style:name="T46" style:family="text">
      <style:text-properties style:font-name="標楷體1" officeooo:rsid="3314c131" style:font-name-asian="標楷體1"/>
    </style:style>
    <style:style style:name="T47" style:family="text">
      <style:text-properties style:font-name="標楷體1" officeooo:rsid="33167efd" style:font-name-asian="標楷體1"/>
    </style:style>
    <style:style style:name="T48" style:family="text">
      <style:text-properties style:font-name="標楷體1" officeooo:rsid="33183727" style:font-name-asian="標楷體1"/>
    </style:style>
    <style:style style:name="T49" style:family="text">
      <style:text-properties style:font-name="標楷體1" officeooo:rsid="332c6b21" style:font-name-asian="標楷體1"/>
    </style:style>
    <style:style style:name="T50" style:family="text">
      <style:text-properties style:font-name="標楷體1" officeooo:rsid="332e2c39" style:font-name-asian="標楷體1"/>
    </style:style>
    <style:style style:name="T51" style:family="text">
      <style:text-properties style:font-name="標楷體1" officeooo:rsid="332e3860" style:font-name-asian="標楷體1"/>
    </style:style>
    <style:style style:name="T52" style:family="text">
      <style:text-properties style:font-name="標楷體1" officeooo:rsid="33387243" style:font-name-asian="標楷體1"/>
    </style:style>
    <style:style style:name="T53" style:family="text">
      <style:text-properties style:font-name="標楷體1" officeooo:rsid="333c177d" style:font-name-asian="標楷體1"/>
    </style:style>
    <style:style style:name="T54" style:family="text">
      <style:text-properties style:font-name="標楷體1" officeooo:rsid="33514931" style:font-name-asian="標楷體1"/>
    </style:style>
    <style:style style:name="T55" style:family="text">
      <style:text-properties style:font-name="標楷體1" officeooo:rsid="33593c92" style:font-name-asian="標楷體1"/>
    </style:style>
    <style:style style:name="T56" style:family="text">
      <style:text-properties style:font-name="標楷體1" officeooo:rsid="3359a10e" style:font-name-asian="標楷體1"/>
    </style:style>
    <style:style style:name="T57" style:family="text">
      <style:text-properties style:font-name="標楷體1" officeooo:rsid="335b0533" style:font-name-asian="標楷體1"/>
    </style:style>
    <style:style style:name="T58" style:family="text">
      <style:text-properties style:font-name="標楷體1" officeooo:rsid="335b5f88" style:font-name-asian="標楷體1"/>
    </style:style>
    <style:style style:name="T59" style:family="text">
      <style:text-properties style:font-name="標楷體1" officeooo:rsid="337dd807" style:font-name-asian="標楷體1"/>
    </style:style>
    <style:style style:name="T60" style:family="text">
      <style:text-properties style:font-name="標楷體1" officeooo:rsid="337e3888" style:font-name-asian="標楷體1"/>
    </style:style>
    <style:style style:name="T61" style:family="text">
      <style:text-properties style:font-name="標楷體1" officeooo:rsid="338057dc" style:font-name-asian="標楷體1"/>
    </style:style>
    <style:style style:name="T62" style:family="text">
      <style:text-properties style:font-name="標楷體1" officeooo:rsid="33869fed" style:font-name-asian="標楷體1"/>
    </style:style>
    <style:style style:name="T63" style:family="text">
      <style:text-properties style:font-name="標楷體1" officeooo:rsid="3387680d" style:font-name-asian="標楷體1"/>
    </style:style>
    <style:style style:name="T64" style:family="text">
      <style:text-properties style:font-name="標楷體1" officeooo:rsid="33891640" style:font-name-asian="標楷體1"/>
    </style:style>
    <style:style style:name="T65" style:family="text">
      <style:text-properties style:font-name="標楷體1" officeooo:rsid="334b2947" style:font-name-asian="標楷體1"/>
    </style:style>
    <style:style style:name="T66" style:family="text">
      <style:text-properties style:font-name="標楷體1" officeooo:rsid="339cc936" style:font-name-asian="標楷體1"/>
    </style:style>
    <style:style style:name="T67" style:family="text">
      <style:text-properties style:font-name="標楷體1" officeooo:rsid="33a3efa5" style:font-name-asian="標楷體1"/>
    </style:style>
    <style:style style:name="T68" style:family="text">
      <style:text-properties style:font-name="標楷體1" officeooo:rsid="33ab3c44" style:font-name-asian="標楷體1"/>
    </style:style>
    <style:style style:name="T69" style:family="text">
      <style:text-properties style:font-name="標楷體1" officeooo:rsid="33adea17" style:font-name-asian="標楷體1"/>
    </style:style>
    <style:style style:name="T70" style:family="text">
      <style:text-properties style:font-name="標楷體1" officeooo:rsid="33b0fa86" style:font-name-asian="標楷體1"/>
    </style:style>
    <style:style style:name="T71" style:family="text">
      <style:text-properties style:font-name="標楷體1" officeooo:rsid="33b26180" style:font-name-asian="標楷體1"/>
    </style:style>
    <style:style style:name="T72" style:family="text">
      <style:text-properties style:font-name="標楷體1" officeooo:rsid="33b6f54e" style:font-name-asian="標楷體1"/>
    </style:style>
    <style:style style:name="T73" style:family="text">
      <style:text-properties style:font-name="標楷體1" officeooo:rsid="33ba7b4b" style:font-name-asian="標楷體1"/>
    </style:style>
    <style:style style:name="T74" style:family="text">
      <style:text-properties style:font-name="標楷體1" officeooo:rsid="33ecb9e3" style:font-name-asian="標楷體1"/>
    </style:style>
    <style:style style:name="T75" style:family="text">
      <style:text-properties style:font-name="標楷體1" officeooo:rsid="33ede74d" style:font-name-asian="標楷體1"/>
    </style:style>
    <style:style style:name="T76" style:family="text">
      <style:text-properties style:font-name="標楷體1" officeooo:rsid="33fa6e1f" style:font-name-asian="標楷體1"/>
    </style:style>
    <style:style style:name="T77" style:family="text">
      <style:text-properties style:font-name="標楷體1" officeooo:rsid="340cf527" style:font-name-asian="標楷體1"/>
    </style:style>
    <style:style style:name="T78" style:family="text">
      <style:text-properties style:font-name="標楷體1" officeooo:rsid="340f8beb" style:font-name-asian="標楷體1"/>
    </style:style>
    <style:style style:name="T79" style:family="text">
      <style:text-properties style:font-name="標楷體1" officeooo:rsid="340fa264" style:font-name-asian="標楷體1"/>
    </style:style>
    <style:style style:name="T80" style:family="text">
      <style:text-properties style:font-name="標楷體1" officeooo:rsid="34110f1b" style:font-name-asian="標楷體1"/>
    </style:style>
    <style:style style:name="T81" style:family="text">
      <style:text-properties style:font-name="標楷體1" officeooo:rsid="3412fcc8" style:font-name-asian="標楷體1"/>
    </style:style>
    <style:style style:name="T82" style:family="text">
      <style:text-properties style:font-name="標楷體1" officeooo:rsid="3413686a" style:font-name-asian="標楷體1"/>
    </style:style>
    <style:style style:name="T83" style:family="text">
      <style:text-properties style:font-name="標楷體1" officeooo:rsid="3413f467" style:font-name-asian="標楷體1"/>
    </style:style>
    <style:style style:name="T84" style:family="text">
      <style:text-properties style:font-name="標楷體1" officeooo:rsid="3414a58a" style:font-name-asian="標楷體1"/>
    </style:style>
    <style:style style:name="T85" style:family="text">
      <style:text-properties style:font-name="標楷體1" officeooo:rsid="34153c4f" style:font-name-asian="標楷體1"/>
    </style:style>
    <style:style style:name="T86" style:family="text">
      <style:text-properties style:font-name="標楷體1" officeooo:rsid="341876cd" style:font-name-asian="標楷體1"/>
    </style:style>
    <style:style style:name="T87" style:family="text">
      <style:text-properties style:font-name="標楷體1" officeooo:rsid="341c6296" style:font-name-asian="標楷體1"/>
    </style:style>
    <style:style style:name="T88" style:family="text">
      <style:text-properties style:font-name="標楷體1" officeooo:rsid="3420af87" style:font-name-asian="標楷體1"/>
    </style:style>
    <style:style style:name="T89" style:family="text">
      <style:text-properties style:font-name="標楷體1" officeooo:rsid="342416a9" style:font-name-asian="標楷體1"/>
    </style:style>
    <style:style style:name="T90" style:family="text">
      <style:text-properties style:font-name="標楷體1" officeooo:rsid="34247487" style:font-name-asian="標楷體1"/>
    </style:style>
    <style:style style:name="T91" style:family="text">
      <style:text-properties style:font-name="標楷體1" officeooo:rsid="3425ffd3" style:font-name-asian="標楷體1"/>
    </style:style>
    <style:style style:name="T92" style:family="text">
      <style:text-properties style:font-name="標楷體1" officeooo:rsid="34287a28" style:font-name-asian="標楷體1"/>
    </style:style>
    <style:style style:name="T93" style:family="text">
      <style:text-properties style:font-name="標楷體1" officeooo:rsid="342d9427" style:font-name-asian="標楷體1"/>
    </style:style>
    <style:style style:name="T94" style:family="text">
      <style:text-properties style:font-name="標楷體1" officeooo:rsid="342ddf6f" style:font-name-asian="標楷體1"/>
    </style:style>
    <style:style style:name="T95" style:family="text">
      <style:text-properties style:font-name="標楷體1" officeooo:rsid="342fe49c" style:font-name-asian="標楷體1"/>
    </style:style>
    <style:style style:name="T96" style:family="text">
      <style:text-properties style:font-name="標楷體1" officeooo:rsid="34312cdb" style:font-name-asian="標楷體1"/>
    </style:style>
    <style:style style:name="T97" style:family="text">
      <style:text-properties style:font-name="標楷體1" officeooo:rsid="3438060c" style:font-name-asian="標楷體1"/>
    </style:style>
    <style:style style:name="T98" style:family="text">
      <style:text-properties style:font-name="標楷體1" officeooo:rsid="343bde43" style:font-name-asian="標楷體1"/>
    </style:style>
    <style:style style:name="T99" style:family="text">
      <style:text-properties style:font-name="標楷體1" officeooo:rsid="343eaa48" style:font-name-asian="標楷體1"/>
    </style:style>
    <style:style style:name="T100" style:family="text">
      <style:text-properties style:font-name="標楷體1" officeooo:rsid="343ff2f2" style:font-name-asian="標楷體1"/>
    </style:style>
    <style:style style:name="T101" style:family="text">
      <style:text-properties style:font-name="標楷體1" officeooo:rsid="344239cb" style:font-name-asian="標楷體1"/>
    </style:style>
    <style:style style:name="T102" style:family="text">
      <style:text-properties style:font-name="標楷體1" officeooo:rsid="34423af4" style:font-name-asian="標楷體1"/>
    </style:style>
    <style:style style:name="T103" style:family="text">
      <style:text-properties style:font-name="標楷體1" officeooo:rsid="344447b1" style:font-name-asian="標楷體1"/>
    </style:style>
    <style:style style:name="T104" style:family="text">
      <style:text-properties style:font-name="標楷體1" officeooo:rsid="34457298" style:font-name-asian="標楷體1"/>
    </style:style>
    <style:style style:name="T105" style:family="text">
      <style:text-properties style:font-name="標楷體1" officeooo:rsid="346596a5" style:font-name-asian="標楷體1"/>
    </style:style>
    <style:style style:name="T106" style:family="text">
      <style:text-properties style:font-name="標楷體1" officeooo:rsid="346936c0" style:font-name-asian="標楷體1"/>
    </style:style>
    <style:style style:name="T107" style:family="text">
      <style:text-properties style:font-name="標楷體1" officeooo:rsid="346afbc2" style:font-name-asian="標楷體1"/>
    </style:style>
    <style:style style:name="T108" style:family="text">
      <style:text-properties style:font-name="標楷體1" officeooo:rsid="347bbe8d" style:font-name-asian="標楷體1"/>
    </style:style>
    <style:style style:name="T109" style:family="text">
      <style:text-properties style:font-name="標楷體1" officeooo:rsid="349ef7ab" style:font-name-asian="標楷體1"/>
    </style:style>
    <style:style style:name="T110" style:family="text">
      <style:text-properties style:font-name="標楷體1" officeooo:rsid="307d321c" style:font-name-asian="標楷體1"/>
    </style:style>
    <style:style style:name="T111" style:family="text">
      <style:text-properties style:font-name="標楷體1" officeooo:rsid="24743952" style:font-name-asian="標楷體1"/>
    </style:style>
    <style:style style:name="T112" style:family="text">
      <style:text-properties style:font-name="標楷體1" officeooo:rsid="26e02cc3" style:font-name-asian="標楷體1"/>
    </style:style>
    <style:style style:name="T113" style:family="text">
      <style:text-properties style:font-name="標楷體1" officeooo:rsid="352e8af6" style:font-name-asian="標楷體1"/>
    </style:style>
    <style:style style:name="T114" style:family="text">
      <style:text-properties style:font-name="標楷體1" officeooo:rsid="35afef55" style:font-name-asian="標楷體1"/>
    </style:style>
    <style:style style:name="T115" style:family="text">
      <style:text-properties style:font-name="標楷體1" officeooo:rsid="36a01984" style:font-name-asian="標楷體1"/>
    </style:style>
    <style:style style:name="T116" style:family="text">
      <style:text-properties style:font-name="標楷體1" officeooo:rsid="17cb7444" style:font-name-asian="標楷體1"/>
    </style:style>
    <style:style style:name="T117" style:family="text">
      <style:text-properties style:font-name="標楷體1" officeooo:rsid="36eb00d7" style:font-name-asian="標楷體1"/>
    </style:style>
    <style:style style:name="T118" style:family="text">
      <style:text-properties style:font-name="標楷體1" officeooo:rsid="36ee6137" style:font-name-asian="標楷體1"/>
    </style:style>
    <style:style style:name="T119" style:family="text">
      <style:text-properties style:font-name="標楷體1" officeooo:rsid="36f0a7c4" style:font-name-asian="標楷體1"/>
    </style:style>
    <style:style style:name="T120" style:family="text">
      <style:text-properties style:font-name="標楷體1" officeooo:rsid="36f801be" style:font-name-asian="標楷體1"/>
    </style:style>
    <style:style style:name="T121" style:family="text">
      <style:text-properties style:font-name="標楷體1" officeooo:rsid="37004e1d" style:font-name-asian="標楷體1"/>
    </style:style>
    <style:style style:name="T122" style:family="text">
      <style:text-properties style:font-name="標楷體1" officeooo:rsid="3708da82" style:font-name-asian="標楷體1"/>
    </style:style>
    <style:style style:name="T123" style:family="text">
      <style:text-properties style:font-name="標楷體1" officeooo:rsid="377ab25a" style:font-name-asian="標楷體1"/>
    </style:style>
    <style:style style:name="T124" style:family="text">
      <style:text-properties style:font-name="標楷體1" officeooo:rsid="377c6740" style:font-name-asian="標楷體1"/>
    </style:style>
    <style:style style:name="T125" style:family="text">
      <style:text-properties style:font-name="標楷體1" officeooo:rsid="34d73cc2" style:font-name-asian="標楷體1"/>
    </style:style>
    <style:style style:name="T126" style:family="text">
      <style:text-properties style:font-name="標楷體1" officeooo:rsid="34e5c8df" style:font-name-asian="標楷體1"/>
    </style:style>
    <style:style style:name="T127" style:family="text">
      <style:text-properties style:font-name="標楷體1" officeooo:rsid="352a0ba8" style:font-name-asian="標楷體1"/>
    </style:style>
    <style:style style:name="T128" style:family="text">
      <style:text-properties style:font-name="標楷體1" officeooo:rsid="352c9f9c" style:font-name-asian="標楷體1"/>
    </style:style>
    <style:style style:name="T129" style:family="text">
      <style:text-properties style:font-name="標楷體1" officeooo:rsid="351effd3" style:font-name-asian="標楷體1"/>
    </style:style>
    <style:style style:name="T130" style:family="text">
      <style:text-properties style:font-name="標楷體1" officeooo:rsid="352f5f2a" style:font-name-asian="標楷體1" style:font-name-complex="Liberation Serif"/>
    </style:style>
    <style:style style:name="T131" style:family="text">
      <style:text-properties style:font-name="標楷體1" officeooo:rsid="38197a44" style:font-name-asian="標楷體1" style:font-name-complex="Liberation Serif"/>
    </style:style>
    <style:style style:name="T132" style:family="text">
      <style:text-properties style:font-name="標楷體1" officeooo:rsid="39081cff" style:font-name-asian="標楷體1" style:font-name-complex="Liberation Serif"/>
    </style:style>
    <style:style style:name="T133" style:family="text">
      <style:text-properties style:font-name="標楷體1" officeooo:rsid="39c81b0c" style:font-name-asian="標楷體1" style:font-name-complex="Liberation Serif"/>
    </style:style>
    <style:style style:name="T134" style:family="text">
      <style:text-properties style:font-name="標楷體1" officeooo:rsid="352f5f2a" style:font-name-asian="標楷體1"/>
    </style:style>
    <style:style style:name="T135" style:family="text">
      <style:text-properties style:font-name="標楷體1" officeooo:rsid="353253ec" style:font-name-asian="標楷體1"/>
    </style:style>
    <style:style style:name="T136" style:family="text">
      <style:text-properties style:font-name="標楷體1" officeooo:rsid="35358849" style:font-name-asian="標楷體1"/>
    </style:style>
    <style:style style:name="T137" style:family="text">
      <style:text-properties style:font-name="標楷體1" officeooo:rsid="354c5a83" style:font-name-asian="標楷體1"/>
    </style:style>
    <style:style style:name="T138" style:family="text">
      <style:text-properties style:font-name="標楷體1" officeooo:rsid="355a7f30" style:font-name-asian="標楷體1"/>
    </style:style>
    <style:style style:name="T139" style:family="text">
      <style:text-properties style:font-name="標楷體1" officeooo:rsid="3564b534" style:font-name-asian="標楷體1"/>
    </style:style>
    <style:style style:name="T140" style:family="text">
      <style:text-properties style:font-name="標楷體1" officeooo:rsid="35a9ec7e" style:font-name-asian="標楷體1"/>
    </style:style>
    <style:style style:name="T141" style:family="text">
      <style:text-properties style:font-name="標楷體1" officeooo:rsid="35aa8624" style:font-name-asian="標楷體1"/>
    </style:style>
    <style:style style:name="T142" style:family="text">
      <style:text-properties style:font-name="標楷體1" officeooo:rsid="35b69a51" style:font-name-asian="標楷體1"/>
    </style:style>
    <style:style style:name="T143" style:family="text">
      <style:text-properties style:font-name="標楷體1" officeooo:rsid="35d307a4" style:font-name-asian="標楷體1"/>
    </style:style>
    <style:style style:name="T144" style:family="text">
      <style:text-properties style:font-name="標楷體1" officeooo:rsid="35df1c83" style:font-name-asian="標楷體1"/>
    </style:style>
    <style:style style:name="T145" style:family="text">
      <style:text-properties style:font-name="標楷體1" officeooo:rsid="35fb4436" style:font-name-asian="標楷體1"/>
    </style:style>
    <style:style style:name="T146" style:family="text">
      <style:text-properties style:font-name="標楷體1" officeooo:rsid="35fd7703" style:font-name-asian="標楷體1"/>
    </style:style>
    <style:style style:name="T147" style:family="text">
      <style:text-properties style:font-name="標楷體1" officeooo:rsid="3613399c" style:font-name-asian="標楷體1"/>
    </style:style>
    <style:style style:name="T148" style:family="text">
      <style:text-properties style:font-name="標楷體1" officeooo:rsid="3613d49f" style:font-name-asian="標楷體1"/>
    </style:style>
    <style:style style:name="T149" style:family="text">
      <style:text-properties style:font-name="標楷體1" officeooo:rsid="3616cc17" style:font-name-asian="標楷體1"/>
    </style:style>
    <style:style style:name="T150" style:family="text">
      <style:text-properties style:font-name="標楷體1" officeooo:rsid="361748d4" style:font-name-asian="標楷體1"/>
    </style:style>
    <style:style style:name="T151" style:family="text">
      <style:text-properties style:font-name="標楷體1" officeooo:rsid="362e118a" style:font-name-asian="標楷體1"/>
    </style:style>
    <style:style style:name="T152" style:family="text">
      <style:text-properties style:font-name="標楷體1" officeooo:rsid="363068bc" style:font-name-asian="標楷體1"/>
    </style:style>
    <style:style style:name="T153" style:family="text">
      <style:text-properties style:font-name="標楷體1" officeooo:rsid="3631ba7d" style:font-name-asian="標楷體1"/>
    </style:style>
    <style:style style:name="T154" style:family="text">
      <style:text-properties style:font-name="標楷體1" officeooo:rsid="364a0136" style:font-name-asian="標楷體1"/>
    </style:style>
    <style:style style:name="T155" style:family="text">
      <style:text-properties style:font-name="標楷體1" officeooo:rsid="364cca6c" style:font-name-asian="標楷體1"/>
    </style:style>
    <style:style style:name="T156" style:family="text">
      <style:text-properties style:font-name="標楷體1" officeooo:rsid="31258c18" style:font-name-asian="標楷體1"/>
    </style:style>
    <style:style style:name="T157" style:family="text">
      <style:text-properties style:font-name="標楷體1" officeooo:rsid="36618209" style:font-name-asian="標楷體1"/>
    </style:style>
    <style:style style:name="T158" style:family="text">
      <style:text-properties style:font-name="標楷體1" officeooo:rsid="3661d781" style:font-name-asian="標楷體1"/>
    </style:style>
    <style:style style:name="T159" style:family="text">
      <style:text-properties style:font-name="標楷體1" officeooo:rsid="3681289a" style:font-name-asian="標楷體1"/>
    </style:style>
    <style:style style:name="T160" style:family="text">
      <style:text-properties style:font-name="標楷體1" officeooo:rsid="3682aa2d" style:font-name-asian="標楷體1"/>
    </style:style>
    <style:style style:name="T161" style:family="text">
      <style:text-properties style:font-name="標楷體1" officeooo:rsid="369b25ea" style:font-name-asian="標楷體1"/>
    </style:style>
    <style:style style:name="T162" style:family="text">
      <style:text-properties style:font-name="標楷體1" officeooo:rsid="36b353d6" style:font-name-asian="標楷體1"/>
    </style:style>
    <style:style style:name="T163" style:family="text">
      <style:text-properties style:font-name="標楷體1" officeooo:rsid="36b82d72" style:font-name-asian="標楷體1"/>
    </style:style>
    <style:style style:name="T164" style:family="text">
      <style:text-properties style:font-name="標楷體1" officeooo:rsid="36b96a08" style:font-name-asian="標楷體1"/>
    </style:style>
    <style:style style:name="T165" style:family="text">
      <style:text-properties style:font-name="標楷體1" officeooo:rsid="36be4a3b" style:font-name-asian="標楷體1"/>
    </style:style>
    <style:style style:name="T166" style:family="text">
      <style:text-properties style:font-name="標楷體1" officeooo:rsid="3716564f" style:font-name-asian="標楷體1"/>
    </style:style>
    <style:style style:name="T167" style:family="text">
      <style:text-properties style:font-name="標楷體1" officeooo:rsid="37172a8a" style:font-name-asian="標楷體1"/>
    </style:style>
    <style:style style:name="T168" style:family="text">
      <style:text-properties style:font-name="標楷體1" officeooo:rsid="371cc066" style:font-name-asian="標楷體1"/>
    </style:style>
    <style:style style:name="T169" style:family="text">
      <style:text-properties style:font-name="標楷體1" officeooo:rsid="3735349f" style:font-name-asian="標楷體1"/>
    </style:style>
    <style:style style:name="T170" style:family="text">
      <style:text-properties style:font-name="標楷體1" officeooo:rsid="374a2f03" style:font-name-asian="標楷體1"/>
    </style:style>
    <style:style style:name="T171" style:family="text">
      <style:text-properties style:font-name="標楷體1" officeooo:rsid="374fab54" style:font-name-asian="標楷體1"/>
    </style:style>
    <style:style style:name="T172" style:family="text">
      <style:text-properties style:font-name="標楷體1" officeooo:rsid="374fd58c" style:font-name-asian="標楷體1"/>
    </style:style>
    <style:style style:name="T173" style:family="text">
      <style:text-properties style:font-name="標楷體1" officeooo:rsid="374ff2a2" style:font-name-asian="標楷體1"/>
    </style:style>
    <style:style style:name="T174" style:family="text">
      <style:text-properties style:font-name="標楷體1" officeooo:rsid="3750ce74" style:font-name-asian="標楷體1"/>
    </style:style>
    <style:style style:name="T175" style:family="text">
      <style:text-properties style:font-name="標楷體1" officeooo:rsid="3752f4e3" style:font-name-asian="標楷體1"/>
    </style:style>
    <style:style style:name="T176" style:family="text">
      <style:text-properties style:font-name="標楷體1" officeooo:rsid="375d54a5" style:font-name-asian="標楷體1"/>
    </style:style>
    <style:style style:name="T177" style:family="text">
      <style:text-properties style:font-name="標楷體1" officeooo:rsid="374ce4df" style:font-name-asian="標楷體1"/>
    </style:style>
    <style:style style:name="T178" style:family="text">
      <style:text-properties style:font-name="標楷體1" officeooo:rsid="3736beff" style:font-name-asian="標楷體1"/>
    </style:style>
    <style:style style:name="T179" style:family="text">
      <style:text-properties style:font-name="標楷體1" officeooo:rsid="37680eb1" style:font-name-asian="標楷體1"/>
    </style:style>
    <style:style style:name="T180" style:family="text">
      <style:text-properties style:font-name="標楷體1" officeooo:rsid="3781495a" style:font-name-asian="標楷體1"/>
    </style:style>
    <style:style style:name="T181" style:family="text">
      <style:text-properties style:font-name="標楷體1" officeooo:rsid="37879322" style:font-name-asian="標楷體1"/>
    </style:style>
    <style:style style:name="T182" style:family="text">
      <style:text-properties style:font-name="標楷體1" officeooo:rsid="3792ab44" style:font-name-asian="標楷體1"/>
    </style:style>
    <style:style style:name="T183" style:family="text">
      <style:text-properties style:font-name="標楷體1" officeooo:rsid="3794489a" style:font-name-asian="標楷體1"/>
    </style:style>
    <style:style style:name="T184" style:family="text">
      <style:text-properties style:font-name="標楷體1" officeooo:rsid="37a224d9" style:font-name-asian="標楷體1"/>
    </style:style>
    <style:style style:name="T185" style:family="text">
      <style:text-properties style:font-name="標楷體1" officeooo:rsid="37a70be3" style:font-name-asian="標楷體1"/>
    </style:style>
    <style:style style:name="T186" style:family="text">
      <style:text-properties style:font-name="標楷體1" officeooo:rsid="37a7e0d9" style:font-name-asian="標楷體1"/>
    </style:style>
    <style:style style:name="T187" style:family="text">
      <style:text-properties style:font-name="標楷體1" officeooo:rsid="37a96ed2" style:font-name-asian="標楷體1"/>
    </style:style>
    <style:style style:name="T188" style:family="text">
      <style:text-properties style:font-name="標楷體1" officeooo:rsid="37ab7ad1" style:font-name-asian="標楷體1"/>
    </style:style>
    <style:style style:name="T189" style:family="text">
      <style:text-properties style:font-name="標楷體1" officeooo:rsid="37b1247f" style:font-name-asian="標楷體1"/>
    </style:style>
    <style:style style:name="T190" style:family="text">
      <style:text-properties style:font-name="標楷體1" officeooo:rsid="37c0e6bd" style:font-name-asian="標楷體1"/>
    </style:style>
    <style:style style:name="T191" style:family="text">
      <style:text-properties style:font-name="標楷體1" officeooo:rsid="37cfa53b" style:font-name-asian="標楷體1"/>
    </style:style>
    <style:style style:name="T192" style:family="text">
      <style:text-properties style:font-name="標楷體1" officeooo:rsid="37d4d81f" style:font-name-asian="標楷體1"/>
    </style:style>
    <style:style style:name="T193" style:family="text">
      <style:text-properties style:font-name="標楷體1" officeooo:rsid="37d56ef0" style:font-name-asian="標楷體1"/>
    </style:style>
    <style:style style:name="T194" style:family="text">
      <style:text-properties style:font-name="標楷體1" officeooo:rsid="37d5f6e7" style:font-name-asian="標楷體1"/>
    </style:style>
    <style:style style:name="T195" style:family="text">
      <style:text-properties style:font-name="標楷體1" officeooo:rsid="37f53f59" style:font-name-asian="標楷體1"/>
    </style:style>
    <style:style style:name="T196" style:family="text">
      <style:text-properties style:font-name="標楷體1" officeooo:rsid="37f6b32f" style:font-name-asian="標楷體1"/>
    </style:style>
    <style:style style:name="T197" style:family="text">
      <style:text-properties style:font-name="標楷體1" officeooo:rsid="37f84e2f" style:font-name-asian="標楷體1"/>
    </style:style>
    <style:style style:name="T198" style:family="text">
      <style:text-properties style:font-name="標楷體1" officeooo:rsid="3562f46a" style:font-name-asian="標楷體1"/>
    </style:style>
    <style:style style:name="T199" style:family="text">
      <style:text-properties style:font-name="標楷體1" officeooo:rsid="3804a7a2" style:font-name-asian="標楷體1"/>
    </style:style>
    <style:style style:name="T200" style:family="text">
      <style:text-properties style:font-name="標楷體1" officeooo:rsid="38167623" style:font-name-asian="標楷體1"/>
    </style:style>
    <style:style style:name="T201" style:family="text">
      <style:text-properties style:font-name="標楷體1" officeooo:rsid="3800ef28" style:font-name-asian="標楷體1"/>
    </style:style>
    <style:style style:name="T202" style:family="text">
      <style:text-properties style:font-name="標楷體1" officeooo:rsid="381cab5a" style:font-name-asian="標楷體1"/>
    </style:style>
    <style:style style:name="T203" style:family="text">
      <style:text-properties style:font-name="標楷體1" officeooo:rsid="381e8cf6" style:font-name-asian="標楷體1"/>
    </style:style>
    <style:style style:name="T204" style:family="text">
      <style:text-properties style:font-name="標楷體1" officeooo:rsid="38f73a66" style:font-name-asian="標楷體1"/>
    </style:style>
    <style:style style:name="T205" style:family="text">
      <style:text-properties style:font-name="標楷體1" officeooo:rsid="3906703c" style:font-name-asian="標楷體1"/>
    </style:style>
    <style:style style:name="T206" style:family="text">
      <style:text-properties style:font-name="標楷體1" officeooo:rsid="391d7124" style:font-name-asian="標楷體1"/>
    </style:style>
    <style:style style:name="T207" style:family="text">
      <style:text-properties style:font-name="標楷體1" officeooo:rsid="38c74de3" style:font-name-asian="標楷體1"/>
    </style:style>
    <style:style style:name="T208" style:family="text">
      <style:text-properties style:font-name="標楷體1" officeooo:rsid="37c8a316" style:font-name-asian="標楷體1"/>
    </style:style>
    <style:style style:name="T209" style:family="text">
      <style:text-properties style:font-name="標楷體1" officeooo:rsid="388e6ff4" style:font-name-asian="標楷體1"/>
    </style:style>
    <style:style style:name="T210" style:family="text">
      <style:text-properties style:font-name="標楷體1" officeooo:rsid="39c3bb3b" style:font-name-asian="標楷體1"/>
    </style:style>
    <style:style style:name="T211" style:family="text">
      <style:text-properties style:font-name="標楷體1" officeooo:rsid="37223fc0" style:font-name-asian="標楷體1"/>
    </style:style>
    <style:style style:name="T212" style:family="text">
      <style:text-properties style:font-name="標楷體1" officeooo:rsid="39e42838" style:font-name-asian="標楷體1"/>
    </style:style>
    <style:style style:name="T213" style:family="text">
      <style:text-properties style:font-name="標楷體1" officeooo:rsid="39f05369" style:font-name-asian="標楷體1"/>
    </style:style>
    <style:style style:name="T214" style:family="text">
      <style:text-properties style:font-name="標楷體1" officeooo:rsid="3a10e27a" style:font-name-asian="標楷體1"/>
    </style:style>
    <style:style style:name="T215" style:family="text">
      <style:text-properties style:font-name="標楷體1" officeooo:rsid="35aaaaa4" style:font-name-asian="標楷體1"/>
    </style:style>
    <style:style style:name="T216" style:family="text">
      <style:text-properties style:font-name="標楷體1" officeooo:rsid="362ec99c" style:font-name-asian="標楷體1"/>
    </style:style>
    <style:style style:name="T217" style:family="text">
      <style:text-properties style:font-name="標楷體1" officeooo:rsid="36841024" style:font-name-asian="標楷體1"/>
    </style:style>
    <style:style style:name="T218" style:family="text">
      <style:text-properties style:font-name="標楷體1" officeooo:rsid="37c229b9" style:font-name-asian="標楷體1"/>
    </style:style>
    <style:style style:name="T219" style:family="text">
      <style:text-properties style:font-name="標楷體1" officeooo:rsid="37c951ee" style:font-name-asian="標楷體1"/>
    </style:style>
    <style:style style:name="T220" style:family="text">
      <style:text-properties style:font-name="標楷體1" officeooo:rsid="37e217f4" style:font-name-asian="標楷體1"/>
    </style:style>
    <style:style style:name="T221" style:family="text">
      <style:text-properties style:font-name="標楷體1" officeooo:rsid="37e57395" style:font-name-asian="標楷體1"/>
    </style:style>
    <style:style style:name="T222" style:family="text">
      <style:text-properties style:font-name="標楷體1" officeooo:rsid="37e6cc96" style:font-name-asian="標楷體1"/>
    </style:style>
    <style:style style:name="T223" style:family="text">
      <style:text-properties style:font-name="標楷體1" officeooo:rsid="37e706ba" style:font-name-asian="標楷體1"/>
    </style:style>
    <style:style style:name="T224" style:family="text">
      <style:text-properties style:font-name="標楷體1" officeooo:rsid="37e9c0e6" style:font-name-asian="標楷體1"/>
    </style:style>
    <style:style style:name="T225" style:family="text">
      <style:text-properties style:font-name="標楷體1" officeooo:rsid="37f252ea" style:font-name-asian="標楷體1"/>
    </style:style>
    <style:style style:name="T226" style:family="text">
      <style:text-properties style:font-name="標楷體1" officeooo:rsid="37f43989" style:font-name-asian="標楷體1"/>
    </style:style>
    <style:style style:name="T227" style:family="text">
      <style:text-properties style:font-name="標楷體1" officeooo:rsid="38029659" style:font-name-asian="標楷體1"/>
    </style:style>
    <style:style style:name="T228" style:family="text">
      <style:text-properties style:font-name="標楷體1" officeooo:rsid="381b2d52" style:font-name-asian="標楷體1"/>
    </style:style>
    <style:style style:name="T229" style:family="text">
      <style:text-properties style:font-name="標楷體1" officeooo:rsid="382a941b" style:font-name-asian="標楷體1"/>
    </style:style>
    <style:style style:name="T230" style:family="text">
      <style:text-properties style:font-name="標楷體1" officeooo:rsid="382fa090" style:font-name-asian="標楷體1"/>
    </style:style>
    <style:style style:name="T231" style:family="text">
      <style:text-properties style:font-name="標楷體1" officeooo:rsid="383a25b6" style:font-name-asian="標楷體1"/>
    </style:style>
    <style:style style:name="T232" style:family="text">
      <style:text-properties style:font-name="標楷體1" officeooo:rsid="385113b2" style:font-name-asian="標楷體1"/>
    </style:style>
    <style:style style:name="T233" style:family="text">
      <style:text-properties style:font-name="標楷體1" officeooo:rsid="384c9bde" style:font-name-asian="標楷體1"/>
    </style:style>
    <style:style style:name="T234" style:family="text">
      <style:text-properties style:font-name="標楷體1" officeooo:rsid="3855f8d8" style:font-name-asian="標楷體1"/>
    </style:style>
    <style:style style:name="T235" style:family="text">
      <style:text-properties style:font-name="標楷體1" officeooo:rsid="3858c258" style:font-name-asian="標楷體1"/>
    </style:style>
    <style:style style:name="T236" style:family="text">
      <style:text-properties style:font-name="標楷體1" officeooo:rsid="386babc1" style:font-name-asian="標楷體1"/>
    </style:style>
    <style:style style:name="T237" style:family="text">
      <style:text-properties style:font-name="標楷體1" officeooo:rsid="38854583" style:font-name-asian="標楷體1"/>
    </style:style>
    <style:style style:name="T238" style:family="text">
      <style:text-properties style:font-name="標楷體1" officeooo:rsid="388d974d" style:font-name-asian="標楷體1"/>
    </style:style>
    <style:style style:name="T239" style:family="text">
      <style:text-properties style:font-name="標楷體1" officeooo:rsid="3892bbb8" style:font-name-asian="標楷體1"/>
    </style:style>
    <style:style style:name="T240" style:family="text">
      <style:text-properties style:font-name="標楷體1" officeooo:rsid="38a2f809" style:font-name-asian="標楷體1"/>
    </style:style>
    <style:style style:name="T241" style:family="text">
      <style:text-properties style:font-name="標楷體1" officeooo:rsid="38a3b06f" style:font-name-asian="標楷體1"/>
    </style:style>
    <style:style style:name="T242" style:family="text">
      <style:text-properties style:font-name="標楷體1" officeooo:rsid="3916357c" style:font-name-asian="標楷體1"/>
    </style:style>
    <style:style style:name="T243" style:family="text">
      <style:text-properties style:font-name="標楷體1" officeooo:rsid="392287c3" style:font-name-asian="標楷體1"/>
    </style:style>
    <style:style style:name="T244" style:family="text">
      <style:text-properties style:font-name="標楷體1" officeooo:rsid="392755c9" style:font-name-asian="標楷體1"/>
    </style:style>
    <style:style style:name="T245" style:family="text">
      <style:text-properties style:font-name="標楷體1" officeooo:rsid="392b8574" style:font-name-asian="標楷體1"/>
    </style:style>
    <style:style style:name="T246" style:family="text">
      <style:text-properties style:font-name="標楷體1" officeooo:rsid="39482c66" style:font-name-asian="標楷體1"/>
    </style:style>
    <style:style style:name="T247" style:family="text">
      <style:text-properties style:font-name="標楷體1" officeooo:rsid="395c792f" style:font-name-asian="標楷體1"/>
    </style:style>
    <style:style style:name="T248" style:family="text">
      <style:text-properties style:font-name="標楷體1" officeooo:rsid="396640d5" style:font-name-asian="標楷體1"/>
    </style:style>
    <style:style style:name="T249" style:family="text">
      <style:text-properties style:font-name="標楷體1" officeooo:rsid="39abfa5b" style:font-name-asian="標楷體1"/>
    </style:style>
    <style:style style:name="T250" style:family="text">
      <style:text-properties style:font-name="標楷體1" officeooo:rsid="39ada165" style:font-name-asian="標楷體1"/>
    </style:style>
    <style:style style:name="T251" style:family="text">
      <style:text-properties style:font-name="標楷體1" officeooo:rsid="3723f079" style:font-name-asian="標楷體1"/>
    </style:style>
    <style:style style:name="T252" style:family="text">
      <style:text-properties style:font-name="標楷體1" officeooo:rsid="39f333cf" style:font-name-asian="標楷體1"/>
    </style:style>
    <style:style style:name="T253" style:family="text">
      <style:text-properties style:font-name="標楷體1" officeooo:rsid="3a151481" style:font-name-asian="標楷體1"/>
    </style:style>
    <style:style style:name="T254" style:family="text">
      <style:text-properties style:font-name="標楷體1" officeooo:rsid="3a198b67" style:font-name-asian="標楷體1"/>
    </style:style>
    <style:style style:name="T255" style:family="text">
      <style:text-properties style:font-name="標楷體1" officeooo:rsid="3a1b8999" style:font-name-asian="標楷體1"/>
    </style:style>
    <style:style style:name="T256" style:family="text">
      <style:text-properties style:font-name="標楷體1" officeooo:rsid="3a27869c" style:font-name-asian="標楷體1"/>
    </style:style>
    <style:style style:name="T257" style:family="text">
      <style:text-properties style:font-name="標楷體1" officeooo:rsid="38138983" style:font-name-asian="標楷體1"/>
    </style:style>
    <style:style style:name="T258" style:family="text">
      <style:text-properties style:font-name="標楷體1" officeooo:rsid="3a31c8c5" style:font-name-asian="標楷體1"/>
    </style:style>
    <style:style style:name="T259" style:family="text">
      <style:text-properties style:font-name="標楷體1" officeooo:rsid="3a359655" style:font-name-asian="標楷體1"/>
    </style:style>
    <style:style style:name="T260" style:family="text">
      <style:text-properties style:font-name="標楷體1" officeooo:rsid="3a585532" style:font-name-asian="標楷體1"/>
    </style:style>
    <style:style style:name="T261" style:family="text">
      <style:text-properties style:font-name="標楷體1" officeooo:rsid="3a8ead1b" style:font-name-asian="標楷體1"/>
    </style:style>
    <style:style style:name="T262" style:family="text">
      <style:text-properties style:font-name="標楷體1" officeooo:rsid="3a8f36fd" style:font-name-asian="標楷體1"/>
    </style:style>
    <style:style style:name="T263" style:family="text">
      <style:text-properties style:font-name="標楷體1" officeooo:rsid="3a9d6363" style:font-name-asian="標楷體1"/>
    </style:style>
    <style:style style:name="T264" style:family="text">
      <style:text-properties style:font-name="標楷體1" officeooo:rsid="3aa07168" style:font-name-asian="標楷體1"/>
    </style:style>
    <style:style style:name="T265" style:family="text">
      <style:text-properties style:font-name="標楷體1" officeooo:rsid="3aa2d37c" style:font-name-asian="標楷體1"/>
    </style:style>
    <style:style style:name="T266" style:family="text">
      <style:text-properties style:font-name="標楷體1" officeooo:rsid="3ab6fae2" style:font-name-asian="標楷體1"/>
    </style:style>
    <style:style style:name="T267" style:family="text">
      <style:text-properties style:font-name="標楷體1" officeooo:rsid="3a1d8525" style:font-name-asian="標楷體1"/>
    </style:style>
    <style:style style:name="T268" style:family="text">
      <style:text-properties style:font-name="標楷體1" officeooo:rsid="3a1ecf41" style:font-name-asian="標楷體1"/>
    </style:style>
    <style:style style:name="T269" style:family="text">
      <style:text-properties style:font-name="標楷體1" officeooo:rsid="3a21eac9" style:font-name-asian="標楷體1"/>
    </style:style>
    <style:style style:name="T270" style:family="text">
      <style:text-properties style:font-name="標楷體1" officeooo:rsid="3a25daef" style:font-name-asian="標楷體1"/>
    </style:style>
    <style:style style:name="T271" style:family="text">
      <style:text-properties style:font-name="標楷體1" officeooo:rsid="3a2d70a5" style:font-name-asian="標楷體1"/>
    </style:style>
    <style:style style:name="T272" style:family="text">
      <style:text-properties style:font-name="標楷體1" officeooo:rsid="3a32ca66" style:font-name-asian="標楷體1"/>
    </style:style>
    <style:style style:name="T273" style:family="text">
      <style:text-properties style:font-name="標楷體1" officeooo:rsid="3a2cfe10" style:font-name-asian="標楷體1"/>
    </style:style>
    <style:style style:name="T274" style:family="text">
      <style:text-properties style:font-name="標楷體1" officeooo:rsid="3a49d113" style:font-name-asian="標楷體1"/>
    </style:style>
    <style:style style:name="T275" style:family="text">
      <style:text-properties style:font-name="標楷體1" officeooo:rsid="3a4d0e7e" style:font-name-asian="標楷體1"/>
    </style:style>
    <style:style style:name="T276" style:family="text">
      <style:text-properties style:font-name="標楷體1" officeooo:rsid="3a4ef54c" style:font-name-asian="標楷體1"/>
    </style:style>
    <style:style style:name="T277" style:family="text">
      <style:text-properties style:font-name="標楷體1" officeooo:rsid="3a512260" style:font-name-asian="標楷體1"/>
    </style:style>
    <style:style style:name="T278" style:family="text">
      <style:text-properties style:font-name="標楷體1" officeooo:rsid="3a5231da" style:font-name-asian="標楷體1"/>
    </style:style>
    <style:style style:name="T279" style:family="text">
      <style:text-properties style:font-name="標楷體1" officeooo:rsid="3a5400c4" style:font-name-asian="標楷體1"/>
    </style:style>
    <style:style style:name="T280" style:family="text">
      <style:text-properties style:font-name="標楷體1" officeooo:rsid="3a553a40" style:font-name-asian="標楷體1"/>
    </style:style>
    <style:style style:name="T281" style:family="text">
      <style:text-properties style:font-name="標楷體1" officeooo:rsid="3a564e11" style:font-name-asian="標楷體1"/>
    </style:style>
    <style:style style:name="T282" style:family="text">
      <style:text-properties style:font-name="標楷體1" officeooo:rsid="3a57e8f9" style:font-name-asian="標楷體1"/>
    </style:style>
    <style:style style:name="T283" style:family="text">
      <style:text-properties style:font-name="標楷體1" officeooo:rsid="3a5e87e3" style:font-name-asian="標楷體1"/>
    </style:style>
    <style:style style:name="T284" style:family="text">
      <style:text-properties style:font-name="標楷體1" officeooo:rsid="3aa7f19d" style:font-name-asian="標楷體1"/>
    </style:style>
    <style:style style:name="T285" style:family="text">
      <style:text-properties style:font-name="標楷體1" officeooo:rsid="3aa8c7f5" style:font-name-asian="標楷體1"/>
    </style:style>
    <style:style style:name="T286" style:family="text">
      <style:text-properties style:font-name="標楷體1" officeooo:rsid="3aaf327c" style:font-name-asian="標楷體1"/>
    </style:style>
    <style:style style:name="T287" style:family="text">
      <style:text-properties style:font-name="標楷體1" officeooo:rsid="3ab0e7f2" style:font-name-asian="標楷體1"/>
    </style:style>
    <style:style style:name="T288" style:family="text">
      <style:text-properties style:font-name="標楷體1" officeooo:rsid="3ab2b693" style:font-name-asian="標楷體1"/>
    </style:style>
    <style:style style:name="T289" style:family="text">
      <style:text-properties style:font-name="標楷體1" officeooo:rsid="3ab5c1db" style:font-name-asian="標楷體1"/>
    </style:style>
    <style:style style:name="T290" style:family="text">
      <style:text-properties style:font-name="標楷體1" officeooo:rsid="3ab628f1" style:font-name-asian="標楷體1"/>
    </style:style>
    <style:style style:name="T291" style:family="text">
      <style:text-properties style:font-name="標楷體1" officeooo:rsid="3ab6e716" style:font-name-asian="標楷體1"/>
    </style:style>
    <style:style style:name="T292" style:family="text">
      <style:text-properties style:font-name="標楷體1" officeooo:rsid="3aba83c8" style:font-name-asian="標楷體1"/>
    </style:style>
    <style:style style:name="T293" style:family="text">
      <style:text-properties style:font-name="標楷體1" officeooo:rsid="3936ed2d" style:font-name-asian="標楷體1"/>
    </style:style>
    <style:style style:name="T294" style:family="text">
      <style:text-properties style:font-name="標楷體1" officeooo:rsid="30bfac1e"/>
    </style:style>
    <style:style style:name="T295" style:family="text">
      <style:text-properties style:font-name="標楷體1" officeooo:rsid="307d321c"/>
    </style:style>
    <style:style style:name="T296" style:family="text">
      <style:text-properties style:font-name="標楷體1" officeooo:rsid="3087e455"/>
    </style:style>
    <style:style style:name="T297" style:family="text">
      <style:text-properties style:font-name="標楷體1" officeooo:rsid="308cdce7"/>
    </style:style>
    <style:style style:name="T298" style:family="text">
      <style:text-properties style:font-name="標楷體1" officeooo:rsid="30905997"/>
    </style:style>
    <style:style style:name="T299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300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301" style:family="text">
      <style:text-properties style:font-name="標楷體1" style:text-underline-style="solid" style:text-underline-width="auto" style:text-underline-color="font-color" officeooo:rsid="36eb00d7" style:font-name-asian="標楷體1"/>
    </style:style>
    <style:style style:name="T302" style:family="text">
      <style:text-properties style:font-name="標楷體1" style:text-underline-style="solid" style:text-underline-width="auto" style:text-underline-color="font-color" officeooo:rsid="36f0a7c4" style:font-name-asian="標楷體1"/>
    </style:style>
    <style:style style:name="T303" style:family="text">
      <style:text-properties style:font-name="標楷體1" style:text-underline-style="solid" style:text-underline-width="auto" style:text-underline-color="font-color" officeooo:rsid="48782837" style:font-name-asian="標楷體1"/>
    </style:style>
    <style:style style:name="T304" style:family="text">
      <style:text-properties style:font-name="標楷體1" officeooo:rsid="3613d49f"/>
    </style:style>
    <style:style style:name="T305" style:family="text">
      <style:text-properties style:font-name="標楷體1" officeooo:rsid="3126c84e" style:font-name-asian="標楷體"/>
    </style:style>
    <style:style style:name="T306" style:family="text">
      <style:text-properties style:font-name="標楷體1" officeooo:rsid="3126c84e"/>
    </style:style>
    <style:style style:name="T307" style:family="text">
      <style:text-properties style:font-name="標楷體1" officeooo:rsid="34e88918"/>
    </style:style>
    <style:style style:name="T308" style:family="text">
      <style:text-properties style:font-name="標楷體1" officeooo:rsid="34e869cc"/>
    </style:style>
    <style:style style:name="T309" style:family="text">
      <style:text-properties style:font-name="標楷體1" officeooo:rsid="07ca52e4"/>
    </style:style>
    <style:style style:name="T310" style:family="text">
      <style:text-properties style:font-name="標楷體1" style:font-name-asian="Liberation Serif" style:font-name-complex="Liberation Serif"/>
    </style:style>
    <style:style style:name="T311" style:family="text">
      <style:text-properties style:font-name="標楷體1" officeooo:rsid="3681289a" style:font-name-asian="Liberation Serif" style:font-name-complex="Liberation Serif"/>
    </style:style>
    <style:style style:name="T312" style:family="text">
      <style:text-properties style:font-name="標楷體1" officeooo:rsid="3735349f" style:font-name-asian="Liberation Serif" style:font-name-complex="Liberation Serif"/>
    </style:style>
    <style:style style:name="T313" style:family="text">
      <style:text-properties style:font-name="標楷體1" officeooo:rsid="362ec99c"/>
    </style:style>
    <style:style style:name="T314" style:family="text">
      <style:text-properties style:font-name="標楷體1" officeooo:rsid="391d7124"/>
    </style:style>
    <style:style style:name="T315" style:family="text">
      <style:text-properties style:font-name="標楷體1" officeooo:rsid="37c8a316"/>
    </style:style>
    <style:style style:name="T316" style:family="text">
      <style:text-properties style:text-underline-style="solid" style:text-underline-width="auto" style:text-underline-color="font-color" officeooo:rsid="30bfac1e"/>
    </style:style>
    <style:style style:name="T317" style:family="text">
      <style:text-properties style:text-underline-style="solid" style:text-underline-width="auto" style:text-underline-color="font-color" officeooo:rsid="18800940"/>
    </style:style>
    <style:style style:name="T318" style:family="text">
      <style:text-properties style:text-underline-style="solid" style:text-underline-width="auto" style:text-underline-color="font-color" officeooo:rsid="3564b534" style:font-name-asian="標楷體1"/>
    </style:style>
    <style:style style:name="T319" style:family="text">
      <style:text-properties style:text-underline-style="solid" style:text-underline-width="auto" style:text-underline-color="font-color" officeooo:rsid="352e8af6" style:font-name-asian="標楷體1"/>
    </style:style>
    <style:style style:name="T320" style:family="text">
      <style:text-properties style:text-underline-style="solid" style:text-underline-width="auto" style:text-underline-color="font-color" officeooo:rsid="3613d49f" style:font-name-asian="標楷體1"/>
    </style:style>
    <style:style style:name="T321" style:family="text">
      <style:text-properties style:text-underline-style="solid" style:text-underline-width="auto" style:text-underline-color="font-color" officeooo:rsid="48782837" style:font-name-asian="標楷體1"/>
    </style:style>
    <style:style style:name="T322" style:family="text">
      <style:text-properties officeooo:rsid="30bfac1e"/>
    </style:style>
    <style:style style:name="T323" style:family="text">
      <style:text-properties officeooo:rsid="39539246"/>
    </style:style>
    <style:style style:name="T324" style:family="text">
      <style:text-properties style:font-name="Liberation Serif" style:font-name-asian="Liberation Serif" style:font-name-complex="Liberation Serif"/>
    </style:style>
    <style:style style:name="T325" style:family="text">
      <style:text-properties style:font-name="Liberation Serif" officeooo:rsid="308170a9" style:font-name-asian="Liberation Serif" style:font-name-complex="Liberation Serif"/>
    </style:style>
    <style:style style:name="T326" style:family="text">
      <style:text-properties style:font-name="Liberation Serif" officeooo:rsid="349f5293" style:font-name-asian="Liberation Serif" style:font-name-complex="Liberation Serif"/>
    </style:style>
    <style:style style:name="T327" style:family="text">
      <style:text-properties style:font-name="Liberation Serif" officeooo:rsid="352f5f2a" style:font-name-asian="Liberation Serif" style:font-name-complex="Liberation Serif"/>
    </style:style>
    <style:style style:name="T328" style:family="text">
      <style:text-properties style:font-name="Liberation Serif" officeooo:rsid="37944bd4" style:font-name-asian="Liberation Serif" style:font-name-complex="Liberation Serif"/>
    </style:style>
    <style:style style:name="T329" style:family="text">
      <style:text-properties style:font-name="Liberation Serif" officeooo:rsid="38197a44" style:font-name-asian="Liberation Serif" style:font-name-complex="Liberation Serif"/>
    </style:style>
    <style:style style:name="T330" style:family="text">
      <style:text-properties style:font-name="Liberation Serif" officeooo:rsid="384c9bde" style:font-name-asian="Liberation Serif" style:font-name-complex="Liberation Serif"/>
    </style:style>
    <style:style style:name="T331" style:family="text">
      <style:text-properties style:font-name="Liberation Serif" officeooo:rsid="36f0a7c4" style:font-name-asian="Liberation Serif" style:font-name-complex="Liberation Serif"/>
    </style:style>
    <style:style style:name="T332" style:family="text">
      <style:text-properties style:font-name="Liberation Serif" officeooo:rsid="3a8a59ca" style:font-name-asian="Liberation Serif" style:font-name-complex="Liberation Serif"/>
    </style:style>
    <style:style style:name="T333" style:family="text">
      <style:text-properties style:font-name="Arial" officeooo:rsid="30905997" style:font-name-asian="Arial"/>
    </style:style>
    <style:style style:name="T334" style:family="text">
      <style:text-properties style:font-name="Arial" officeooo:rsid="30905997" style:font-name-asian="標楷體1"/>
    </style:style>
    <style:style style:name="T335" style:family="text">
      <style:text-properties officeooo:rsid="30905997"/>
    </style:style>
    <style:style style:name="T336" style:family="text">
      <style:text-properties officeooo:rsid="307d321c"/>
    </style:style>
    <style:style style:name="T337" style:family="text">
      <style:text-properties style:font-name-asian="標楷體1"/>
    </style:style>
    <style:style style:name="T338" style:family="text">
      <style:text-properties officeooo:rsid="3166c684" style:font-name-asian="標楷體1"/>
    </style:style>
    <style:style style:name="T339" style:family="text">
      <style:text-properties officeooo:rsid="3093c665" style:font-name-asian="標楷體1"/>
    </style:style>
    <style:style style:name="T340" style:family="text">
      <style:text-properties officeooo:rsid="31fed1ef" style:font-name-asian="標楷體1"/>
    </style:style>
    <style:style style:name="T341" style:family="text">
      <style:text-properties officeooo:rsid="30905997" style:font-name-asian="標楷體1"/>
    </style:style>
    <style:style style:name="T342" style:family="text">
      <style:text-properties officeooo:rsid="32b12a0c" style:font-name-asian="標楷體1"/>
    </style:style>
    <style:style style:name="T343" style:family="text">
      <style:text-properties officeooo:rsid="32bbad30" style:font-name-asian="標楷體1"/>
    </style:style>
    <style:style style:name="T344" style:family="text">
      <style:text-properties officeooo:rsid="32bc7115" style:font-name-asian="標楷體1"/>
    </style:style>
    <style:style style:name="T345" style:family="text">
      <style:text-properties officeooo:rsid="32c10dd3" style:font-name-asian="標楷體1"/>
    </style:style>
    <style:style style:name="T346" style:family="text">
      <style:text-properties officeooo:rsid="32c48e1f" style:font-name-asian="標楷體1"/>
    </style:style>
    <style:style style:name="T347" style:family="text">
      <style:text-properties officeooo:rsid="32d83030" style:font-name-asian="標楷體1"/>
    </style:style>
    <style:style style:name="T348" style:family="text">
      <style:text-properties officeooo:rsid="32e16969" style:font-name-asian="標楷體1"/>
    </style:style>
    <style:style style:name="T349" style:family="text">
      <style:text-properties officeooo:rsid="32f6d840" style:font-name-asian="標楷體1"/>
    </style:style>
    <style:style style:name="T350" style:family="text">
      <style:text-properties officeooo:rsid="33387243" style:font-name-asian="標楷體1"/>
    </style:style>
    <style:style style:name="T351" style:family="text">
      <style:text-properties officeooo:rsid="334b8bec" style:font-name-asian="標楷體1"/>
    </style:style>
    <style:style style:name="T352" style:family="text">
      <style:text-properties officeooo:rsid="335b0533" style:font-name-asian="標楷體1"/>
    </style:style>
    <style:style style:name="T353" style:family="text">
      <style:text-properties officeooo:rsid="335b5f88" style:font-name-asian="標楷體1"/>
    </style:style>
    <style:style style:name="T354" style:family="text">
      <style:text-properties officeooo:rsid="337dd807" style:font-name-asian="標楷體1"/>
    </style:style>
    <style:style style:name="T355" style:family="text">
      <style:text-properties officeooo:rsid="338057dc" style:font-name-asian="標楷體1"/>
    </style:style>
    <style:style style:name="T356" style:family="text">
      <style:text-properties officeooo:rsid="3248dfa0" style:font-name-asian="標楷體1"/>
    </style:style>
    <style:style style:name="T357" style:family="text">
      <style:text-properties officeooo:rsid="33a3efa5" style:font-name-asian="標楷體1"/>
    </style:style>
    <style:style style:name="T358" style:family="text">
      <style:text-properties officeooo:rsid="33ab3c44" style:font-name-asian="標楷體1"/>
    </style:style>
    <style:style style:name="T359" style:family="text">
      <style:text-properties officeooo:rsid="33b0fa86" style:font-name-asian="標楷體1"/>
    </style:style>
    <style:style style:name="T360" style:family="text">
      <style:text-properties officeooo:rsid="33b6f54e" style:font-name-asian="標楷體1"/>
    </style:style>
    <style:style style:name="T361" style:family="text">
      <style:text-properties officeooo:rsid="33ba7b4b" style:font-name-asian="標楷體1"/>
    </style:style>
    <style:style style:name="T362" style:family="text">
      <style:text-properties officeooo:rsid="33cba7a3" style:font-name-asian="標楷體1"/>
    </style:style>
    <style:style style:name="T363" style:family="text">
      <style:text-properties officeooo:rsid="33fa6e1f" style:font-name-asian="標楷體1"/>
    </style:style>
    <style:style style:name="T364" style:family="text">
      <style:text-properties officeooo:rsid="340cf527" style:font-name-asian="標楷體1"/>
    </style:style>
    <style:style style:name="T365" style:family="text">
      <style:text-properties officeooo:rsid="3414a58a" style:font-name-asian="標楷體1"/>
    </style:style>
    <style:style style:name="T366" style:family="text">
      <style:text-properties officeooo:rsid="32f203a3" style:font-name-asian="標楷體1"/>
    </style:style>
    <style:style style:name="T367" style:family="text">
      <style:text-properties officeooo:rsid="34d0c81b" style:font-name-asian="標楷體1"/>
    </style:style>
    <style:style style:name="T368" style:family="text">
      <style:text-properties officeooo:rsid="34d73cc2" style:font-name-asian="標楷體1"/>
    </style:style>
    <style:style style:name="T369" style:family="text">
      <style:text-properties officeooo:rsid="34e5c8df" style:font-name-asian="標楷體1"/>
    </style:style>
    <style:style style:name="T370" style:family="text">
      <style:text-properties officeooo:rsid="3508dffb" style:font-name-asian="標楷體1"/>
    </style:style>
    <style:style style:name="T371" style:family="text">
      <style:text-properties officeooo:rsid="350c6d6d" style:font-name-asian="標楷體1"/>
    </style:style>
    <style:style style:name="T372" style:family="text">
      <style:text-properties officeooo:rsid="351effd3" style:font-name-asian="標楷體1"/>
    </style:style>
    <style:style style:name="T373" style:family="text">
      <style:text-properties officeooo:rsid="351f13ef" style:font-name-asian="標楷體1"/>
    </style:style>
    <style:style style:name="T374" style:family="text">
      <style:text-properties officeooo:rsid="352e8af6" style:font-name-asian="標楷體1"/>
    </style:style>
    <style:style style:name="T375" style:family="text">
      <style:text-properties officeooo:rsid="354c5a83" style:font-name-asian="標楷體1"/>
    </style:style>
    <style:style style:name="T376" style:family="text">
      <style:text-properties officeooo:rsid="355282a8" style:font-name-asian="標楷體1"/>
    </style:style>
    <style:style style:name="T377" style:family="text">
      <style:text-properties officeooo:rsid="3564b534" style:font-name-asian="標楷體1"/>
    </style:style>
    <style:style style:name="T378" style:family="text">
      <style:text-properties officeooo:rsid="35b69a51" style:font-name-asian="標楷體1"/>
    </style:style>
    <style:style style:name="T379" style:family="text">
      <style:text-properties officeooo:rsid="35fd7703" style:font-name-asian="標楷體1"/>
    </style:style>
    <style:style style:name="T380" style:family="text">
      <style:text-properties officeooo:rsid="3613d49f" style:font-name-asian="標楷體1"/>
    </style:style>
    <style:style style:name="T381" style:family="text">
      <style:text-properties officeooo:rsid="31258c18" style:font-name-asian="標楷體1"/>
    </style:style>
    <style:style style:name="T382" style:family="text">
      <style:text-properties officeooo:rsid="362e118a" style:font-name-asian="標楷體1"/>
    </style:style>
    <style:style style:name="T383" style:family="text">
      <style:text-properties officeooo:rsid="362ec99c" style:font-name-asian="標楷體1"/>
    </style:style>
    <style:style style:name="T384" style:family="text">
      <style:text-properties officeooo:rsid="363068bc" style:font-name-asian="標楷體1"/>
    </style:style>
    <style:style style:name="T385" style:family="text">
      <style:text-properties officeooo:rsid="36373aa7" style:font-name-asian="標楷體1"/>
    </style:style>
    <style:style style:name="T386" style:family="text">
      <style:text-properties officeooo:rsid="365cfa33" style:font-name-asian="標楷體1"/>
    </style:style>
    <style:style style:name="T387" style:family="text">
      <style:text-properties officeooo:rsid="366209b8" style:font-name-asian="標楷體1"/>
    </style:style>
    <style:style style:name="T388" style:family="text">
      <style:text-properties officeooo:rsid="3681289a" style:font-name-asian="標楷體1"/>
    </style:style>
    <style:style style:name="T389" style:family="text">
      <style:text-properties officeooo:rsid="3682aa2d" style:font-name-asian="標楷體1"/>
    </style:style>
    <style:style style:name="T390" style:family="text">
      <style:text-properties officeooo:rsid="369534c9" style:font-name-asian="標楷體1"/>
    </style:style>
    <style:style style:name="T391" style:family="text">
      <style:text-properties officeooo:rsid="369b25ea" style:font-name-asian="標楷體1"/>
    </style:style>
    <style:style style:name="T392" style:family="text">
      <style:text-properties officeooo:rsid="36be4a3b" style:font-name-asian="標楷體1"/>
    </style:style>
    <style:style style:name="T393" style:family="text">
      <style:text-properties officeooo:rsid="36f0a7c4" style:font-name-asian="標楷體1"/>
    </style:style>
    <style:style style:name="T394" style:family="text">
      <style:text-properties officeooo:rsid="3716564f" style:font-name-asian="標楷體1"/>
    </style:style>
    <style:style style:name="T395" style:family="text">
      <style:text-properties officeooo:rsid="37172a8a" style:font-name-asian="標楷體1"/>
    </style:style>
    <style:style style:name="T396" style:family="text">
      <style:text-properties officeooo:rsid="36e751b0" style:font-name-asian="標楷體1"/>
    </style:style>
    <style:style style:name="T397" style:family="text">
      <style:text-properties officeooo:rsid="3723f079" style:font-name-asian="標楷體1"/>
    </style:style>
    <style:style style:name="T398" style:family="text">
      <style:text-properties officeooo:rsid="3725359f" style:font-name-asian="標楷體1"/>
    </style:style>
    <style:style style:name="T399" style:family="text">
      <style:text-properties officeooo:rsid="37250f30" style:font-name-asian="標楷體1"/>
    </style:style>
    <style:style style:name="T400" style:family="text">
      <style:text-properties officeooo:rsid="3735349f" style:font-name-asian="標楷體1"/>
    </style:style>
    <style:style style:name="T401" style:family="text">
      <style:text-properties officeooo:rsid="37444347" style:font-name-asian="標楷體1"/>
    </style:style>
    <style:style style:name="T402" style:family="text">
      <style:text-properties officeooo:rsid="374a2f03" style:font-name-asian="標楷體1"/>
    </style:style>
    <style:style style:name="T403" style:family="text">
      <style:text-properties officeooo:rsid="374cea51" style:font-name-asian="標楷體1"/>
    </style:style>
    <style:style style:name="T404" style:family="text">
      <style:text-properties officeooo:rsid="37672e0b" style:font-name-asian="標楷體1"/>
    </style:style>
    <style:style style:name="T405" style:family="text">
      <style:text-properties officeooo:rsid="37680eb1" style:font-name-asian="標楷體1"/>
    </style:style>
    <style:style style:name="T406" style:family="text">
      <style:text-properties officeooo:rsid="377fa1a7" style:font-name-asian="標楷體1"/>
    </style:style>
    <style:style style:name="T407" style:family="text">
      <style:text-properties officeooo:rsid="3781495a" style:font-name-asian="標楷體1"/>
    </style:style>
    <style:style style:name="T408" style:family="text">
      <style:text-properties officeooo:rsid="48782837" style:font-name-asian="標楷體1"/>
    </style:style>
    <style:style style:name="T409" style:family="text">
      <style:text-properties officeooo:rsid="37a0cc19" style:font-name-asian="標楷體1"/>
    </style:style>
    <style:style style:name="T410" style:family="text">
      <style:text-properties officeooo:rsid="37a224d9" style:font-name-asian="標楷體1"/>
    </style:style>
    <style:style style:name="T411" style:family="text">
      <style:text-properties officeooo:rsid="37a70be3" style:font-name-asian="標楷體1"/>
    </style:style>
    <style:style style:name="T412" style:family="text">
      <style:text-properties officeooo:rsid="37a96ed2" style:font-name-asian="標楷體1"/>
    </style:style>
    <style:style style:name="T413" style:family="text">
      <style:text-properties officeooo:rsid="37b1247f" style:font-name-asian="標楷體1"/>
    </style:style>
    <style:style style:name="T414" style:family="text">
      <style:text-properties officeooo:rsid="37f53f59" style:font-name-asian="標楷體1"/>
    </style:style>
    <style:style style:name="T415" style:family="text">
      <style:text-properties officeooo:rsid="37f6b32f" style:font-name-asian="標楷體1"/>
    </style:style>
    <style:style style:name="T416" style:family="text">
      <style:text-properties officeooo:rsid="3906703c" style:font-name-asian="標楷體1"/>
    </style:style>
    <style:style style:name="T417" style:family="text">
      <style:text-properties officeooo:rsid="3a0ee7a8" style:font-name-asian="標楷體1"/>
    </style:style>
    <style:style style:name="T418" style:family="text">
      <style:text-properties officeooo:rsid="3a10e27a" style:font-name-asian="標楷體1"/>
    </style:style>
    <style:style style:name="T419" style:family="text">
      <style:text-properties officeooo:rsid="36bb77f0" style:font-name-asian="標楷體1"/>
    </style:style>
    <style:style style:name="T420" style:family="text">
      <style:text-properties officeooo:rsid="36a1215b" style:font-name-asian="標楷體1"/>
    </style:style>
    <style:style style:name="T421" style:family="text">
      <style:text-properties officeooo:rsid="3736beff" style:font-name-asian="標楷體1"/>
    </style:style>
    <style:style style:name="T422" style:family="text">
      <style:text-properties officeooo:rsid="383b09af" style:font-name-asian="標楷體1"/>
    </style:style>
    <style:style style:name="T423" style:family="text">
      <style:text-properties officeooo:rsid="39bc66b4" style:font-name-asian="標楷體1"/>
    </style:style>
    <style:style style:name="T424" style:family="text">
      <style:text-properties officeooo:rsid="3a8f36fd" style:font-name-asian="標楷體1"/>
    </style:style>
    <style:style style:name="T425" style:family="text">
      <style:text-properties officeooo:rsid="3a1d8525" style:font-name-asian="標楷體1"/>
    </style:style>
    <style:style style:name="T426" style:family="text">
      <style:text-properties officeooo:rsid="3a1ecf41" style:font-name-asian="標楷體1"/>
    </style:style>
    <style:style style:name="T427" style:family="text">
      <style:text-properties officeooo:rsid="3a2d70a5" style:font-name-asian="標楷體1"/>
    </style:style>
    <style:style style:name="T428" style:family="text">
      <style:text-properties officeooo:rsid="3a32ca66" style:font-name-asian="標楷體1"/>
    </style:style>
    <style:style style:name="T429" style:family="text">
      <style:text-properties officeooo:rsid="3a4d0e7e" style:font-name-asian="標楷體1"/>
    </style:style>
    <style:style style:name="T430" style:family="text">
      <style:text-properties officeooo:rsid="37e9c0e6" style:font-name-asian="標楷體1"/>
    </style:style>
    <style:style style:name="T431" style:family="text">
      <style:text-properties officeooo:rsid="3a512260" style:font-name-asian="標楷體1"/>
    </style:style>
    <style:style style:name="T432" style:family="text">
      <style:text-properties officeooo:rsid="3aa7f19d" style:font-name-asian="標楷體1"/>
    </style:style>
    <style:style style:name="T433" style:family="text">
      <style:text-properties officeooo:rsid="3aaf327c" style:font-name-asian="標楷體1"/>
    </style:style>
    <style:style style:name="T434" style:family="text">
      <style:text-properties fo:color="#010101"/>
    </style:style>
    <style:style style:name="T435" style:family="text">
      <style:text-properties fo:color="#010101" style:font-name="標楷體1" fo:font-size="15pt" style:font-name-asian="標楷體1" style:font-size-asian="15pt" style:font-size-complex="15pt"/>
    </style:style>
    <style:style style:name="T436" style:family="text">
      <style:text-properties fo:color="#010101" style:font-name="標楷體1" fo:font-size="15pt" officeooo:rsid="388e6ff4" style:font-name-asian="標楷體1" style:font-size-asian="15pt" style:font-size-complex="15pt"/>
    </style:style>
    <style:style style:name="T437" style:family="text">
      <style:text-properties fo:color="#010101" style:font-name="標楷體1" fo:font-size="13pt" style:font-name-asian="標楷體1" style:font-size-asian="13pt" style:font-size-complex="13pt"/>
    </style:style>
    <style:style style:name="T438" style:family="text">
      <style:text-properties fo:color="#010101" style:font-name="標楷體1" fo:font-size="13pt" officeooo:rsid="388e6ff4" style:font-name-asian="標楷體1" style:font-size-asian="13pt" style:font-size-complex="13pt"/>
    </style:style>
    <style:style style:name="T439" style:family="text">
      <style:text-properties fo:color="#010101" style:font-name="標楷體1" fo:font-size="13pt" officeooo:rsid="38a3b06f" style:font-name-asian="標楷體1" style:font-size-asian="13pt" style:font-size-complex="13pt"/>
    </style:style>
    <style:style style:name="T440" style:family="text">
      <style:text-properties fo:color="#010101" style:font-name="標楷體1" style:font-name-asian="標楷體1"/>
    </style:style>
    <style:style style:name="T441" style:family="text">
      <style:text-properties fo:color="#010101" style:font-name="標楷體1" officeooo:rsid="30acb4d0" style:font-name-asian="標楷體1"/>
    </style:style>
    <style:style style:name="T442" style:family="text">
      <style:text-properties fo:color="#010101" style:font-name="標楷體1" officeooo:rsid="3225ddbd" style:font-name-asian="標楷體1"/>
    </style:style>
    <style:style style:name="T443" style:family="text">
      <style:text-properties fo:color="#010101" style:font-name="標楷體1" officeooo:rsid="32dd3d3d" style:font-name-asian="標楷體1"/>
    </style:style>
    <style:style style:name="T444" style:family="text">
      <style:text-properties fo:color="#010101" style:font-name="標楷體1" officeooo:rsid="33143a0e" style:font-name-asian="標楷體1"/>
    </style:style>
    <style:style style:name="T445" style:family="text">
      <style:text-properties fo:color="#010101" style:font-name="標楷體1" officeooo:rsid="32dba7ef" style:font-name-asian="標楷體1"/>
    </style:style>
    <style:style style:name="T446" style:family="text">
      <style:text-properties fo:color="#010101" style:font-name="標楷體1" officeooo:rsid="32bbad30" style:font-name-asian="標楷體1"/>
    </style:style>
    <style:style style:name="T447" style:family="text">
      <style:text-properties fo:color="#010101" style:font-name="標楷體1" officeooo:rsid="337dd807" style:font-name-asian="標楷體1"/>
    </style:style>
    <style:style style:name="T448" style:family="text">
      <style:text-properties fo:color="#010101" style:font-name="標楷體1" officeooo:rsid="33869fed" style:font-name-asian="標楷體1"/>
    </style:style>
    <style:style style:name="T449" style:family="text">
      <style:text-properties fo:color="#010101" style:font-name="標楷體1" officeooo:rsid="307d321c" style:font-name-asian="標楷體1"/>
    </style:style>
    <style:style style:name="T450" style:family="text">
      <style:text-properties fo:color="#010101" style:font-name="標楷體1" officeooo:rsid="30905997" style:font-name-asian="標楷體1"/>
    </style:style>
    <style:style style:name="T451" style:family="text">
      <style:text-properties fo:color="#010101" style:font-name="標楷體1" officeooo:rsid="36082c57" style:font-name-asian="標楷體1"/>
    </style:style>
    <style:style style:name="T452" style:family="text">
      <style:text-properties fo:color="#010101" style:font-name="標楷體1" officeooo:rsid="388e6ff4" style:font-name-asian="標楷體1"/>
    </style:style>
    <style:style style:name="T453" style:family="text">
      <style:text-properties fo:color="#010101" style:font-name="標楷體1" officeooo:rsid="3a182278" style:font-name-asian="標楷體1"/>
    </style:style>
    <style:style style:name="T454" style:family="text">
      <style:text-properties fo:color="#010101" style:font-name="標楷體1" officeooo:rsid="3a19208e" style:font-name-asian="標楷體1"/>
    </style:style>
    <style:style style:name="T455" style:family="text">
      <style:text-properties fo:color="#010101" style:font-name="標楷體1" officeooo:rsid="3566836b" style:font-name-asian="標楷體1"/>
    </style:style>
    <style:style style:name="T456" style:family="text">
      <style:text-properties fo:color="#010101" style:font-name="標楷體1" officeooo:rsid="36f0a7c4" style:font-name-asian="標楷體1"/>
    </style:style>
    <style:style style:name="T457" style:family="text">
      <style:text-properties fo:color="#010101" style:font-name="標楷體1" officeooo:rsid="3716564f" style:font-name-asian="標楷體1"/>
    </style:style>
    <style:style style:name="T458" style:family="text">
      <style:text-properties fo:color="#010101" style:font-name="標楷體1" officeooo:rsid="37172a8a" style:font-name-asian="標楷體1"/>
    </style:style>
    <style:style style:name="T459" style:family="text">
      <style:text-properties fo:color="#010101" style:font-name="標楷體1" fo:font-size="9pt" officeooo:rsid="33ab3c44" style:font-name-asian="標楷體1" style:font-size-asian="9pt" style:font-size-complex="9pt"/>
    </style:style>
    <style:style style:name="T460" style:family="text">
      <style:text-properties fo:color="#010101" style:font-name="標楷體1" fo:font-size="9pt" officeooo:rsid="33acc6b0" style:font-name-asian="標楷體1" style:font-size-asian="9pt" style:font-size-complex="9pt"/>
    </style:style>
    <style:style style:name="T461" style:family="text">
      <style:text-properties fo:color="#010101" style:font-name="標楷體1" fo:font-size="9pt" officeooo:rsid="33b0c6f9" style:font-name-asian="標楷體1" style:font-size-asian="9pt" style:font-size-complex="9pt"/>
    </style:style>
    <style:style style:name="T462" style:family="text">
      <style:text-properties fo:color="#010101" style:font-name="標楷體1" fo:font-size="11pt" officeooo:rsid="355bece0" style:font-name-asian="標楷體1" style:font-size-asian="11pt" style:font-size-complex="11pt"/>
    </style:style>
    <style:style style:name="T463" style:family="text">
      <style:text-properties fo:color="#010101" style:font-name="標楷體1" fo:font-size="11pt" officeooo:rsid="37a7e0d9" style:font-name-asian="標楷體1" style:font-size-asian="11pt" style:font-size-complex="11pt"/>
    </style:style>
    <style:style style:name="T464" style:family="text">
      <style:text-properties fo:color="#010101" style:font-name="標楷體1" fo:font-size="11pt" officeooo:rsid="36f0a7c4" style:font-name-asian="標楷體1" style:font-size-asian="11pt" style:font-size-complex="11pt"/>
    </style:style>
    <style:style style:name="T465" style:family="text">
      <style:text-properties fo:color="#010101" style:font-name="標楷體1" fo:font-size="16pt" officeooo:rsid="37c8a316" style:font-name-asian="標楷體1" style:font-size-asian="16pt" style:font-size-complex="16pt"/>
    </style:style>
    <style:style style:name="T466" style:family="text">
      <style:text-properties fo:color="#010101" style:font-name="標楷體1" officeooo:rsid="3a182278" style:font-name-asian="Liberation Serif" style:font-name-complex="Liberation Serif"/>
    </style:style>
    <style:style style:name="T467" style:family="text">
      <style:text-properties fo:color="#010101" style:font-name="標楷體1" fo:font-size="6pt" officeooo:rsid="3a512260" style:font-name-asian="標楷體1" style:font-size-asian="6pt" style:font-size-complex="6pt"/>
    </style:style>
    <style:style style:name="T468" style:family="text">
      <style:text-properties fo:color="#010101" style:font-name-asian="標楷體1"/>
    </style:style>
    <style:style style:name="T469" style:family="text">
      <style:text-properties fo:color="#010101" officeooo:rsid="337dd807" style:font-name-asian="標楷體1"/>
    </style:style>
    <style:style style:name="T470" style:family="text">
      <style:text-properties fo:color="#010101" officeooo:rsid="352e8af6" style:font-name-asian="標楷體1"/>
    </style:style>
    <style:style style:name="T471" style:family="text">
      <style:text-properties fo:color="#010101" officeooo:rsid="3716564f" style:font-name-asian="標楷體1"/>
    </style:style>
    <style:style style:name="T472" style:family="text">
      <style:text-properties fo:color="#010101" officeooo:rsid="36f0a7c4" style:font-name-asian="標楷體1"/>
    </style:style>
    <style:style style:name="T473" style:family="text">
      <style:text-properties fo:color="#010101" officeooo:rsid="377fa1a7" style:font-name-asian="標楷體1"/>
    </style:style>
    <style:style style:name="T474" style:family="text">
      <style:text-properties fo:color="#010101" fo:font-size="12pt" officeooo:rsid="335b5f88" style:font-name-asian="標楷體1" style:font-size-asian="12pt" style:font-size-complex="12pt"/>
    </style:style>
    <style:style style:name="T475" style:family="text">
      <style:text-properties fo:color="#010101" fo:font-size="12pt" officeooo:rsid="3a2d70a5" style:font-name-asian="標楷體1" style:font-size-asian="12pt" style:font-size-complex="12pt"/>
    </style:style>
    <style:style style:name="T476" style:family="text">
      <style:text-properties fo:color="#010101" style:text-position="sub 58%" style:font-name="標楷體1" officeooo:rsid="33869fed" style:font-name-asian="標楷體1"/>
    </style:style>
    <style:style style:name="T477" style:family="text">
      <style:text-properties fo:color="#010101" style:text-position="sub 58%" style:font-name="標楷體1" officeooo:rsid="3a182278" style:font-name-asian="標楷體1"/>
    </style:style>
    <style:style style:name="T478" style:family="text">
      <style:text-properties fo:color="#010101" fo:font-size="6pt" officeooo:rsid="34e5c8df" style:font-name-asian="標楷體1" style:font-size-asian="6pt" style:font-size-complex="6pt"/>
    </style:style>
    <style:style style:name="T479" style:family="text">
      <style:text-properties fo:color="#010101" fo:font-size="6pt" officeooo:rsid="3a2d70a5" style:font-name-asian="標楷體1" style:font-size-asian="6pt" style:font-size-complex="6pt"/>
    </style:style>
    <style:style style:name="T480" style:family="text">
      <style:text-properties fo:color="#010101" fo:font-size="11pt" officeooo:rsid="352e8af6" style:font-name-asian="標楷體1" style:font-size-asian="11pt" style:font-size-complex="11pt"/>
    </style:style>
    <style:style style:name="T481" style:family="text">
      <style:text-properties fo:color="#010101" fo:font-size="11pt" officeooo:rsid="355bece0" style:font-name-asian="標楷體1" style:font-size-asian="11pt" style:font-size-complex="11pt"/>
    </style:style>
    <style:style style:name="T482" style:family="text">
      <style:text-properties fo:color="#010101" fo:font-size="11pt" officeooo:rsid="36f0a7c4" style:font-name-asian="標楷體1" style:font-size-asian="11pt" style:font-size-complex="11pt"/>
    </style:style>
    <style:style style:name="T483" style:family="text">
      <style:text-properties fo:color="#010101" style:font-name="Arial" officeooo:rsid="30905997" style:font-name-asian="Arial"/>
    </style:style>
    <style:style style:name="T484" style:family="text">
      <style:text-properties fo:color="#010101" style:text-position="super 58%" style:font-name="標楷體1" fo:font-size="11pt" officeooo:rsid="37a7e0d9" style:font-name-asian="標楷體1" style:font-size-asian="11pt" style:font-size-complex="11pt"/>
    </style:style>
    <style:style style:name="T485" style:family="text">
      <style:text-properties fo:color="#010101" style:text-position="super 58%" style:font-name="標楷體1" fo:font-size="11pt" officeooo:rsid="37b1a5b0" style:font-name-asian="標楷體1" style:font-size-asian="11pt" style:font-size-complex="11pt"/>
    </style:style>
    <style:style style:name="T486" style:family="text">
      <style:text-properties officeooo:rsid="30bfc124"/>
    </style:style>
    <style:style style:name="T487" style:family="text">
      <style:text-properties style:font-name="Liberation Serif1"/>
    </style:style>
    <style:style style:name="T488" style:family="text">
      <style:text-properties style:font-name="Liberation Serif1" style:font-name-asian="標楷體1"/>
    </style:style>
    <style:style style:name="T489" style:family="text">
      <style:text-properties style:font-name="Liberation Serif1" officeooo:rsid="2fbc1835" style:font-name-asian="標楷體1"/>
    </style:style>
    <style:style style:name="T490" style:family="text">
      <style:text-properties style:font-name="Liberation Serif1" officeooo:rsid="1ec344f6" style:font-name-asian="標楷體1"/>
    </style:style>
    <style:style style:name="T491" style:family="text">
      <style:text-properties style:font-name="Liberation Serif1" officeooo:rsid="3093c665"/>
    </style:style>
    <style:style style:name="T492" style:family="text">
      <style:text-properties style:font-name="Liberation Serif1" officeooo:rsid="323d7fc6"/>
    </style:style>
    <style:style style:name="T493" style:family="text">
      <style:text-properties style:font-name="Liberation Serif1" officeooo:rsid="30bfac1e"/>
    </style:style>
    <style:style style:name="T494" style:family="text">
      <style:text-properties style:font-name="Liberation Serif1" officeooo:rsid="352e8af6"/>
    </style:style>
    <style:style style:name="T495" style:family="text">
      <style:text-properties style:font-name="Liberation Serif1" officeooo:rsid="32f203a3"/>
    </style:style>
    <style:style style:name="T496" style:family="text">
      <style:text-properties style:font-name="Liberation Serif1" officeooo:rsid="34e5c8df"/>
    </style:style>
    <style:style style:name="T497" style:family="text">
      <style:text-properties style:font-name="Liberation Serif1" officeooo:rsid="3613d49f"/>
    </style:style>
    <style:style style:name="T498" style:family="text">
      <style:text-properties style:font-name="Liberation Serif1" officeooo:rsid="36e751b0"/>
    </style:style>
    <style:style style:name="T499" style:family="text">
      <style:text-properties officeooo:rsid="322a2819"/>
    </style:style>
    <style:style style:name="T500" style:family="text">
      <style:text-properties fo:color="#1c1c1c" officeooo:rsid="30905997"/>
    </style:style>
    <style:style style:name="T501" style:family="text">
      <style:text-properties fo:color="#1c1c1c" style:font-name="標楷體1" officeooo:rsid="30905997" style:font-name-asian="標楷體1"/>
    </style:style>
    <style:style style:name="T502" style:family="text">
      <style:text-properties fo:color="#1c1c1c" style:font-name="標楷體1" officeooo:rsid="3248dfa0" style:font-name-asian="標楷體1"/>
    </style:style>
    <style:style style:name="T503" style:family="text">
      <style:text-properties fo:color="#1c1c1c" style:font-name="標楷體1" officeooo:rsid="37c8a316" style:font-name-asian="標楷體1"/>
    </style:style>
    <style:style style:name="T504" style:family="text">
      <style:text-properties fo:color="#1c1c1c" style:font-name="標楷體1" officeooo:rsid="3a4d0e7e" style:font-name-asian="標楷體1"/>
    </style:style>
    <style:style style:name="T505" style:family="text">
      <style:text-properties fo:color="#1c1c1c" style:font-name-asian="標楷體1"/>
    </style:style>
    <style:style style:name="T506" style:family="text">
      <style:text-properties fo:color="#1c1c1c" officeooo:rsid="30905997" style:font-name-asian="標楷體1"/>
    </style:style>
    <style:style style:name="T507" style:family="text">
      <style:text-properties style:text-position="sub 58%" style:font-name="標楷體1" style:font-name-asian="標楷體1"/>
    </style:style>
    <style:style style:name="T508" style:family="text">
      <style:text-properties style:text-position="sub 58%" style:font-name="標楷體1" officeooo:rsid="335516eb" style:font-name-asian="標楷體1"/>
    </style:style>
    <style:style style:name="T509" style:family="text">
      <style:text-properties style:text-position="sub 58%" style:font-name="標楷體1" officeooo:rsid="337dd807" style:font-name-asian="標楷體1"/>
    </style:style>
    <style:style style:name="T510" style:family="text">
      <style:text-properties style:text-position="sub 58%" style:font-name="標楷體1" officeooo:rsid="33869fed" style:font-name-asian="標楷體1"/>
    </style:style>
    <style:style style:name="T511" style:family="text">
      <style:text-properties style:text-position="sub 58%" style:font-name="標楷體1" officeooo:rsid="3388f9bf" style:font-name-asian="標楷體1"/>
    </style:style>
    <style:style style:name="T512" style:family="text">
      <style:text-properties style:text-position="sub 58%" style:font-name="標楷體1" officeooo:rsid="34916f70" style:font-name-asian="標楷體1"/>
    </style:style>
    <style:style style:name="T513" style:family="text">
      <style:text-properties style:text-position="sub 58%" style:font-name="標楷體1" officeooo:rsid="349bd448" style:font-name-asian="標楷體1"/>
    </style:style>
    <style:style style:name="T514" style:family="text">
      <style:text-properties style:text-position="sub 58%" style:font-name="標楷體1" officeooo:rsid="34a678fd" style:font-name-asian="標楷體1"/>
    </style:style>
    <style:style style:name="T515" style:family="text">
      <style:text-properties style:text-position="sub 58%" style:font-name="標楷體1" officeooo:rsid="34a91a1b" style:font-name-asian="標楷體1"/>
    </style:style>
    <style:style style:name="T516" style:family="text">
      <style:text-properties style:text-position="sub 58%" style:font-name="標楷體1" officeooo:rsid="34e5c8df" style:font-name-asian="標楷體1"/>
    </style:style>
    <style:style style:name="T517" style:family="text">
      <style:text-properties style:text-position="sub 58%" style:font-name="標楷體1" officeooo:rsid="35358849" style:font-name-asian="標楷體1"/>
    </style:style>
    <style:style style:name="T518" style:family="text">
      <style:text-properties style:text-position="sub 58%" style:font-name="標楷體1" officeooo:rsid="353660a3" style:font-name-asian="標楷體1"/>
    </style:style>
    <style:style style:name="T519" style:family="text">
      <style:text-properties style:text-position="sub 58%" style:font-name="標楷體1" officeooo:rsid="35469479" style:font-name-asian="標楷體1"/>
    </style:style>
    <style:style style:name="T520" style:family="text">
      <style:text-properties style:text-position="sub 58%" style:font-name="標楷體1" officeooo:rsid="354aa4c9" style:font-name-asian="標楷體1"/>
    </style:style>
    <style:style style:name="T521" style:family="text">
      <style:text-properties style:text-position="sub 58%" style:font-name="標楷體1" officeooo:rsid="354aab52" style:font-name-asian="標楷體1"/>
    </style:style>
    <style:style style:name="T522" style:family="text">
      <style:text-properties style:text-position="sub 58%" style:font-name="標楷體1" officeooo:rsid="3681289a" style:font-name-asian="標楷體1"/>
    </style:style>
    <style:style style:name="T523" style:family="text">
      <style:text-properties style:text-position="sub 58%" style:font-name="標楷體1" officeooo:rsid="36841024" style:font-name-asian="標楷體1"/>
    </style:style>
    <style:style style:name="T524" style:family="text">
      <style:text-properties style:text-position="sub 58%" style:font-name="標楷體1" officeooo:rsid="36f0a7c4" style:font-name-asian="標楷體1"/>
    </style:style>
    <style:style style:name="T525" style:family="text">
      <style:text-properties style:text-position="sub 58%" style:font-name="標楷體1" officeooo:rsid="3735349f" style:font-name-asian="標楷體1"/>
    </style:style>
    <style:style style:name="T526" style:family="text">
      <style:text-properties style:text-position="sub 58%" style:font-name="標楷體1" officeooo:rsid="38391f7e" style:font-name-asian="標楷體1"/>
    </style:style>
    <style:style style:name="T527" style:family="text">
      <style:text-properties style:text-position="sub 58%" style:font-name="標楷體1" officeooo:rsid="383a25b6" style:font-name-asian="標楷體1"/>
    </style:style>
    <style:style style:name="T528" style:family="text">
      <style:text-properties style:text-position="sub 58%" style:font-name="標楷體1" officeooo:rsid="384b1cfa" style:font-name-asian="標楷體1"/>
    </style:style>
    <style:style style:name="T529" style:family="text">
      <style:text-properties style:text-position="sub 58%" style:font-name="標楷體1" officeooo:rsid="384ed81e" style:font-name-asian="標楷體1"/>
    </style:style>
    <style:style style:name="T530" style:family="text">
      <style:text-properties style:text-position="sub 58%" style:font-name="標楷體1" officeooo:rsid="385113b2" style:font-name-asian="標楷體1"/>
    </style:style>
    <style:style style:name="T531" style:family="text">
      <style:text-properties style:text-position="sub 58%" style:font-name="標楷體1" officeooo:rsid="3916357c" style:font-name-asian="標楷體1"/>
    </style:style>
    <style:style style:name="T532" style:family="text">
      <style:text-properties style:text-position="sub 58%" style:font-name="標楷體1" officeooo:rsid="39173b42" style:font-name-asian="標楷體1"/>
    </style:style>
    <style:style style:name="T533" style:family="text">
      <style:text-properties style:text-position="sub 58%" style:font-name="標楷體1" officeooo:rsid="395e6c5a" style:font-name-asian="標楷體1"/>
    </style:style>
    <style:style style:name="T534" style:family="text">
      <style:text-properties style:text-position="sub 58%" style:font-name="標楷體1" officeooo:rsid="3a295472" style:font-name-asian="標楷體1"/>
    </style:style>
    <style:style style:name="T535" style:family="text">
      <style:text-properties style:text-position="sub 58%" style:font-name="標楷體1" officeooo:rsid="3a2cfe10" style:font-name-asian="標楷體1"/>
    </style:style>
    <style:style style:name="T536" style:family="text">
      <style:text-properties style:text-position="sub 58%" style:font-name="標楷體1" officeooo:rsid="3a333b68" style:font-name-asian="標楷體1"/>
    </style:style>
    <style:style style:name="T537" style:family="text">
      <style:text-properties style:text-position="sub 58%" style:font-name="標楷體1" officeooo:rsid="3a389ae2" style:font-name-asian="標楷體1"/>
    </style:style>
    <style:style style:name="T538" style:family="text">
      <style:text-properties style:text-position="sub 58%" style:font-name="標楷體1" officeooo:rsid="3a3b15ee" style:font-name-asian="標楷體1"/>
    </style:style>
    <style:style style:name="T539" style:family="text">
      <style:text-properties style:text-position="sub 58%" style:font-name="標楷體1" officeooo:rsid="3a3ba498" style:font-name-asian="標楷體1"/>
    </style:style>
    <style:style style:name="T540" style:family="text">
      <style:text-properties style:text-position="sub 58%" style:font-name="標楷體1" officeooo:rsid="3a415f92" style:font-name-asian="標楷體1"/>
    </style:style>
    <style:style style:name="T541" style:family="text">
      <style:text-properties style:text-position="sub 58%" style:font-name="標楷體1" officeooo:rsid="3a43511a" style:font-name-asian="標楷體1"/>
    </style:style>
    <style:style style:name="T542" style:family="text">
      <style:text-properties style:text-position="sub 58%" style:font-name="標楷體1" officeooo:rsid="3a4d0e7e" style:font-name-asian="標楷體1"/>
    </style:style>
    <style:style style:name="T543" style:family="text">
      <style:text-properties style:text-position="sub 58%" style:font-name="標楷體1" officeooo:rsid="3a4ef54c" style:font-name-asian="標楷體1"/>
    </style:style>
    <style:style style:name="T544" style:family="text">
      <style:text-properties style:text-position="sub 58%" style:font-name="標楷體1" officeooo:rsid="3a512260" style:font-name-asian="標楷體1"/>
    </style:style>
    <style:style style:name="T545" style:family="text">
      <style:text-properties style:text-position="sub 58%" style:font-name="標楷體1" officeooo:rsid="3a5400c4" style:font-name-asian="標楷體1"/>
    </style:style>
    <style:style style:name="T546" style:family="text">
      <style:text-properties style:text-position="sub 58%" style:font-name="標楷體1" officeooo:rsid="3a564e11" style:font-name-asian="標楷體1"/>
    </style:style>
    <style:style style:name="T547" style:family="text">
      <style:text-properties officeooo:rsid="32f203a3"/>
    </style:style>
    <style:style style:name="T548" style:family="text">
      <style:text-properties officeooo:rsid="349ef7ab"/>
    </style:style>
    <style:style style:name="T549" style:family="text">
      <style:text-properties officeooo:rsid="32bbad30"/>
    </style:style>
    <style:style style:name="T550" style:family="text">
      <style:text-properties officeooo:rsid="3613d49f"/>
    </style:style>
    <style:style style:name="T551" style:family="text">
      <style:text-properties style:text-position="super 58%" style:font-name="標楷體1"/>
    </style:style>
    <style:style style:name="T552" style:family="text">
      <style:text-properties style:text-position="super 58%" style:font-name="標楷體1" officeooo:rsid="3613d49f" style:font-name-asian="標楷體1"/>
    </style:style>
    <style:style style:name="T553" style:family="text">
      <style:text-properties style:text-position="super 58%" style:font-name="標楷體1" officeooo:rsid="3616cc17" style:font-name-asian="標楷體1"/>
    </style:style>
    <style:style style:name="T554" style:family="text">
      <style:text-properties style:text-position="super 58%" style:font-name="標楷體1" officeooo:rsid="3619ce52" style:font-name-asian="標楷體1"/>
    </style:style>
    <style:style style:name="T555" style:family="text">
      <style:text-properties style:text-position="super 58%" style:font-name="標楷體1" officeooo:rsid="37a7e0d9" style:font-name-asian="標楷體1"/>
    </style:style>
    <style:style style:name="T556" style:family="text">
      <style:text-properties style:text-position="super 58%" style:font-name="標楷體1" officeooo:rsid="37b1a5b0" style:font-name-asian="標楷體1"/>
    </style:style>
    <style:style style:name="T557" style:family="text">
      <style:text-properties style:text-position="super 58%" style:font-name="標楷體1" officeooo:rsid="368f088f" style:font-name-asian="標楷體1"/>
    </style:style>
    <style:style style:name="T558" style:family="text">
      <style:text-properties style:text-position="super 58%" style:font-name="標楷體1" officeooo:rsid="36911baa" style:font-name-asian="標楷體1"/>
    </style:style>
    <style:style style:name="T559" style:family="text">
      <style:text-properties style:text-position="super 58%" style:font-name="標楷體1" officeooo:rsid="3a564e11" style:font-name-asian="標楷體1"/>
    </style:style>
    <style:style style:name="T560" style:family="text">
      <style:text-properties style:font-name="標楷體"/>
    </style:style>
    <style:style style:name="T561" style:family="text">
      <style:text-properties style:font-name="標楷體" officeooo:rsid="3126c84e" style:font-name-asian="標楷體"/>
    </style:style>
    <style:style style:name="T562" style:family="text">
      <style:text-properties style:font-name="標楷體" officeooo:rsid="3936ed2d" style:font-name-asian="標楷體"/>
    </style:style>
    <style:style style:name="T563" style:family="text">
      <style:text-properties style:font-name="標楷體" officeooo:rsid="363068bc" style:font-name-asian="標楷體1"/>
    </style:style>
    <style:style style:name="T564" style:family="text">
      <style:text-properties style:font-name="標楷體" officeooo:rsid="37223fc0" style:font-name-asian="標楷體1"/>
    </style:style>
    <style:style style:name="T565" style:family="text">
      <style:text-properties style:font-name="標楷體" officeooo:rsid="395e6c5a" style:font-name-asian="標楷體1"/>
    </style:style>
    <style:style style:name="T566" style:family="text">
      <style:text-properties officeooo:rsid="362ec99c"/>
    </style:style>
    <style:style style:name="T567" style:family="text">
      <style:text-properties officeooo:rsid="3646e242"/>
    </style:style>
    <style:style style:name="T568" style:family="text">
      <style:text-properties officeooo:rsid="364a0136"/>
    </style:style>
    <style:style style:name="T569" style:family="text">
      <style:text-properties fo:font-size="14pt" officeooo:rsid="3716564f" style:font-name-asian="標楷體1" style:font-size-asian="14pt" style:font-size-complex="14pt"/>
    </style:style>
    <style:style style:name="T570" style:family="text">
      <style:text-properties officeooo:rsid="17cb7444"/>
    </style:style>
    <style:style style:name="T571" style:family="text">
      <style:text-properties officeooo:rsid="3a1d85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08727788" text:style-name="L1">
        <text:list-item>
          <text:p text:style-name="P30"><text:bookmark-start text:name="量子"/>量子<text:bookmark-end text:name="量子"/></text:p>
          <text:list>
            <text:list-item>
              <text:p text:style-name="P695">量子 是（人類 認定的）量子。</text:p>
            </text:list-item>
            <text:list-item>
              <text:p text:style-name="P696"><text:span text:style-name="T494">（</text:span><text:span text:style-name="T498">關鍵字 精簡版列表</text:span><text:span text:style-name="T494">）</text:span></text:p>
              <text:list>
                <text:list-item>
                  <text:p text:style-name="P696">量子<text:span text:style-name="T335"> </text:span><text:span text:style-name="T333">↔</text:span><text:span text:style-name="T335"> </text:span>星體<text:span text:style-name="T494">。</text:span></text:p>
                </text:list-item>
                <text:list-item>
                  <text:p text:style-name="P696"><text:span text:style-name="T549">量子的 能量（分佈）是 連續（分佈）</text:span><text:span text:style-name="T494">。</text:span></text:p>
                </text:list-item>
                <text:list-item>
                  <text:p text:style-name="P696"><text:span text:style-name="T547">（愛因斯坦 的）光電效應</text:span><text:span text:style-name="T494">。</text:span></text:p>
                </text:list-item>
                <text:list-item>
                  <text:p text:style-name="P696"><text:span text:style-name="T495">（</text:span><text:span text:style-name="T496">緊實</text:span><text:span text:style-name="T495"> 的）第一個粒子、第二個粒子 有機率不是 互相 穿過，有機率是 互相 碰撞</text:span><text:span text:style-name="T494">。</text:span></text:p>
                  <text:list>
                    <text:list-item>
                      <text:p text:style-name="P696"><text:span text:style-name="T495">（鬆散 的）第一個粒子、第二個粒子 有機率 互相 穿過、錯過</text:span><text:span text:style-name="T494">。</text:span></text:p>
                    </text:list-item>
                  </text:list>
                </text:list-item>
                <text:list-item>
                  <text:p text:style-name="P696"><text:span text:style-name="T494">（波爾 認定的）量子疊加態</text:span>。</text:p>
                </text:list-item>
                <text:list-item>
                  <text:p text:style-name="P697"><text:span text:style-name="T494">（波爾 認定的）</text:span><text:span text:style-name="T570">量子糾纏</text:span>。</text:p>
                </text:list-item>
                <text:list-item>
                  <text:p text:style-name="P698"><text:span text:style-name="T494">（海森堡 認定的）測不準原理</text:span>。</text:p>
                </text:list-item>
                <text:list-item>
                  <text:p text:style-name="P699"><text:span text:style-name="T497">量子退相干</text:span>。</text:p>
                </text:list-item>
              </text:list>
            </text:list-item>
            <text:list-item>
              <text:p text:style-name="P695">明顯例子，量子<text:span text:style-name="T335"> </text:span><text:span text:style-name="T333">↔</text:span><text:span text:style-name="T335"> </text:span>星體。</text:p>
              <text:list>
                <text:list-item>
                  <text:p text:style-name="P695">星體 的 明顯例子，行星、衛星、彗星、小行星、恆星、黑洞。</text:p>
                </text:list-item>
                <text:list-item>
                  <text:p text:style-name="P700">明顯例子，量子<text:span text:style-name="T335"> </text:span><text:span text:style-name="T333">↔</text:span><text:span text:style-name="T335"> 行星</text:span>。</text:p>
                  <text:list>
                    <text:list-item>
                      <text:p text:style-name="P700">量子<text:span text:style-name="T335"> </text:span><text:span text:style-name="T333">↔</text:span><text:span text:style-name="T335"> </text:span><text:span text:style-name="T493">固態型行星、液態型行星、氣態型行星、電漿型行星、固態和液態複合型行星</text:span>。</text:p>
                    </text:list-item>
                    <text:list-item>
                      <text:p text:style-name="P701">一份量子<text:span text:style-name="T335"> </text:span><text:span text:style-name="T333">↔</text:span><text:span text:style-name="T335"> 一顆行星</text:span>。</text:p>
                      <text:list>
                        <text:list-item>
                          <text:p text:style-name="P701">一份量子 是（人類 認定的）一份 量子。</text:p>
                          <text:list>
                            <text:list-item>
                              <text:p text:style-name="P701">量子 的 明顯例子，（人類 認定的）光量子。</text:p>
                            </text:list-item>
                          </text:list>
                        </text:list-item>
                        <text:list-item>
                          <text:p text:style-name="P702">量子 有大有小<text:span text:style-name="T335"> </text:span><text:span text:style-name="T333">↔</text:span><text:span text:style-name="T335"> 行星 有大有小</text:span>。</text:p>
                        </text:list-item>
                      </text:list>
                    </text:list-item>
                    <text:list-item>
                      <text:p text:style-name="P703">量子 能夠（再）被細分<text:span text:style-name="T335"> </text:span><text:span text:style-name="T333">↔</text:span><text:span text:style-name="T335"> 行星 </text:span>能夠（再）被細分。</text:p>
                      <text:list>
                        <text:list-item>
                          <text:p text:style-name="P237"><text:span text:style-name="T341">行星 </text:span><text:span text:style-name="T337">能夠（再）被細分 </text:span><text:span text:style-name="T342">的 明顯例子，地表、地殼、地幔</text:span><text:span text:style-name="T337">。</text:span></text:p>
                        </text:list-item>
                        <text:list-item>
                          <text:p text:style-name="P237"><text:span text:style-name="T341">行星 </text:span><text:span text:style-name="T337">能夠（再）被細分 </text:span><text:span text:style-name="T342">的 明顯例子，大氣、大海、大地</text:span><text:span text:style-name="T337">。</text:span></text:p>
                        </text:list-item>
                        <text:list-item>
                          <text:p text:style-name="P238"><text:span text:style-name="T341">行星 </text:span><text:span text:style-name="T337">能夠（再）被細分 </text:span><text:span text:style-name="T342">的 明顯例子，空氣、海水、土壤</text:span><text:span text:style-name="T337">。</text:span></text:p>
                        </text:list-item>
                        <text:list-item>
                          <text:p text:style-name="P239"><text:span text:style-name="T341">行星 </text:span><text:span text:style-name="T337">能夠（再）被細分 </text:span><text:span text:style-name="T342">的 明顯例子，氮氣、氧氣、氫氣</text:span><text:span text:style-name="T337">。</text:span></text:p>
                        </text:list-item>
                        <text:list-item>
                          <text:p text:style-name="P240"><text:span text:style-name="T341">行星 </text:span><text:span text:style-name="T337">能夠（再）被細分 </text:span><text:span text:style-name="T342">的 明顯例子，中子、質子、電子</text:span><text:span text:style-name="T337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1"><text:span text:style-name="T23">量子的 能量（分佈）</text:span><text:span text:style-name="T44">是 連續（分佈），明顯例子</text:span><text:span text:style-name="T337">。</text:span></text:p>
              <text:list>
                <text:list-item>
                  <text:p text:style-name="P242"><text:span text:style-name="T337">已知，普朗克 認定，</text:span><text:span text:style-name="T3">E = </text:span><text:span text:style-name="T23">n * h * f</text:span><text:span text:style-name="T343">。</text:span></text:p>
                  <text:list>
                    <text:list-item>
                      <text:p text:style-name="P240"><text:span text:style-name="T23">E 是 量子的 能量</text:span><text:span text:style-name="T343">。</text:span></text:p>
                    </text:list-item>
                    <text:list-item>
                      <text:p text:style-name="P711">n 不是 量子的 數量。</text:p>
                    </text:list-item>
                    <text:list-item>
                      <text:p text:style-name="P243"><text:span text:style-name="T65">n 是 量子的 震動次數、震盪次數、輻射次數</text:span><text:span text:style-name="T337">。</text:span></text:p>
                      <text:list>
                        <text:list-item>
                          <text:p text:style-name="P244"><text:span text:style-name="T3">n 是 </text:span><text:span text:style-name="T45">0、</text:span><text:span text:style-name="T337">正整數。</text:span></text:p>
                          <text:list>
                            <text:list-item>
                              <text:p text:style-name="P243"><text:span text:style-name="T337">明顯例子，</text:span><text:span text:style-name="T3">n = </text:span><text:span text:style-name="T45">0、</text:span><text:span text:style-name="T3">1、2、…</text:span><text:span text:style-name="T337">。</text:span></text:p>
                            </text:list-item>
                          </text:list>
                        </text:list-item>
                        <text:list-item>
                          <text:p text:style-name="P31">假定，某一特定黑體 包覆 某一特定量子。</text:p>
                          <text:list>
                            <text:list-item>
                              <text:p text:style-name="P31">假定，該黑體的 溫度 穩定、穩態。</text:p>
                              <text:list>
                                <text:list-item>
                                  <text:p text:style-name="P31">該量子的 振動頻率、震盪頻率 穩定、穩態。</text:p>
                                </text:list-item>
                                <text:list-item>
                                  <text:p text:style-name="P32">該量子的 震動波形、震盪波形 穩定、穩態。</text:p>
                                </text:list-item>
                                <text:list-item>
                                  <text:p text:style-name="P32">該量子 輻射、發射、釋放 某一特定頻率的 光、電磁波。</text:p>
                                </text:list-item>
                              </text:list>
                            </text:list-item>
                            <text:list-item>
                              <text:p text:style-name="P245"><text:span text:style-name="T337">假定，實驗時間 之內，沒有接收到</text:span><text:span text:style-name="T3"> </text:span><text:span text:style-name="T68">完</text:span><text:span text:style-name="T358">整的 </text:span><text:span text:style-name="T68">波形，n += </text:span><text:span text:style-name="T69">0</text:span><text:span text:style-name="T337">。</text:span><text:span text:style-name="T459">（</text:span><text:span text:style-name="T460">n += </text:span><text:span text:style-name="T461">0</text:span><text:span text:style-name="T460"> 是 程式語言的（n += </text:span><text:span text:style-name="T461">0</text:span><text:span text:style-name="T460">）</text:span><text:span text:style-name="T459">）</text:span></text:p>
                            </text:list-item>
                            <text:list-item>
                              <text:p text:style-name="P246"><text:span text:style-name="T337">假定，實驗時間 之內，接收到</text:span><text:span text:style-name="T3"> </text:span><text:span text:style-name="T68">完</text:span><text:span text:style-name="T358">整的 </text:span><text:span text:style-name="T68">波形，n += 1</text:span><text:span text:style-name="T358">。</text:span></text:p>
                            </text:list-item>
                            <text:list-item>
                              <text:p text:style-name="P245"><text:span text:style-name="T337">假定，實驗時間 之內，接收到</text:span><text:span text:style-name="T3"> </text:span><text:span text:style-name="T69">m</text:span><text:span text:style-name="T68">個完</text:span><text:span text:style-name="T358">整的 </text:span><text:span text:style-name="T68">波形，n += </text:span><text:span text:style-name="T69">m</text:span><text:span text:style-name="T337">。</text:span></text:p>
                            </text:list-item>
                            <text:list-item>
                              <text:p text:style-name="P245"><text:span text:style-name="T337">已知</text:span><text:span text:style-name="T3">，</text:span><text:span text:style-name="T70">m </text:span><text:span text:style-name="T359">是 整數。</text:span></text:p>
                              <text:list>
                                <text:list-item>
                                  <text:p text:style-name="P243"><text:span text:style-name="T337">該量子的 震盪次數（</text:span><text:span text:style-name="T71">n）（自然而然、理所當然）</text:span><text:span text:style-name="T3">是 </text:span><text:span text:style-name="T67">0、</text:span><text:span text:style-name="T357">正整數。</text:span></text:p>
                                </text:list-item>
                              </text:list>
                            </text:list-item>
                            <text:list-item>
                              <text:p text:style-name="P37">明顯例子，假定，某一特定黑體的 溫度 穩定、穩態。</text:p>
                              <text:list>
                                <text:list-item>
                                  <text:p text:style-name="P37">（該黑體 輻射、發射、釋放 的）光、電磁波 穩定、穩態。</text:p>
                                  <text:list>
                                    <text:list-item>
                                      <text:p text:style-name="P37">光、電磁波 穩定、穩態 的 震動、震盪、周期性變化。</text:p>
                                    </text:list-item>
                                  </text:list>
                                </text:list-item>
                                <text:list-item>
                                  <text:p text:style-name="P440"><text:span text:style-name="T337">假定，</text:span><text:span text:style-name="T357">（該黑體 輻射、發射、釋放 的）光 有（震盪頻率）</text:span><text:span text:style-name="T72">10000（Hz）的光</text:span><text:span text:style-name="T337">。</text:span></text:p>
                                  <text:list>
                                    <text:list-item>
                                      <text:p text:style-name="P441"><text:span text:style-name="T357">（ 輻射、發射、釋放 光 的）量子 有（震盪頻率）</text:span><text:span text:style-name="T72">10000（Hz）的 </text:span><text:span text:style-name="T357">量子</text:span><text:span text:style-name="T337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47"><text:span text:style-name="T357">假定，某一特定個體 看的到（震盪頻率）</text:span><text:span text:style-name="T72">10000（Hz）的光</text:span><text:span text:style-name="T360">。</text:span></text:p>
                                  <text:list>
                                    <text:list-item>
                                      <text:p text:style-name="P442"><text:span text:style-name="T72">10000（Hz）= 10000（次/秒）= 0.0001（秒/次）</text:span><text:span text:style-name="T360">。</text:span></text:p>
                                      <text:list>
                                        <text:list-item>
                                          <text:p text:style-name="P443"><text:span text:style-name="T72">10000（Hz）的</text:span><text:span text:style-name="T360">光，每</text:span><text:span text:style-name="T72">0.0001秒 震動、震盪 一次</text:span><text:span text:style-name="T360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44"><text:span text:style-name="T360">假定，該個體 看 該黑體 </text:span><text:span text:style-name="T72">0.0001秒</text:span><text:span text:style-name="T360">。</text:span></text:p>
                                  <text:list>
                                    <text:list-item>
                                      <text:p text:style-name="P445"><text:span text:style-name="T360">該個體 看的到、感測的到</text:span><text:span text:style-name="T357">（完整的）</text:span><text:span text:style-name="T72">10000（Hz）的</text:span><text:span text:style-name="T360">光。</text:span></text:p>
                                    </text:list-item>
                                    <text:list-item>
                                      <text:p text:style-name="P446"><text:span text:style-name="T360">該個體 有機率認定，</text:span><text:span text:style-name="T357">（震盪頻率）</text:span><text:span text:style-name="T72">10000（Hz）的</text:span><text:span text:style-name="T360">光 存在。</text:span></text:p>
                                    </text:list-item>
                                    <text:list-item>
                                      <text:p text:style-name="P447"><text:span text:style-name="T360">該個體 計</text:span><text:span text:style-name="T72">數</text:span><text:span text:style-name="T73">1次，</text:span><text:span text:style-name="T72">10000（Hz）的</text:span><text:span text:style-name="T360">光</text:span><text:span text:style-name="T361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448"><text:span text:style-name="T360">假定，該個體 看 該黑體 </text:span><text:span text:style-name="T72">0.000</text:span><text:span text:style-name="T87">5</text:span><text:span text:style-name="T72">秒</text:span><text:span text:style-name="T360">。</text:span></text:p>
                                  <text:list>
                                    <text:list-item>
                                      <text:p text:style-name="P445"><text:span text:style-name="T360">該個體 看的到、感測的到</text:span><text:span text:style-name="T357">（完整的）</text:span><text:span text:style-name="T72">10000（Hz）的</text:span><text:span text:style-name="T360">光。</text:span></text:p>
                                    </text:list-item>
                                    <text:list-item>
                                      <text:p text:style-name="P446"><text:span text:style-name="T360">該個體 有機率認定，</text:span><text:span text:style-name="T72">10000（Hz）的</text:span><text:span text:style-name="T360">光 存在。</text:span></text:p>
                                    </text:list-item>
                                    <text:list-item>
                                      <text:p text:style-name="P447"><text:span text:style-name="T360">該個體 計</text:span><text:span text:style-name="T72">數</text:span><text:span text:style-name="T87">5</text:span><text:span text:style-name="T73">次，</text:span><text:span text:style-name="T72">10000（Hz）的</text:span><text:span text:style-name="T360">光</text:span><text:span text:style-name="T7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449"><text:span text:style-name="T360">假定，該個體 看 該黑體 </text:span><text:span text:style-name="T72">0.000</text:span><text:span text:style-name="T87">5</text:span><text:span text:style-name="T90">5</text:span><text:span text:style-name="T72">秒</text:span><text:span text:style-name="T360">。</text:span></text:p>
                                  <text:list>
                                    <text:list-item>
                                      <text:p text:style-name="P445"><text:span text:style-name="T360">該個體 看的到、感測的到</text:span><text:span text:style-name="T357">（完整的）</text:span><text:span text:style-name="T72">10000（Hz）的</text:span><text:span text:style-name="T360">光。</text:span></text:p>
                                    </text:list-item>
                                    <text:list-item>
                                      <text:p text:style-name="P449"><text:span text:style-name="T360">該個體 有機率認定，</text:span><text:span text:style-name="T72">10000（Hz）的</text:span><text:span text:style-name="T360">光 存在。</text:span></text:p>
                                    </text:list-item>
                                    <text:list-item>
                                      <text:p text:style-name="P450"><text:span text:style-name="T360">該個體 有機率 計</text:span><text:span text:style-name="T72">數</text:span><text:span text:style-name="T87">5</text:span><text:span text:style-name="T73">次，</text:span><text:span text:style-name="T72">10000（Hz）的</text:span><text:span text:style-name="T360">光</text:span><text:span text:style-name="T73">。</text:span></text:p>
                                    </text:list-item>
                                    <text:list-item>
                                      <text:p text:style-name="P451"><text:span text:style-name="T73">假定，</text:span><text:span text:style-name="T360">該個體 看不到</text:span><text:span text:style-name="T357">（</text:span><text:span text:style-name="T72">0.000</text:span><text:span text:style-name="T87">5</text:span><text:span text:style-name="T90">5</text:span><text:span text:style-name="T72">秒 </text:span><text:span text:style-name="T88">當中</text:span><text:span text:style-name="T357">）不完整的</text:span><text:span text:style-name="T72">10000（Hz）的</text:span><text:span text:style-name="T360">光</text:span><text:span text:style-name="T73">。</text:span></text:p>
                                      <text:list>
                                        <text:list-item>
                                          <text:p text:style-name="P449"><text:span text:style-name="T72">該個體 計數</text:span><text:span text:style-name="T87">5</text:span><text:span text:style-name="T73">次，</text:span><text:span text:style-name="T72">10000（Hz）的光</text:span><text:span text:style-name="T73">。</text:span></text:p>
                                          <text:list>
                                            <text:list-item>
                                              <text:p text:style-name="P452"><text:span text:style-name="T360">該個體 看的到</text:span><text:span text:style-name="T357">（</text:span><text:span text:style-name="T72">0.000</text:span><text:span text:style-name="T87">5</text:span><text:span text:style-name="T90">5</text:span><text:span text:style-name="T72">秒 </text:span><text:span text:style-name="T88">當中</text:span><text:span text:style-name="T357">）完整的</text:span><text:span text:style-name="T72">10000（Hz）的</text:span><text:span text:style-name="T360">光</text:span><text:span text:style-name="T73">。</text:span></text:p>
                                            </text:list-item>
                                            <text:list-item>
                                              <text:p text:style-name="P452"><text:span text:style-name="T360">該個體 看不到</text:span><text:span text:style-name="T357">（</text:span><text:span text:style-name="T72">0.000</text:span><text:span text:style-name="T87">5</text:span><text:span text:style-name="T90">5</text:span><text:span text:style-name="T72">秒 </text:span><text:span text:style-name="T88">當中</text:span><text:span text:style-name="T357">）不完整的</text:span><text:span text:style-name="T72">10000（Hz）的</text:span><text:span text:style-name="T360">光</text:span><text:span text:style-name="T7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1"><text:span text:style-name="T73">假定，</text:span><text:span text:style-name="T360">該個體 看的到</text:span><text:span text:style-name="T357">（</text:span><text:span text:style-name="T72">0.000</text:span><text:span text:style-name="T87">5</text:span><text:span text:style-name="T90">5</text:span><text:span text:style-name="T72">秒 </text:span><text:span text:style-name="T88">當中</text:span><text:span text:style-name="T357">）不完整的</text:span><text:span text:style-name="T72">10000（Hz）的</text:span><text:span text:style-name="T360">光</text:span><text:span text:style-name="T73">。</text:span></text:p>
                                      <text:list>
                                        <text:list-item>
                                          <text:p text:style-name="P453"><text:span text:style-name="T73">假定，該個體 認定，</text:span><text:span text:style-name="T67">不完整的</text:span><text:span text:style-name="T72">10000（Hz）的光的</text:span><text:span text:style-name="T98">f 是 </text:span><text:span text:style-name="T72">10000</text:span><text:span text:style-name="T99">(Hz)</text:span><text:span text:style-name="T73">。</text:span></text:p>
                                          <text:list>
                                            <text:list-item>
                                              <text:p text:style-name="P454"><text:span text:style-name="T72">該個體 計數</text:span><text:span text:style-name="T101">6</text:span><text:span text:style-name="T73">次，</text:span><text:span text:style-name="T72">10000（Hz）的</text:span><text:span text:style-name="T360">光</text:span><text:span text:style-name="T7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55"><text:span text:style-name="T73">假定，該個體 不認定，</text:span><text:span text:style-name="T357">不完整的</text:span><text:span text:style-name="T72">10000</text:span><text:span text:style-name="T100">(</text:span><text:span text:style-name="T72">Hz</text:span><text:span text:style-name="T100">)</text:span><text:span text:style-name="T72">的</text:span><text:span text:style-name="T360">光的</text:span><text:span text:style-name="T98">f是</text:span><text:span text:style-name="T72">10000</text:span><text:span text:style-name="T99">(Hz)</text:span><text:span text:style-name="T73">。</text:span></text:p>
                                          <text:list>
                                            <text:list-item>
                                              <text:p text:style-name="P454"><text:span text:style-name="T72">該個體 計數</text:span><text:span text:style-name="T87">5</text:span><text:span text:style-name="T73">次，</text:span><text:span text:style-name="T72">10000（Hz）的</text:span><text:span text:style-name="T360">光</text:span><text:span text:style-name="T73">。</text:span></text:p>
                                            </text:list-item>
                                            <text:list-item>
                                              <text:p text:style-name="P456"><text:span text:style-name="T72">該個體 有機率 計數</text:span><text:span text:style-name="T89">1</text:span><text:span text:style-name="T73">次，</text:span><text:span text:style-name="T91">2</text:span><text:span text:style-name="T72">000</text:span><text:span text:style-name="T96">0</text:span><text:span text:style-name="T72">（Hz）的</text:span><text:span text:style-name="T90">光。</text:span></text:p>
                                            </text:list-item>
                                            <text:list-item>
                                              <text:p text:style-name="P469"><text:span text:style-name="T72">不</text:span><text:span text:style-name="T92">完整光波的時間長度 = (感測的時間長度-完整光波的時間長度)</text:span><text:span text:style-name="T72">。</text:span></text:p>
                                            </text:list-item>
                                            <text:list-item>
                                              <text:p text:style-name="P470"><text:span text:style-name="T94">0.00005 = </text:span><text:span text:style-name="T90">(</text:span><text:span text:style-name="T72">0.000</text:span><text:span text:style-name="T87">5</text:span><text:span text:style-name="T90">5–</text:span><text:span text:style-name="T94">0.0005)</text:span><text:span text:style-name="T72">（Hz）</text:span><text:span text:style-name="T3">。</text:span></text:p>
                                            </text:list-item>
                                            <text:list-item>
                                              <text:p text:style-name="P471"><text:span text:style-name="T72">不</text:span><text:span text:style-name="T92">完整光波的震動頻率</text:span><text:span text:style-name="T94"> = </text:span><text:span text:style-name="T97">(</text:span><text:span text:style-name="T93">1 /</text:span><text:span text:style-name="T72"> 不</text:span><text:span text:style-name="T92">完整光波的時間長度</text:span><text:span text:style-name="T102">)</text:span><text:span text:style-name="T72">。</text:span></text:p>
                                            </text:list-item>
                                            <text:list-item>
                                              <text:p text:style-name="P457"><text:span text:style-name="T95">2</text:span><text:span text:style-name="T94">0000 </text:span><text:span text:style-name="T95">= </text:span><text:span text:style-name="T97">(</text:span><text:span text:style-name="T95">1 / </text:span><text:span text:style-name="T94">0.00005</text:span><text:span text:style-name="T97">)</text:span><text:span text:style-name="T72">（Hz）</text:span><text:span text:style-name="T73">。</text:span></text:p>
                                            </text:list-item>
                                            <text:list-item>
                                              <text:p text:style-name="P458"><text:span text:style-name="T72">不</text:span><text:span text:style-name="T92">完整光波的震動頻率</text:span><text:span text:style-name="T94"> = </text:span><text:span text:style-name="T91">2</text:span><text:span text:style-name="T72">000</text:span><text:span text:style-name="T96">0</text:span><text:span text:style-name="T72">（Hz）</text:span><text:span text:style-name="T7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59"><text:span text:style-name="T360">假定，該個體 看 該黑體 </text:span><text:span text:style-name="T72">0.000</text:span><text:span text:style-name="T73">05</text:span><text:span text:style-name="T72">秒</text:span><text:span text:style-name="T360">。</text:span></text:p>
                                  <text:list>
                                    <text:list-item>
                                      <text:p text:style-name="P459"><text:span text:style-name="T360">該個體 看不到、感測不到</text:span><text:span text:style-name="T357">（完整的）</text:span><text:span text:style-name="T72">10000（Hz）的</text:span><text:span text:style-name="T360">光。</text:span></text:p>
                                    </text:list-item>
                                    <text:list-item>
                                      <text:p text:style-name="P459"><text:span text:style-name="T360">該個體 有機率認定，</text:span><text:span text:style-name="T72">10000（Hz）的</text:span><text:span text:style-name="T360">光 不存在。</text:span></text:p>
                                    </text:list-item>
                                    <text:list-item>
                                      <text:p text:style-name="P460"><text:span text:style-name="T72">該個體 有機率 計數</text:span><text:span text:style-name="T73">0次，</text:span><text:span text:style-name="T72">10000（Hz）的</text:span><text:span text:style-name="T360">光。</text:span></text:p>
                                    </text:list-item>
                                    <text:list-item>
                                      <text:p text:style-name="P461"><text:span text:style-name="T360">假定，該個體 看不到</text:span><text:span text:style-name="T357">（</text:span><text:span text:style-name="T72">0.000</text:span><text:span text:style-name="T103">0</text:span><text:span text:style-name="T90">5</text:span><text:span text:style-name="T72">秒 </text:span><text:span text:style-name="T88">當中</text:span><text:span text:style-name="T357">）不完整的</text:span><text:span text:style-name="T72">10000（Hz）的</text:span><text:span text:style-name="T360">光 </text:span></text:p>
                                      <text:list>
                                        <text:list-item>
                                          <text:p text:style-name="P461"><text:span text:style-name="T360">該個體 看不到、感測不到 </text:span><text:span text:style-name="T72">10000（Hz）的</text:span><text:span text:style-name="T360">光。</text:span></text:p>
                                          <text:list>
                                            <text:list-item>
                                              <text:p text:style-name="P462"><text:span text:style-name="T360">該個體 有機率認定，</text:span><text:span text:style-name="T72">10000（Hz）的</text:span><text:span text:style-name="T360">光 不存在。</text:span></text:p>
                                            </text:list-item>
                                            <text:list-item>
                                              <text:p text:style-name="P447"><text:span text:style-name="T72">該個體 計數</text:span><text:span text:style-name="T73">0次，</text:span><text:span text:style-name="T72">10000（Hz）的</text:span><text:span text:style-name="T360">光</text:span><text:span text:style-name="T7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63"><text:span text:style-name="T73">假定，</text:span><text:span text:style-name="T360">該個體 看的到</text:span><text:span text:style-name="T357">（</text:span><text:span text:style-name="T72">0.000</text:span><text:span text:style-name="T104">0</text:span><text:span text:style-name="T90">5</text:span><text:span text:style-name="T72">秒 </text:span><text:span text:style-name="T88">當中</text:span><text:span text:style-name="T357">）不完整的</text:span><text:span text:style-name="T72">10000（Hz）的</text:span><text:span text:style-name="T360">光</text:span><text:span text:style-name="T73">。</text:span></text:p>
                                      <text:list>
                                        <text:list-item>
                                          <text:p text:style-name="P463"><text:span text:style-name="T73">假定，該個體 認定，</text:span><text:span text:style-name="T67">不完整的</text:span><text:span text:style-name="T72">10000（Hz）的光的</text:span><text:span text:style-name="T98">f 是 </text:span><text:span text:style-name="T72">10000</text:span><text:span text:style-name="T99">(Hz)</text:span><text:span text:style-name="T73">。</text:span></text:p>
                                          <text:list>
                                            <text:list-item>
                                              <text:p text:style-name="P463"><text:span text:style-name="T72">該個體 計數</text:span><text:span text:style-name="T104">1</text:span><text:span text:style-name="T73">次，</text:span><text:span text:style-name="T72">10000（Hz）的</text:span><text:span text:style-name="T360">光</text:span><text:span text:style-name="T7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63"><text:span text:style-name="T73">假定，該個體 不認定，</text:span><text:span text:style-name="T357">不完整的</text:span><text:span text:style-name="T72">10000</text:span><text:span text:style-name="T100">(</text:span><text:span text:style-name="T72">Hz</text:span><text:span text:style-name="T100">)</text:span><text:span text:style-name="T72">的</text:span><text:span text:style-name="T360">光的</text:span><text:span text:style-name="T98">f是</text:span><text:span text:style-name="T72">10000</text:span><text:span text:style-name="T99">(Hz)</text:span><text:span text:style-name="T73">。</text:span></text:p>
                                          <text:list>
                                            <text:list-item>
                                              <text:p text:style-name="P463"><text:span text:style-name="T72">該個體 有機率 計數</text:span><text:span text:style-name="T89">1</text:span><text:span text:style-name="T73">次，</text:span><text:span text:style-name="T91">2</text:span><text:span text:style-name="T72">000</text:span><text:span text:style-name="T96">0</text:span><text:span text:style-name="T72">（Hz）的</text:span><text:span text:style-name="T90">光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12">該個體 有機率認定，光、量子、能量 不是 連續、波、連續函數。</text:p>
                                  <text:list>
                                    <text:list-item>
                                      <text:p text:style-name="P712">光 是（（該黑體 的）量子 輻射、發射、釋放 的）光。</text:p>
                                    </text:list-item>
                                    <text:list-item>
                                      <text:p text:style-name="P713">量子 是（輻射、發射、釋放 光 的）量子。</text:p>
                                    </text:list-item>
                                    <text:list-item>
                                      <text:p text:style-name="P714">能量 是 該黑體的 能量。</text:p>
                                      <text:list>
                                        <text:list-item>
                                          <text:p text:style-name="P464"><text:span text:style-name="T73">假定，</text:span><text:span text:style-name="T20">E = </text:span><text:span text:style-name="T23">n * f</text:span><text:span text:style-name="T73">。</text:span></text:p>
                                          <text:list>
                                            <text:list-item>
                                              <text:p text:style-name="P464"><text:span text:style-name="T73">（該黑體 的）所有的量子 </text:span><text:span text:style-name="T75">總</text:span><text:span text:style-name="T73">震動次數、</text:span><text:span text:style-name="T75">總</text:span><text:span text:style-name="T73">震盪次數。</text:span></text:p>
                                            </text:list-item>
                                            <text:list-item>
                                              <text:p text:style-name="P715">總能量 =（該黑體 的）所有的量子 總震動次數、總震盪次數。</text:p>
                                            </text:list-item>
                                            <text:list-item>
                                              <text:p text:style-name="P465"><text:span text:style-name="T73">某一特定頻率</text:span><text:span text:style-name="T74">f</text:span><text:span text:style-name="T73">，能量 =（該黑體 的）所有的量子 總震動次數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8">該個體 有機率認定，光、量子、能量 是 離散、有、無、布林值。</text:p>
                                </text:list-item>
                                <text:list-item>
                                  <text:p text:style-name="P466"><text:span text:style-name="T73">該個體 有機率認定，（E = n * h * f 的）E 不是 連續、古典化</text:span><text:span text:style-name="T361">。</text:span></text:p>
                                </text:list-item>
                                <text:list-item>
                                  <text:p text:style-name="P467"><text:span text:style-name="T73">該個體 有機率認定，（E = n * h * f 的）E 是 離散、量子化</text:span><text:span text:style-name="T361">。</text:span></text:p>
                                </text:list-item>
                                <text:list-item>
                                  <text:p text:style-name="P38">其他個體 有機率認定，光、量子、能量 不是 離散、有、無、布林值。</text:p>
                                </text:list-item>
                                <text:list-item>
                                  <text:p text:style-name="P38">其他個體 有機率認定，光、量子、能量 是 連續、波、連續函數。</text:p>
                                </text:list-item>
                                <text:list-item>
                                  <text:p text:style-name="P468"><text:span text:style-name="T73">其他個體 有機率認定，（E = n * h * f 的）E 不是 離散、量子化</text:span><text:span text:style-name="T361">。</text:span></text:p>
                                </text:list-item>
                                <text:list-item>
                                  <text:p text:style-name="P468"><text:span text:style-name="T73">其他個體 有機率認定，（E = n * h * f 的）E 是 連續、古典化</text:span><text:span text:style-name="T361">。</text:span></text:p>
                                </text:list-item>
                                <text:list-item>
                                  <text:p text:style-name="P39">其他個體 有機率認定，該個體的 實驗解析度（還）不夠高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4"><text:span text:style-name="T3">h 是 </text:span><text:span text:style-name="T337">普朗克常數。</text:span></text:p>
                    </text:list-item>
                    <text:list-item>
                      <text:p text:style-name="P716">f 是 量子的 震盪頻率、輻射頻率。</text:p>
                    </text:list-item>
                    <text:list-item>
                      <text:p text:style-name="P244"><text:span text:style-name="T3">f 是 量子（群）的 </text:span><text:span text:style-name="T337">最小震盪頻率、最小輻射頻率。</text:span></text:p>
                      <text:list>
                        <text:list-item>
                          <text:p text:style-name="P33">普朗克 認定，量子（群）的 能量（分佈）不是 連續（分佈）。</text:p>
                        </text:list-item>
                        <text:list-item>
                          <text:p text:style-name="P34">普朗克 認定，量子（群）的 能量（分佈）是 離散（分佈）。</text:p>
                        </text:list-item>
                        <text:list-item>
                          <text:p text:style-name="P248"><text:span text:style-name="T337">普朗克 認定，量子的 能量 </text:span><text:span text:style-name="T349">是</text:span><text:span text:style-name="T337"> </text:span><text:span text:style-name="T41">n</text:span><text:span text:style-name="T3"> *（</text:span><text:span text:style-name="T42">h * f</text:span><text:span text:style-name="T337">）。</text:span></text:p>
                        </text:list-item>
                        <text:list-item>
                          <text:p text:style-name="P249"><text:span text:style-name="T337">普朗克 認定，量子的 能量 </text:span><text:span text:style-name="T349">是</text:span><text:span text:style-name="T337"> </text:span><text:span text:style-name="T41">n</text:span><text:span text:style-name="T3"> *（某一特定 最小能</text:span><text:span text:style-name="T337">量、單位能量）。</text:span></text:p>
                          <text:list>
                            <text:list-item>
                              <text:p text:style-name="P250"><text:span text:style-name="T3">n 是 </text:span><text:span text:style-name="T337">正整數。</text:span></text:p>
                            </text:list-item>
                            <text:list-item>
                              <text:p text:style-name="P35">該最小能量、該單位能量 是，有 最小單位、不能再被細分 的 能量。</text:p>
                            </text:list-item>
                            <text:list-item>
                              <text:p text:style-name="P251"><text:span text:style-name="T337">該最小能量、該單位</text:span><text:span text:style-name="T3">能量 </text:span><text:span text:style-name="T42">= h * f</text:span><text:span text:style-name="T337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普朗克 認定，量子的 能量 是 離散、一份（有 最小能量、單位能量 的 離散）能量。</text:p>
                    </text:list-item>
                  </text:list>
                </text:list-item>
                <text:list-item>
                  <text:p text:style-name="P40">明顯例子。</text:p>
                  <text:list>
                    <text:list-item>
                      <text:p text:style-name="P472"><text:span text:style-name="T343">已知，</text:span><text:span text:style-name="T20">E = </text:span><text:span text:style-name="T23">n * h * f</text:span><text:span text:style-name="T337">。</text:span></text:p>
                    </text:list-item>
                    <text:list-item>
                      <text:p text:style-name="P252"><text:span text:style-name="T337">已知，</text:span><text:span text:style-name="T24">h</text:span><text:span text:style-name="T344">。</text:span></text:p>
                    </text:list-item>
                    <text:list-item>
                      <text:p text:style-name="P252"><text:span text:style-name="T26">假定，E 已知</text:span><text:span text:style-name="T346">。</text:span></text:p>
                    </text:list-item>
                    <text:list-item>
                      <text:p text:style-name="P252"><text:span text:style-name="T24">假定，f 已知</text:span><text:span text:style-name="T344">。</text:span></text:p>
                      <text:list>
                        <text:list-item>
                          <text:p text:style-name="P253"><text:span text:style-name="T3">f 是 量子的 震盪頻率</text:span><text:span text:style-name="T344">。</text:span></text:p>
                        </text:list-item>
                      </text:list>
                    </text:list-item>
                    <text:list-item>
                      <text:p text:style-name="P252"><text:span text:style-name="T25">假定，n 未知</text:span><text:span text:style-name="T345">。</text:span></text:p>
                    </text:list-item>
                    <text:list-item>
                      <text:p text:style-name="P473"><text:span text:style-name="T3">n = E / (h * f)</text:span><text:span text:style-name="T337">。</text:span></text:p>
                      <text:list>
                        <text:list-item>
                          <text:p text:style-name="P254"><text:span text:style-name="T351">假定，</text:span><text:span text:style-name="T20">量子</text:span><text:span text:style-name="T7"> </text:span><text:span text:style-name="T333">↔</text:span><text:span text:style-name="T7"> 行星</text:span><text:span text:style-name="T344">。</text:span></text:p>
                          <text:list>
                            <text:list-item>
                              <text:p text:style-name="P254"><text:span text:style-name="T20">量子 震動、震盪 </text:span><text:span text:style-name="T22">n次</text:span><text:span text:style-name="T7"> </text:span><text:span text:style-name="T333">↔</text:span><text:span text:style-name="T7"> 行星 磁爆 </text:span><text:span text:style-name="T22">n次</text:span><text:span text:style-name="T344">。</text:span></text:p>
                            </text:list-item>
                            <text:list-item>
                              <text:p text:style-name="P254"><text:span text:style-name="T344">量子 有大有小</text:span><text:span text:style-name="T7"> </text:span><text:span text:style-name="T333">↔</text:span><text:span text:style-name="T7"> 行星 有大有小</text:span><text:span text:style-name="T344">。</text:span></text:p>
                            </text:list-item>
                            <text:list-item>
                              <text:p text:style-name="P255"><text:span text:style-name="T344">量子的 震盪頻率</text:span><text:span text:style-name="T66">f</text:span><text:span text:style-name="T7"> </text:span><text:span text:style-name="T334">↔</text:span><text:span text:style-name="T7"> 行星的 磁暴頻率</text:span><text:span text:style-name="T66">f</text:span><text:span text:style-name="T344">。</text:span></text:p>
                            </text:list-item>
                            <text:list-item>
                              <text:p text:style-name="P256"><text:span text:style-name="T344">大小、震盪頻率 沒有 相依性</text:span><text:span text:style-name="T7"> </text:span><text:span text:style-name="T333">↔</text:span><text:span text:style-name="T7"> 大小、磁爆頻率 沒有 相依性</text:span><text:span text:style-name="T344">。</text:span></text:p>
                            </text:list-item>
                          </text:list>
                        </text:list-item>
                        <text:list-item>
                          <text:p text:style-name="P474"><text:span text:style-name="T23">n 是 </text:span><text:span text:style-name="T45">0、</text:span><text:span text:style-name="T343">正整數</text:span><text:span text:style-name="T350">。</text:span></text:p>
                          <text:list>
                            <text:list-item>
                              <text:p text:style-name="P475"><text:span text:style-name="T343">已知，</text:span><text:span text:style-name="T20">E = </text:span><text:span text:style-name="T23">n * h * f</text:span><text:span text:style-name="T350">。</text:span></text:p>
                            </text:list-item>
                            <text:list-item>
                              <text:p text:style-name="P475"><text:span text:style-name="T350">假定，某一特定量子 </text:span><text:span text:style-name="T37">輻射、發射、釋放 出來的 頻率 是 某一特定</text:span><text:span text:style-name="T54">f</text:span><text:span text:style-name="T350">。</text:span></text:p>
                            </text:list-item>
                            <text:list-item>
                              <text:p text:style-name="P476"><text:span text:style-name="T350">假定，某一特定量子（群）</text:span><text:span text:style-name="T37">輻射、發射、釋放 出來的頻率</text:span><text:span text:style-name="T350">（</text:span><text:span text:style-name="T37">都</text:span><text:span text:style-name="T350">）</text:span><text:span text:style-name="T37">是 某一特定</text:span><text:span text:style-name="T54">f</text:span><text:span text:style-name="T350">。</text:span></text:p>
                            </text:list-item>
                            <text:list-item>
                              <text:p text:style-name="P477"><text:span text:style-name="T350">累加 該某一特定量子（群）</text:span><text:span text:style-name="T37">輻射、發射、釋放 出來的 能量 =（</text:span><text:span text:style-name="T23">n * f）* h</text:span><text:span text:style-name="T350">。</text:span></text:p>
                            </text:list-item>
                            <text:list-item>
                              <text:p text:style-name="P478"><text:span text:style-name="T350">已知，</text:span><text:span text:style-name="T20">E = </text:span><text:span text:style-name="T23">n * h * f</text:span><text:span text:style-name="T350">。</text:span></text:p>
                              <text:list>
                                <text:list-item>
                                  <text:p text:style-name="P478"><text:span text:style-name="T350">假定，</text:span><text:span text:style-name="T20">E</text:span><text:span text:style-name="T510">1</text:span><text:span text:style-name="T20"> = </text:span><text:span text:style-name="T23">n</text:span><text:span text:style-name="T510">1</text:span><text:span text:style-name="T23"> * h * f</text:span><text:span text:style-name="T510">1</text:span><text:span text:style-name="T350">。</text:span></text:p>
                                </text:list-item>
                                <text:list-item>
                                  <text:p text:style-name="P479"><text:span text:style-name="T350">假定，</text:span><text:span text:style-name="T23">n</text:span><text:span text:style-name="T510">1</text:span><text:span text:style-name="T59"> = </text:span><text:span text:style-name="T63">0</text:span><text:span text:style-name="T350">。</text:span></text:p>
                                </text:list-item>
                                <text:list-item>
                                  <text:p text:style-name="P477"><text:span text:style-name="T350">假定，第一份量子的 震盪頻率 </text:span><text:span text:style-name="T52">是 </text:span><text:span text:style-name="T59">f</text:span><text:span text:style-name="T509">1</text:span><text:span text:style-name="T354">。</text:span></text:p>
                                  <text:list>
                                    <text:list-item>
                                      <text:p text:style-name="P480"><text:span text:style-name="T354">第一份量子 在 每單位時間，</text:span><text:span text:style-name="T355">震盪、</text:span><text:span text:style-name="T354">輻射</text:span><text:span text:style-name="T59"> </text:span><text:span text:style-name="T60">f</text:span><text:span text:style-name="T509">1</text:span><text:span text:style-name="T61">次</text:span><text:span text:style-name="T354">。</text:span></text:p>
                                    </text:list-item>
                                    <text:list-item>
                                      <text:p text:style-name="P481"><text:span text:style-name="T23">n</text:span><text:span text:style-name="T510">1</text:span><text:span text:style-name="T59"> </text:span><text:span text:style-name="T62">+= 1</text:span><text:span text:style-name="T354">。</text:span><text:span text:style-name="T469">（</text:span><text:span text:style-name="T446">n</text:span><text:span text:style-name="T476">1</text:span><text:span text:style-name="T447"> </text:span><text:span text:style-name="T448">+= 1 是 </text:span><text:span text:style-name="T469">程式語言的（某一特定變數</text:span><text:span text:style-name="T447"> </text:span><text:span text:style-name="T448">+= 1</text:span><text:span text:style-name="T469">）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482"><text:span text:style-name="T350">假定，第二份量子的 震盪頻率 </text:span><text:span text:style-name="T52">是 </text:span><text:span text:style-name="T59">f</text:span><text:span text:style-name="T511">1</text:span><text:span text:style-name="T354">。</text:span></text:p>
                                  <text:list>
                                    <text:list-item>
                                      <text:p text:style-name="P482"><text:span text:style-name="T354">第一份量子 在 每單位時間，</text:span><text:span text:style-name="T355">震盪、</text:span><text:span text:style-name="T354">輻射</text:span><text:span text:style-name="T59"> </text:span><text:span text:style-name="T60">f</text:span><text:span text:style-name="T511">1</text:span><text:span text:style-name="T61">次</text:span><text:span text:style-name="T354">。</text:span></text:p>
                                    </text:list-item>
                                    <text:list-item>
                                      <text:p text:style-name="P482"><text:span text:style-name="T23">n</text:span><text:span text:style-name="T511">1</text:span><text:span text:style-name="T59"> </text:span><text:span text:style-name="T62">+= 1</text:span><text:span text:style-name="T354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483"><text:span text:style-name="T20">已知，E</text:span><text:span text:style-name="T510">1</text:span><text:span text:style-name="T20"> = </text:span><text:span text:style-name="T23">n</text:span><text:span text:style-name="T510">1</text:span><text:span text:style-name="T23"> * h * f</text:span><text:span text:style-name="T510">1</text:span><text:span text:style-name="T354">。</text:span></text:p>
                                  <text:list>
                                    <text:list-item>
                                      <text:p text:style-name="P483"><text:span text:style-name="T20">E</text:span><text:span text:style-name="T510">1</text:span><text:span text:style-name="T20"> = </text:span><text:span text:style-name="T64">2</text:span><text:span text:style-name="T23"> * h * f</text:span><text:span text:style-name="T510">1</text:span><text:span text:style-name="T35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74"><text:span text:style-name="T3">E 是 (h * f)的 </text:span><text:span text:style-name="T53">0、正</text:span><text:span text:style-name="T3">整數 倍數</text:span><text:span text:style-name="T350">。</text:span></text:p>
                        </text:list-item>
                        <text:list-item>
                          <text:p text:style-name="P474"><text:span text:style-name="T52">E（分佈）是 離</text:span><text:span text:style-name="T350">散（分佈）。</text:span></text:p>
                        </text:list-item>
                        <text:list-item>
                          <text:p text:style-name="P484"><text:span text:style-name="T350">已知，</text:span><text:span text:style-name="T20">E = </text:span><text:span text:style-name="T23">n * h * f</text:span><text:span text:style-name="T350">。</text:span></text:p>
                          <text:list>
                            <text:list-item>
                              <text:p text:style-name="P484"><text:span text:style-name="T350">假定，</text:span><text:span text:style-name="T20">E</text:span><text:span text:style-name="T508">1</text:span><text:span text:style-name="T20"> = </text:span><text:span text:style-name="T23">n</text:span><text:span text:style-name="T508">1</text:span><text:span text:style-name="T23"> * h * f</text:span><text:span text:style-name="T508">1</text:span><text:span text:style-name="T350">。</text:span></text:p>
                            </text:list-item>
                            <text:list-item>
                              <text:p text:style-name="P484"><text:span text:style-name="T350">假定，</text:span><text:span text:style-name="T20">E</text:span><text:span text:style-name="T508">2</text:span><text:span text:style-name="T20"> = </text:span><text:span text:style-name="T23">n</text:span><text:span text:style-name="T508">2</text:span><text:span text:style-name="T23"> * h * f</text:span><text:span text:style-name="T508">2</text:span><text:span text:style-name="T350">。</text:span></text:p>
                            </text:list-item>
                            <text:list-item>
                              <text:p text:style-name="P485"><text:span text:style-name="T350">假定，</text:span><text:span text:style-name="T20">E</text:span><text:span text:style-name="T508">1</text:span><text:span text:style-name="T20"> = E</text:span><text:span text:style-name="T508">2</text:span><text:span text:style-name="T350">。</text:span></text:p>
                              <text:list>
                                <text:list-item>
                                  <text:p text:style-name="P807"><text:span text:style-name="T23">n</text:span><text:span text:style-name="T508">1</text:span><text:span text:style-name="T23"> * h * f</text:span><text:span text:style-name="T508">1</text:span><text:span text:style-name="T20"> = </text:span><text:span text:style-name="T23">n</text:span><text:span text:style-name="T508">2</text:span><text:span text:style-name="T23"> * h * f</text:span><text:span text:style-name="T508">2</text:span><text:span text:style-name="T23">。</text:span></text:p>
                                </text:list-item>
                                <text:list-item>
                                  <text:p text:style-name="P807"><text:span text:style-name="T23">n</text:span><text:span text:style-name="T508">1</text:span><text:span text:style-name="T23"> * f</text:span><text:span text:style-name="T508">1</text:span><text:span text:style-name="T20"> = </text:span><text:span text:style-name="T23">n</text:span><text:span text:style-name="T508">2</text:span><text:span text:style-name="T23"> * f</text:span><text:span text:style-name="T508">2</text:span><text:span text:style-name="T350">。</text:span></text:p>
                                </text:list-item>
                                <text:list-item>
                                  <text:p text:style-name="P493"><text:span text:style-name="T23">n</text:span><text:span text:style-name="T508">1</text:span><text:span text:style-name="T23">個量子 每單位時間震盪f</text:span><text:span text:style-name="T508">1</text:span><text:span text:style-name="T20">次 = </text:span><text:span text:style-name="T23">n</text:span><text:span text:style-name="T508">2</text:span><text:span text:style-name="T23">個量子 每單位時間震盪f</text:span><text:span text:style-name="T508">2</text:span><text:span text:style-name="T20">次</text:span><text:span text:style-name="T337">。</text:span></text:p>
                                  <text:list>
                                    <text:list-item>
                                      <text:p text:style-name="P41">明顯例子。</text:p>
                                      <text:list>
                                        <text:list-item>
                                          <text:p text:style-name="P494"><text:span text:style-name="T56">2</text:span><text:span text:style-name="T23">個量子 每單位時間震盪</text:span><text:span text:style-name="T55">3</text:span><text:span text:style-name="T20">次 = </text:span><text:span text:style-name="T55">6</text:span><text:span text:style-name="T23">個量子 每單位時間震盪</text:span><text:span text:style-name="T56">1</text:span><text:span text:style-name="T20">次</text:span><text:span text:style-name="T337">。</text:span></text:p>
                                        </text:list-item>
                                        <text:list-item>
                                          <text:p text:style-name="P495"><text:span text:style-name="T3">每單位時間總共震盪</text:span><text:span text:style-name="T57">6次 = </text:span><text:span text:style-name="T3">每單位時間總共震盪</text:span><text:span text:style-name="T57">6次</text:span><text:span text:style-name="T352">。</text:span></text:p>
                                        </text:list-item>
                                        <text:list-item>
                                          <text:p text:style-name="P495"><text:span text:style-name="T352">假定，每單位時間總共震盪</text:span><text:span text:style-name="T58">g次</text:span><text:span text:style-name="T353">。</text:span></text:p>
                                          <text:list>
                                            <text:list-item>
                                              <text:p text:style-name="P496"><text:span text:style-name="T20">E = </text:span><text:span text:style-name="T23">h * </text:span><text:span text:style-name="T58">g</text:span><text:span text:style-name="T35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96"><text:span text:style-name="T58">E 沒有擁有，量子的 震盪振幅、震盪相位差</text:span><text:span text:style-name="T353">。</text:span></text:p>
                                          <text:list>
                                            <text:list-item>
                                              <text:p text:style-name="P497"><text:span text:style-name="T58">E 沒有擁有</text:span><text:span text:style-name="T353"> 存在（本身）。</text:span></text:p>
                                            </text:list-item>
                                            <text:list-item>
                                              <text:p text:style-name="P498"><text:span text:style-name="T353">存在（本身）</text:span><text:span text:style-name="T58">沒有 E、</text:span><text:span text:style-name="T23">能量</text:span><text:span text:style-name="T35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99"><text:span text:style-name="T58">E 擁有，量子的 震盪頻率</text:span><text:span text:style-name="T353">。</text:span><text:span text:style-name="T474">（擁有 是（擁有、包覆、蘊含、宗疊）的 擁有）</text:span></text:p>
                                          <text:list>
                                            <text:list-item>
                                              <text:p text:style-name="P500"><text:span text:style-name="T58">E 擁有</text:span><text:span text:style-name="T353"> 變化（本身）。</text:span></text:p>
                                            </text:list-item>
                                            <text:list-item>
                                              <text:p text:style-name="P498"><text:span text:style-name="T353">變化（本身）</text:span><text:span text:style-name="T58">有 E、</text:span><text:span text:style-name="T23">能量</text:span><text:span text:style-name="T35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01"><text:span text:style-name="T353">假定，某一特定個體 使用的 能量（</text:span><text:span text:style-name="T58">E</text:span><text:span text:style-name="T353">）感測器，只能感測 宏觀動能。</text:span></text:p>
                                          <text:list>
                                            <text:list-item>
                                              <text:p text:style-name="P501"><text:span text:style-name="T353">該個體 使用的 能量（</text:span><text:span text:style-name="T58">E</text:span><text:span text:style-name="T353">）感測器，只能（間接）感測 震動次數。</text:span></text:p>
                                            </text:list-item>
                                            <text:list-item>
                                              <text:p text:style-name="P502"><text:span text:style-name="T353">該個體 使用的 能量（</text:span><text:span text:style-name="T58">E</text:span><text:span text:style-name="T353">）感測器 有機率沒有，感測 震動震幅。</text:span></text:p>
                                            </text:list-item>
                                            <text:list-item>
                                              <text:p text:style-name="P502"><text:span text:style-name="T353">該個體 使用的 能量（</text:span><text:span text:style-name="T58">E</text:span><text:span text:style-name="T353">）感測器 有機率沒有，感測 震動相位差。</text:span></text:p>
                                            </text:list-item>
                                            <text:list-item>
                                              <text:p text:style-name="P503"><text:span text:style-name="T58">已知，振動頻率 = 震動次數 / 單位時間</text:span><text:span text:style-name="T353">。</text:span></text:p>
                                            </text:list-item>
                                            <text:list-item>
                                              <text:p text:style-name="P42">假定，該個體 已知 震動次數、單位時間。</text:p>
                                            </text:list-item>
                                            <text:list-item>
                                              <text:p text:style-name="P42">該個體 知道 振動頻率。</text:p>
                                            </text:list-item>
                                            <text:list-item>
                                              <text:p text:style-name="P504"><text:span text:style-name="T353">該個體 知道，能量（</text:span><text:span text:style-name="T58">E</text:span><text:span text:style-name="T353">）感測器 感測、量測 能量（</text:span><text:span text:style-name="T58">E</text:span><text:span text:style-name="T353">），的 結果。</text:span></text:p>
                                            </text:list-item>
                                            <text:list-item>
                                              <text:p text:style-name="P502"><text:span text:style-name="T353">該個體 有機率認定，能量（</text:span><text:span text:style-name="T58">E</text:span><text:span text:style-name="T353">）（只有）相依於 振動頻率。</text:span></text:p>
                                            </text:list-item>
                                            <text:list-item>
                                              <text:p text:style-name="P502"><text:span text:style-name="T353">原因很明顯，能量（</text:span><text:span text:style-name="T58">E</text:span><text:span text:style-name="T353">）感測器 只能 感測、量測 到 震動次數。</text:span></text:p>
                                            </text:list-item>
                                            <text:list-item>
                                              <text:p text:style-name="P43">原因很明顯，該個體 使用 震動次數，只能反推出 振動頻率。</text:p>
                                            </text:list-item>
                                            <text:list-item>
                                              <text:p text:style-name="P43">假定，震動次數 是 完整的 震動次數。</text:p>
                                            </text:list-item>
                                            <text:list-item>
                                              <text:p text:style-name="P43">假定，不完整的 震動次數 會被 忽略不計。</text:p>
                                            </text:list-item>
                                            <text:list-item>
                                              <text:p text:style-name="P502"><text:span text:style-name="T353">明顯例子，假定，單位時間，震動</text:span><text:span text:style-name="T58"> </text:span><text:span text:style-name="T77">2.</text:span><text:span text:style-name="T86">3</text:span><text:span text:style-name="T364">次 → 該粒子</text:span><text:span text:style-name="T77">震動2</text:span><text:span text:style-name="T364">次。</text:span></text:p>
                                            </text:list-item>
                                            <text:list-item>
                                              <text:p text:style-name="P505"><text:span text:style-name="T353">明顯例子，假定，單位時間，震動</text:span><text:span text:style-name="T58"> </text:span><text:span text:style-name="T77">2.</text:span><text:span text:style-name="T86">3</text:span><text:span text:style-name="T364">次 → 振動頻</text:span><text:span text:style-name="T77">率是</text:span><text:span text:style-name="T80">2</text:span><text:span text:style-name="T81">(</text:span><text:span text:style-name="T78">H</text:span><text:span text:style-name="T79">z</text:span><text:span text:style-name="T81">)</text:span><text:span text:style-name="T364">。</text:span></text:p>
                                            </text:list-item>
                                            <text:list-item>
                                              <text:p text:style-name="P506"><text:span text:style-name="T353">明顯例子，假定，該感測器 只有</text:span><text:span text:style-name="T58">感測到（震動 </text:span><text:span text:style-name="T77">2.</text:span><text:span text:style-name="T86">3</text:span><text:span text:style-name="T77">次的）</text:span><text:span text:style-name="T83">2次</text:span><text:span text:style-name="T353">。</text:span></text:p>
                                            </text:list-item>
                                            <text:list-item>
                                              <text:p text:style-name="P506"><text:span text:style-name="T353">明顯例子，假定，該感測器 </text:span><text:span text:style-name="T58">沒有感測到（震動 </text:span><text:span text:style-name="T77">2.</text:span><text:span text:style-name="T86">3</text:span><text:span text:style-name="T77">次的）</text:span><text:span text:style-name="T82">0.</text:span><text:span text:style-name="T86">3</text:span><text:span text:style-name="T83">次</text:span><text:span text:style-name="T364">。</text:span></text:p>
                                            </text:list-item>
                                            <text:list-item>
                                              <text:p text:style-name="P502"><text:span text:style-name="T353">該個體 有機率認定，能量</text:span><text:span text:style-name="T58">（E</text:span><text:span text:style-name="T353">）是 離散、量子化。</text:span></text:p>
                                            </text:list-item>
                                            <text:list-item>
                                              <text:p text:style-name="P43">假定，其他個體 使用 其他感測器。</text:p>
                                            </text:list-item>
                                            <text:list-item>
                                              <text:p text:style-name="P507"><text:span text:style-name="T353">明顯例子，假定，其他感測器 能夠 感測到、量測</text:span><text:span text:style-name="T58">到 </text:span><text:span text:style-name="T85">0.</text:span><text:span text:style-name="T86">1</text:span><text:span text:style-name="T85">。</text:span></text:p>
                                            </text:list-item>
                                            <text:list-item>
                                              <text:p text:style-name="P508"><text:span text:style-name="T353">明顯例子，其他感測器 </text:span><text:span text:style-name="T365">能夠</text:span><text:span text:style-name="T58">感測到（震動 </text:span><text:span text:style-name="T77">2.</text:span><text:span text:style-name="T86">3</text:span><text:span text:style-name="T77">次的）</text:span><text:span text:style-name="T83">2.</text:span><text:span text:style-name="T86">3</text:span><text:span text:style-name="T83">次</text:span><text:span text:style-name="T365">。</text:span></text:p>
                                            </text:list-item>
                                            <text:list-item>
                                              <text:p text:style-name="P508"><text:span text:style-name="T353">假定，其他感測器的 解析度、最小量測精度</text:span><text:span text:style-name="T85"> 是 足夠小、</text:span><text:span text:style-name="T84">無限小</text:span><text:span text:style-name="T365">。</text:span></text:p>
                                            </text:list-item>
                                            <text:list-item>
                                              <text:p text:style-name="P508"><text:span text:style-name="T365">其他個體 有機率認定，</text:span><text:span text:style-name="T353">能量</text:span><text:span text:style-name="T58">（E</text:span><text:span text:style-name="T353">）是 連續、古典化</text:span><text:span text:style-name="T365">。</text:span></text:p>
                                            </text:list-item>
                                            <text:list-item>
                                              <text:p text:style-name="P509"><text:span text:style-name="T353">該個體 有機率認定，能量（</text:span><text:span text:style-name="T58">E</text:span><text:span text:style-name="T353">）無相關於 震動振福、震動相位差。</text:span></text:p>
                                            </text:list-item>
                                            <text:list-item>
                                              <text:p text:style-name="P509"><text:span text:style-name="T353">原因很明顯，該個體 使用 震動次數，</text:span><text:span text:style-name="T362">無法</text:span><text:span text:style-name="T353">反推出 振動震幅。</text:span></text:p>
                                            </text:list-item>
                                            <text:list-item>
                                              <text:p text:style-name="P510"><text:span text:style-name="T353">原因很明顯，該個體 使用 震動次數，</text:span><text:span text:style-name="T362">無法</text:span><text:span text:style-name="T353">反推出 振動相位差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4">明顯例子，假定，某一特定個體 使用（人類 認定的）溫度計。</text:p>
                                          <text:list>
                                            <text:list-item>
                                              <text:p text:style-name="P44">溫度計 只能感測 溫度、宏觀動能。</text:p>
                                            </text:list-item>
                                            <text:list-item>
                                              <text:p text:style-name="P45">溫度計 只能（間接）感測 粒子的 震動次數。</text:p>
                                            </text:list-item>
                                            <text:list-item>
                                              <text:p text:style-name="P511"><text:span text:style-name="T353">假定，溫度 穩定、穩態，在 攝</text:span><text:span text:style-name="T58">氏</text:span><text:span text:style-name="T76">0度。</text:span></text:p>
                                            </text:list-item>
                                            <text:list-item>
                                              <text:p text:style-name="P511"><text:span text:style-name="T76">第一個粒子 有機率 緩慢運動</text:span><text:span text:style-name="T363">。</text:span></text:p>
                                            </text:list-item>
                                            <text:list-item>
                                              <text:p text:style-name="P510"><text:span text:style-name="T76">第二個粒子 有機率 高速運動</text:span><text:span text:style-name="T363">。</text:span></text:p>
                                            </text:list-item>
                                            <text:list-item>
                                              <text:p text:style-name="P512"><text:span text:style-name="T363">第一個粒子的 動能，有機率 低於</text:span><text:span text:style-name="T353">（所有粒子 的）</text:span><text:span text:style-name="T363">平均動能。</text:span></text:p>
                                            </text:list-item>
                                            <text:list-item>
                                              <text:p text:style-name="P512"><text:span text:style-name="T363">第二個粒子的 動能，有機率 高於</text:span><text:span text:style-name="T353">（所有粒子 的）</text:span><text:span text:style-name="T363">平均動能。</text:span></text:p>
                                            </text:list-item>
                                            <text:list-item>
                                              <text:p text:style-name="P45">溫度計 只能 感測（所有粒子 的）平均動能。</text:p>
                                            </text:list-item>
                                            <text:list-item>
                                              <text:p text:style-name="P510"><text:span text:style-name="T353">溫度計 只能 感測（所有粒子 的）平均震動次數</text:span><text:span text:style-name="T363">。</text:span></text:p>
                                            </text:list-item>
                                            <text:list-item>
                                              <text:p text:style-name="P510"><text:span text:style-name="T353">溫度計 無法感測 每一個粒子的 動能、震動次數</text:span><text:span text:style-name="T36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6"><text:span text:style-name="T350">抽象例子，</text:span><text:span text:style-name="T489">銀原子束 通過 不均勻磁場，分布成</text:span><text:span text:style-name="T490"> 兩個 點</text:span><text:span text:style-name="T350">。</text:span></text:p>
                      <text:list>
                        <text:list-item>
                          <text:p text:style-name="P487"><text:span text:style-name="T3">n</text:span><text:span text:style-name="T7"> </text:span><text:span text:style-name="T333">↔</text:span><text:span text:style-name="T7"> 分佈成多少點、</text:span><text:span text:style-name="T490">兩個（點）</text:span><text:span text:style-name="T350">。</text:span></text:p>
                        </text:list-item>
                        <text:list-item>
                          <text:p text:style-name="P488"><text:span text:style-name="T3">某一特定f</text:span><text:span text:style-name="T7"> </text:span><text:span text:style-name="T333">↔</text:span><text:span text:style-name="T7"> </text:span><text:span text:style-name="T489">銀原子</text:span><text:span text:style-name="T350">。</text:span></text:p>
                        </text:list-item>
                      </text:list>
                    </text:list-item>
                    <text:list-item>
                      <text:p text:style-name="P489"><text:span text:style-name="T350">抽象例子，量子</text:span><text:span text:style-name="T7"> </text:span><text:span text:style-name="T333">↔</text:span><text:span text:style-name="T7"> 圖片、象素</text:span><text:span text:style-name="T350">。</text:span></text:p>
                      <text:list>
                        <text:list-item>
                          <text:p text:style-name="P490"><text:span text:style-name="T20">E</text:span><text:span text:style-name="T7"> </text:span><text:span text:style-name="T333">↔</text:span><text:span text:style-name="T7"> 紅色值</text:span><text:span text:style-name="T350">。</text:span></text:p>
                        </text:list-item>
                        <text:list-item>
                          <text:p text:style-name="P490"><text:span text:style-name="T23">f</text:span><text:span text:style-name="T7"> </text:span><text:span text:style-name="T333">↔</text:span><text:span text:style-name="T7"> 綠色值</text:span><text:span text:style-name="T350">。</text:span></text:p>
                        </text:list-item>
                        <text:list-item>
                          <text:p text:style-name="P491"><text:span text:style-name="T23">n * h</text:span><text:span text:style-name="T7"> </text:span><text:span text:style-name="T333">↔</text:span><text:span text:style-name="T7"> 濃度值</text:span><text:span text:style-name="T350">。</text:span></text:p>
                          <text:list>
                            <text:list-item>
                              <text:p text:style-name="P492"><text:span text:style-name="T23">h</text:span><text:span text:style-name="T7"> </text:span><text:span text:style-name="T333">↔</text:span><text:span text:style-name="T7"> 濃度值的 最小解析度、單位</text:span><text:span text:style-name="T21">調整量</text:span><text:span text:style-name="T350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57"><text:span text:style-name="T3">量子的 能量（分佈）</text:span><text:span text:style-name="T44">是 連續（分佈）</text:span><text:span text:style-name="T337">。</text:span></text:p>
                  <text:list>
                    <text:list-item>
                      <text:p text:style-name="P258"><text:span text:style-name="T337">已知，</text:span><text:span text:style-name="T20">E = </text:span><text:span text:style-name="T3">n * h * f</text:span><text:span text:style-name="T337">。</text:span></text:p>
                    </text:list-item>
                    <text:list-item>
                      <text:p text:style-name="P244"><text:span text:style-name="T337">已知，</text:span><text:span text:style-name="T24">h</text:span><text:span text:style-name="T344">。</text:span></text:p>
                    </text:list-item>
                    <text:list-item>
                      <text:p text:style-name="P244"><text:span text:style-name="T26">假定，E 已知</text:span><text:span text:style-name="T346">。</text:span></text:p>
                    </text:list-item>
                    <text:list-item>
                      <text:p text:style-name="P244"><text:span text:style-name="T25">假定，n 未知</text:span><text:span text:style-name="T345">。</text:span></text:p>
                    </text:list-item>
                    <text:list-item>
                      <text:p text:style-name="P244"><text:span text:style-name="T24">假定，f 未知</text:span><text:span text:style-name="T344">。</text:span></text:p>
                      <text:list>
                        <text:list-item>
                          <text:p text:style-name="P259"><text:span text:style-name="T3">f 是 量子（群）的 </text:span><text:span text:style-name="T337">最小震盪頻率</text:span><text:span text:style-name="T344">。</text:span></text:p>
                        </text:list-item>
                      </text:list>
                    </text:list-item>
                    <text:list-item>
                      <text:p text:style-name="P260"><text:span text:style-name="T31">f =（</text:span><text:span text:style-name="T3">E群的 最大公因數）</text:span><text:span text:style-name="T30">/ (</text:span><text:span text:style-name="T38">m * </text:span><text:span text:style-name="T30">h</text:span><text:span text:style-name="T38">)</text:span><text:span text:style-name="T337">。</text:span></text:p>
                      <text:list>
                        <text:list-item>
                          <text:p text:style-name="P513"><text:span text:style-name="T3">m =</text:span><text:span text:style-name="T31">（</text:span><text:span text:style-name="T23">E群的 最大公因數）的 因數</text:span><text:span text:style-name="T3">。</text:span></text:p>
                          <text:list>
                            <text:list-item>
                              <text:p text:style-name="P513"><text:span text:style-name="T37">m的 </text:span><text:span text:style-name="T3">預設值 是 </text:span><text:span text:style-name="T37">1。</text:span></text:p>
                              <text:list>
                                <text:list-item>
                                  <text:p text:style-name="P808"><text:span text:style-name="T40">已知，</text:span><text:span text:style-name="T31">f =（</text:span><text:span text:style-name="T23">E群的 最大公因數）</text:span><text:span text:style-name="T30">/ (</text:span><text:span text:style-name="T38">m * </text:span><text:span text:style-name="T30">h</text:span><text:span text:style-name="T38">)</text:span><text:span text:style-name="T31">。</text:span></text:p>
                                </text:list-item>
                                <text:list-item>
                                  <text:p text:style-name="P808"><text:span text:style-name="T31">f =（</text:span><text:span text:style-name="T23">E群的 最大公因數）</text:span><text:span text:style-name="T30">/ (</text:span><text:span text:style-name="T40">1</text:span><text:span text:style-name="T38"> * </text:span><text:span text:style-name="T30">h</text:span><text:span text:style-name="T38">)</text:span><text:span text:style-name="T31">。</text:span></text:p>
                                </text:list-item>
                                <text:list-item>
                                  <text:p text:style-name="P514"><text:span text:style-name="T31">f =（</text:span><text:span text:style-name="T23">E群的 最大公因數）</text:span><text:span text:style-name="T30">/ </text:span><text:span text:style-name="T39">h</text:span><text:span text:style-name="T3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1"><text:span text:style-name="T3">量子</text:span><text:span text:style-name="T337">（群）</text:span><text:span text:style-name="T3">的 能量（分佈）不是 離散（分佈）。</text:span></text:p>
                        </text:list-item>
                        <text:list-item>
                          <text:p text:style-name="P717">量子（群）的 能量（分佈）是 連續（分佈）。</text:p>
                        </text:list-item>
                        <text:list-item>
                          <text:p text:style-name="P258"><text:span text:style-name="T3">明顯例子，假定，E群 = 量子（群）的 E（的 集合）</text:span><text:span text:style-name="T337">。</text:span></text:p>
                          <text:list>
                            <text:list-item>
                              <text:p text:style-name="P258"><text:span text:style-name="T29">假定，</text:span><text:span text:style-name="T43">a = </text:span><text:span text:style-name="T3">E群的 最大公因數</text:span><text:span text:style-name="T337">。</text:span><text:span text:style-name="T468">（</text:span><text:span text:style-name="T440">假定，</text:span><text:span text:style-name="T444">m = a的 因數</text:span><text:span text:style-name="T468">）</text:span></text:p>
                            </text:list-item>
                            <text:list-item>
                              <text:p text:style-name="P258"><text:span text:style-name="T3">已知，</text:span><text:span text:style-name="T20">E = </text:span><text:span text:style-name="T3">n * h * f</text:span><text:span text:style-name="T337">。</text:span></text:p>
                            </text:list-item>
                            <text:list-item>
                              <text:p text:style-name="P262"><text:span text:style-name="T29">a</text:span><text:span text:style-name="T20"> = </text:span><text:span text:style-name="T3">n * h * f</text:span><text:span text:style-name="T337">。</text:span><text:span text:style-name="T468">（</text:span><text:span text:style-name="T445">a / </text:span><text:span text:style-name="T444">m</text:span><text:span text:style-name="T442"> = </text:span><text:span text:style-name="T440">n * h * f</text:span><text:span text:style-name="T468">）</text:span></text:p>
                              <text:list>
                                <text:list-item>
                                  <text:p text:style-name="P809"><text:span text:style-name="T29">a</text:span><text:span text:style-name="T20"> = </text:span><text:span text:style-name="T30">1</text:span><text:span text:style-name="T3"> * h * f</text:span><text:span text:style-name="T337">。</text:span></text:p>
                                </text:list-item>
                                <text:list-item>
                                  <text:p text:style-name="P809"><text:span text:style-name="T29">a</text:span><text:span text:style-name="T20"> = </text:span><text:span text:style-name="T3">h * f</text:span><text:span text:style-name="T337">。</text:span></text:p>
                                </text:list-item>
                                <text:list-item>
                                  <text:p text:style-name="P263"><text:span text:style-name="T3">f</text:span><text:span text:style-name="T20"> = </text:span><text:span text:style-name="T30">a / h</text:span><text:span text:style-name="T337">。</text:span><text:span text:style-name="T468">（</text:span><text:span text:style-name="T440">f</text:span><text:span text:style-name="T442"> = </text:span><text:span text:style-name="T443">a / </text:span><text:span text:style-name="T444">(m * </text:span><text:span text:style-name="T443">h</text:span><text:span text:style-name="T444">)</text:span><text:span text:style-name="T468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明顯例子。</text:p>
                          <text:list>
                            <text:list-item>
                              <text:p text:style-name="P258"><text:span text:style-name="T3">假定，第一個量子的 E 是 </text:span><text:span text:style-name="T28">10000</text:span><text:span text:style-name="T347">。</text:span></text:p>
                            </text:list-item>
                            <text:list-item>
                              <text:p text:style-name="P264"><text:span text:style-name="T3">假定，第二個量子的 E 是 </text:span><text:span text:style-name="T28">20000</text:span><text:span text:style-name="T347">。</text:span></text:p>
                            </text:list-item>
                            <text:list-item>
                              <text:p text:style-name="P264"><text:span text:style-name="T3">假定，第三個量子的 E 是 </text:span><text:span text:style-name="T27">30000</text:span><text:span text:style-name="T347">。</text:span></text:p>
                            </text:list-item>
                            <text:list-item>
                              <text:p text:style-name="P265"><text:span text:style-name="T27">已知，</text:span><text:span text:style-name="T3">E群 = 量子（群）的 E（的 集合）</text:span><text:span text:style-name="T27">。</text:span></text:p>
                            </text:list-item>
                            <text:list-item>
                              <text:p text:style-name="P258"><text:span text:style-name="T27">E群 =（10000、20000、30000）</text:span><text:span text:style-name="T347">。</text:span></text:p>
                              <text:list>
                                <text:list-item>
                                  <text:p text:style-name="P266"><text:span text:style-name="T32">a =</text:span><text:span text:style-name="T27">（10000、20000、30000）</text:span><text:span text:style-name="T32">的 最大公因數 = 10000</text:span><text:span text:style-name="T347">。</text:span></text:p>
                                </text:list-item>
                                <text:list-item>
                                  <text:p text:style-name="P267"><text:span text:style-name="T3">已知，f</text:span><text:span text:style-name="T20"> = </text:span><text:span text:style-name="T30">a / h</text:span><text:span text:style-name="T347">。</text:span></text:p>
                                  <text:list>
                                    <text:list-item>
                                      <text:p text:style-name="P268"><text:span text:style-name="T3">f</text:span><text:span text:style-name="T20"> = </text:span><text:span text:style-name="T35">10000</text:span><text:span text:style-name="T30"> / 普朗克常數</text:span><text:span text:style-name="T347">。</text:span></text:p>
                                      <text:list>
                                        <text:list-item>
                                          <text:p text:style-name="P269"><text:span text:style-name="T3">第一個量子的 E 是 </text:span><text:span text:style-name="T28">10000 </text:span><text:span text:style-name="T46">= 1 * </text:span><text:span text:style-name="T30">普朗克常數 * </text:span><text:span text:style-name="T46">f</text:span>。</text:p>
                                        </text:list-item>
                                        <text:list-item>
                                          <text:p text:style-name="P269"><text:span text:style-name="T3">第二個量子的 E 是 </text:span><text:span text:style-name="T46">2</text:span><text:span text:style-name="T28">0000 </text:span><text:span text:style-name="T46">= 2 * </text:span><text:span text:style-name="T30">普朗克常數 * </text:span><text:span text:style-name="T46">f</text:span>。</text:p>
                                        </text:list-item>
                                        <text:list-item>
                                          <text:p text:style-name="P269"><text:span text:style-name="T3">第三個量子的 E 是 </text:span><text:span text:style-name="T47">3</text:span><text:span text:style-name="T28">0000 </text:span><text:span text:style-name="T46">= 3 * </text:span><text:span text:style-name="T30">普朗克常數 * </text:span><text:span text:style-name="T46">f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70"><text:span text:style-name="T337">某一特定個體 有機率認定，量子的 能量</text:span><text:span text:style-name="T347">（分佈）</text:span><text:span text:style-name="T337">不是 連續</text:span><text:span text:style-name="T347">（分佈）</text:span><text:span text:style-name="T337">。</text:span></text:p>
                                </text:list-item>
                                <text:list-item>
                                  <text:p text:style-name="P46">該個體 有機率認定，量子的 能量（分佈）是 離散（分佈）。</text:p>
                                </text:list-item>
                                <text:list-item>
                                  <text:p text:style-name="P271"><text:span text:style-name="T348">第一個個體 有機率認定，該離散</text:span><text:span text:style-name="T347">（分佈）</text:span><text:span text:style-name="T348">（只）是 文字遊戲、公式遊戲</text:span><text:span text:style-name="T347">。</text:span></text:p>
                                </text:list-item>
                                <text:list-item>
                                  <text:p text:style-name="P270"><text:span text:style-name="T348">第一個個體 有機率認定，量子的 能量</text:span><text:span text:style-name="T347">（分佈）</text:span><text:span text:style-name="T348"> 是 連續</text:span><text:span text:style-name="T347">（分佈）。</text:span></text:p>
                                </text:list-item>
                                <text:list-item>
                                  <text:p text:style-name="P272"><text:span text:style-name="T348">第二個個體 有機率認定，量子的 能量</text:span><text:span text:style-name="T347">（分佈）</text:span><text:span text:style-name="T348">是 連續離散二象性</text:span><text:span text:style-name="T347">（分佈）。</text:span></text:p>
                                  <text:list>
                                    <text:list-item>
                                      <text:p text:style-name="P47">抽象例子，光的 波粒二象性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67"><text:span text:style-name="T27">假定，（後來出現 的）第四個量子的 E 是 </text:span><text:span text:style-name="T33">400</text:span><text:span text:style-name="T348">。</text:span></text:p>
                            </text:list-item>
                            <text:list-item>
                              <text:p text:style-name="P273"><text:span text:style-name="T27">假定，（後來出現 的）第五個量子的 E 是 </text:span><text:span text:style-name="T33">500</text:span><text:span text:style-name="T348">。</text:span></text:p>
                            </text:list-item>
                            <text:list-item>
                              <text:p text:style-name="P274"><text:span text:style-name="T27">E群 =（10000、20000、30000、400、</text:span><text:span text:style-name="T34">500</text:span><text:span text:style-name="T27">）</text:span><text:span text:style-name="T348">。</text:span></text:p>
                              <text:list>
                                <text:list-item>
                                  <text:p text:style-name="P273"><text:span text:style-name="T32">a =</text:span><text:span text:style-name="T27">（10000、20000、30000、</text:span><text:span text:style-name="T34">400、500</text:span><text:span text:style-name="T27">）</text:span><text:span text:style-name="T32">的 最大公因數 = 1</text:span><text:span text:style-name="T34">00</text:span><text:span text:style-name="T348">。</text:span></text:p>
                                </text:list-item>
                                <text:list-item>
                                  <text:p text:style-name="P275"><text:span text:style-name="T3">已知，f</text:span><text:span text:style-name="T20"> = </text:span><text:span text:style-name="T30">a / h</text:span><text:span text:style-name="T348">。</text:span></text:p>
                                  <text:list>
                                    <text:list-item>
                                      <text:p text:style-name="P276"><text:span text:style-name="T3">（被更新之後 的）f</text:span><text:span text:style-name="T20"> = </text:span><text:span text:style-name="T35">100</text:span><text:span text:style-name="T30"> / 普朗克常數</text:span><text:span text:style-name="T348">。</text:span></text:p>
                                      <text:list>
                                        <text:list-item>
                                          <text:p text:style-name="P276"><text:span text:style-name="T3">第一個量子的 E 是 </text:span><text:span text:style-name="T28">10000 </text:span><text:span text:style-name="T46">= 1</text:span><text:span text:style-name="T48">00</text:span><text:span text:style-name="T46"> * </text:span><text:span text:style-name="T30">普朗克常數 * </text:span><text:span text:style-name="T46">f</text:span>。</text:p>
                                        </text:list-item>
                                        <text:list-item>
                                          <text:p text:style-name="P276"><text:span text:style-name="T3">第二個量子的 E 是 </text:span><text:span text:style-name="T46">2</text:span><text:span text:style-name="T28">0000 </text:span><text:span text:style-name="T46">= 2</text:span><text:span text:style-name="T48">00</text:span><text:span text:style-name="T46"> * </text:span><text:span text:style-name="T30">普朗克常數 * </text:span><text:span text:style-name="T46">f</text:span>。</text:p>
                                        </text:list-item>
                                        <text:list-item>
                                          <text:p text:style-name="P276"><text:span text:style-name="T33">第三個量子的 E 是 </text:span><text:span text:style-name="T47">3</text:span><text:span text:style-name="T28">0000 </text:span><text:span text:style-name="T46">= 3</text:span><text:span text:style-name="T48">00</text:span><text:span text:style-name="T46"> * </text:span><text:span text:style-name="T30">普朗克常數 * </text:span><text:span text:style-name="T46">f</text:span><text:span text:style-name="T348">。</text:span></text:p>
                                        </text:list-item>
                                        <text:list-item>
                                          <text:p text:style-name="P276"><text:span text:style-name="T33">第四個量子的 E 是 </text:span><text:span text:style-name="T48">4</text:span><text:span text:style-name="T28">00 </text:span><text:span text:style-name="T46">= </text:span><text:span text:style-name="T48">4</text:span><text:span text:style-name="T46"> * </text:span><text:span text:style-name="T30">普朗克常數 * </text:span><text:span text:style-name="T46">f</text:span><text:span text:style-name="T348">。</text:span></text:p>
                                        </text:list-item>
                                        <text:list-item>
                                          <text:p text:style-name="P276"><text:span text:style-name="T33">第五個量子的 E 是 </text:span><text:span text:style-name="T48">5</text:span><text:span text:style-name="T28">00 </text:span><text:span text:style-name="T46">= </text:span><text:span text:style-name="T48">5</text:span><text:span text:style-name="T46"> * </text:span><text:span text:style-name="T30">普朗克常數 * </text:span><text:span text:style-name="T46">f</text:span><text:span text:style-name="T348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77"><text:span text:style-name="T337">該個體 有機率（仍然）認定，量子的 能量</text:span><text:span text:style-name="T347">（分佈）</text:span><text:span text:style-name="T337">不是 連續</text:span><text:span text:style-name="T347">（分佈）</text:span><text:span text:style-name="T348">。</text:span></text:p>
                                </text:list-item>
                                <text:list-item>
                                  <text:p text:style-name="P277"><text:span text:style-name="T347">該個體 有機率</text:span><text:span text:style-name="T337">（仍然）</text:span><text:span text:style-name="T347">認定，量子的 能量（分佈）是 離散（分佈）</text:span><text:span text:style-name="T348">。</text:span></text:p>
                                </text:list-item>
                                <text:list-item>
                                  <text:p text:style-name="P278"><text:span text:style-name="T348">第一個個體 有機率</text:span><text:span text:style-name="T337">（仍然）</text:span><text:span text:style-name="T348">認定，該離散分佈（只）是 文字遊戲、公式遊戲。</text:span></text:p>
                                </text:list-item>
                                <text:list-item>
                                  <text:p text:style-name="P277"><text:span text:style-name="T348">第一個個體 有機率</text:span><text:span text:style-name="T337">（仍然）</text:span><text:span text:style-name="T348">認定，量子的 能量</text:span><text:span text:style-name="T347">（分佈）</text:span><text:span text:style-name="T348">是 連續</text:span><text:span text:style-name="T347">（分佈）</text:span><text:span text:style-name="T348">。</text:span></text:p>
                                </text:list-item>
                                <text:list-item>
                                  <text:p text:style-name="P279"><text:span text:style-name="T348">第二個個體 有機率</text:span><text:span text:style-name="T337">（仍然）</text:span><text:span text:style-name="T348">認定，量子的 能量分佈 是 連續離散二象性分佈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0"><text:span text:style-name="T348">假定，</text:span><text:span text:style-name="T20">E = </text:span><text:span text:style-name="T3">n * f</text:span><text:span text:style-name="T348">。</text:span></text:p>
                  <text:list>
                    <text:list-item>
                      <text:p text:style-name="P280"><text:span text:style-name="T3">E 是 量子的 能量</text:span><text:span text:style-name="T348">。</text:span></text:p>
                    </text:list-item>
                    <text:list-item>
                      <text:p text:style-name="P281"><text:span text:style-name="T3">n 是 </text:span><text:span text:style-name="T45">0、</text:span><text:span text:style-name="T337">正整數</text:span><text:span text:style-name="T348">。</text:span></text:p>
                    </text:list-item>
                    <text:list-item>
                      <text:p text:style-name="P259"><text:span text:style-name="T3">f 是 量子（群）的 </text:span><text:span text:style-name="T337">最小震盪頻率</text:span><text:span text:style-name="T348">。</text:span></text:p>
                      <text:list>
                        <text:list-item>
                          <text:p text:style-name="P282"><text:span text:style-name="T31">f =（</text:span><text:span text:style-name="T3">E群的 最大公因數）</text:span><text:span text:style-name="T30">/ </text:span><text:span text:style-name="T38">m</text:span><text:span text:style-name="T348">。</text:span></text:p>
                          <text:list>
                            <text:list-item>
                              <text:p text:style-name="P282"><text:span text:style-name="T36">m =</text:span><text:span text:style-name="T31">（</text:span><text:span text:style-name="T3">E群的 最大公因數）的 因數</text:span><text:span text:style-name="T348">。</text:span></text:p>
                              <text:list>
                                <text:list-item>
                                  <text:p text:style-name="P282"><text:span text:style-name="T37">m的 </text:span><text:span text:style-name="T36">預設值 是 </text:span><text:span text:style-name="T37">1</text:span><text:span text:style-name="T348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3"><text:span text:style-name="T3">量子</text:span><text:span text:style-name="T337">（群）</text:span><text:span text:style-name="T3">的 能量（分佈）不是 離散（分佈）。</text:span></text:p>
                    </text:list-item>
                    <text:list-item>
                      <text:p text:style-name="P718">量子（群）的 能量（分佈）是 連續（分佈）。</text:p>
                    </text:list-item>
                    <text:list-item>
                      <text:p text:style-name="P284"><text:span text:style-name="T337">對於 </text:span><text:span text:style-name="T20">E = </text:span><text:span text:style-name="T3">n * f 來說，</text:span><text:span text:style-name="T337">普朗克常數 不存在、沒有意義</text:span><text:span text:style-name="T37">。</text:span></text:p>
                    </text:list-item>
                  </text:list>
                </text:list-item>
              </text:list>
            </text:list-item>
            <text:list-item>
              <text:p text:style-name="P285"><text:span text:style-name="T37">溫度 越高 →</text:span><text:span text:style-name="T49"> </text:span><text:span text:style-name="T37">粒子的 動量 越高 →</text:span><text:span text:style-name="T49"> </text:span><text:span text:style-name="T37">粒子的 振動頻率、震盪頻率（越）有機率 越高。</text:span></text:p>
              <text:list>
                <text:list-item>
                  <text:p text:style-name="P719">（粒子 輻射出來的、發射出來的、釋放出來的）光的 頻率（越）有機率 越高。</text:p>
                  <text:list>
                    <text:list-item>
                      <text:p text:style-name="P286"><text:span text:style-name="T37">抽象例子，溫度 越高 →</text:span><text:span text:style-name="T51"> 粒子的 動量 越高</text:span><text:span text:style-name="T37"> →</text:span><text:span text:style-name="T50"> 光的 頻率 越有機率 </text:span><text:span text:style-name="T37">紫移。</text:span></text:p>
                    </text:list-item>
                  </text:list>
                </text:list-item>
              </text:list>
            </text:list-item>
            <text:list-item>
              <text:p text:style-name="P720">（愛因斯坦 的）光電效應。</text:p>
              <text:list>
                <text:list-item>
                  <text:p text:style-name="P287"><text:span text:style-name="T37">明顯例子，光量子</text:span><text:span text:style-name="T7"> </text:span><text:span text:style-name="T333">↔</text:span><text:span text:style-name="T7"> 粒子</text:span><text:span text:style-name="T37">。</text:span></text:p>
                  <text:list>
                    <text:list-item>
                      <text:p text:style-name="P721">光量子。</text:p>
                      <text:list>
                        <text:list-item>
                          <text:p text:style-name="P721">假定，使用 某一特定手電筒 照射 某一特定金屬板。</text:p>
                        </text:list-item>
                        <text:list-item>
                          <text:p text:style-name="P721">假定，光量子的 震動頻率 <text:span text:style-name="T548">&lt;</text:span> 某一特定震動頻率閥值。<text:span text:style-name="T434">（、某一特定截止頻率）</text:span></text:p>
                          <text:list>
                            <text:list-item>
                              <text:p text:style-name="P722">光量子的 強度 再高，（該金屬板 的）電子 也無法 被打出來。</text:p>
                            </text:list-item>
                            <text:list-item>
                              <text:p text:style-name="P723">光量子 照射 再久，（該金屬板 的）電子 也無法 被打出來。</text:p>
                            </text:list-item>
                          </text:list>
                        </text:list-item>
                        <text:list-item>
                          <text:p text:style-name="P724">假定，光量子的 震動頻率 <text:span text:style-name="T326">≥</text:span> 該震動頻率閥值。<text:span text:style-name="T434">（、該截止頻率）</text:span></text:p>
                          <text:list>
                            <text:list-item>
                              <text:p text:style-name="P725">假定，光量子的 強度 足夠高。</text:p>
                            </text:list-item>
                            <text:list-item>
                              <text:p text:style-name="P723">（該金屬板 的）電子 馬上 被打出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6">粒子。</text:p>
                      <text:list>
                        <text:list-item>
                          <text:p text:style-name="P288"><text:span text:style-name="T37">已知，粒子的 震動 →</text:span><text:span text:style-name="T105"> </text:span><text:span text:style-name="T37">粒子的 </text:span><text:span text:style-name="T105">動量 → 溫度</text:span><text:span text:style-name="T37">。</text:span></text:p>
                        </text:list-item>
                        <text:list-item>
                          <text:p text:style-name="P726">假定，某一特定恆星 照射 某一特定空間。</text:p>
                        </text:list-item>
                        <text:list-item>
                          <text:p text:style-name="P726">假定，某一特定個體 在 該空間 裡面。</text:p>
                        </text:list-item>
                        <text:list-item>
                          <text:p text:style-name="P289"><text:span text:style-name="T106">假定，該空間的 溫度 是 攝氏T</text:span><text:span text:style-name="T512">1</text:span><text:span text:style-name="T106">度。</text:span></text:p>
                          <text:list>
                            <text:list-item>
                              <text:p text:style-name="P289"><text:span text:style-name="T106">（該空間的所有）粒子的（平均）震動，讓 該個體 感測到的 溫度 是 攝氏T</text:span><text:span text:style-name="T512">1</text:span><text:span text:style-name="T108">度。</text:span></text:p>
                            </text:list-item>
                          </text:list>
                        </text:list-item>
                        <text:list-item>
                          <text:p text:style-name="P290"><text:span text:style-name="T37">假定，</text:span><text:span text:style-name="T106">T</text:span><text:span text:style-name="T513">1</text:span><text:span text:style-name="T37"> </text:span><text:span text:style-name="T109">&lt;</text:span><text:span text:style-name="T37"> </text:span><text:span text:style-name="T107">T</text:span><text:span text:style-name="T513">2</text:span><text:span text:style-name="T37">，該個體 </text:span><text:span text:style-name="T106">不會流汗。</text:span></text:p>
                        </text:list-item>
                        <text:list-item>
                          <text:p text:style-name="P290"><text:span text:style-name="T37">假定，</text:span><text:span text:style-name="T106">T</text:span><text:span text:style-name="T513">1</text:span><text:span text:style-name="T37"> </text:span><text:span text:style-name="T326">≥</text:span><text:span text:style-name="T37"> </text:span><text:span text:style-name="T107">T</text:span><text:span text:style-name="T513">2</text:span><text:span text:style-name="T37">，該個體 </text:span><text:span text:style-name="T106">會流汗。</text:span></text:p>
                        </text:list-item>
                        <text:list-item>
                          <text:p text:style-name="P291"><text:span text:style-name="T37">假定，</text:span><text:span text:style-name="T106">攝氏T</text:span><text:span text:style-name="T513">1</text:span><text:span text:style-name="T106">度</text:span><text:span text:style-name="T37"> </text:span><text:span text:style-name="T109">&lt;</text:span><text:span text:style-name="T37"> 攝氏</text:span><text:span text:style-name="T107">T</text:span><text:span text:style-name="T513">2</text:span><text:span text:style-name="T106">度</text:span><text:span text:style-name="T37">。</text:span></text:p>
                          <text:list>
                            <text:list-item>
                              <text:p text:style-name="P726">粒子的 震幅 再高，（該個體 的）汗水 也無法 被打出來。</text:p>
                              <text:list>
                                <text:list-item>
                                  <text:p text:style-name="P727">粒子的 震幅 再高，該個體 也無法 流汗。</text:p>
                                  <text:list>
                                    <text:list-item>
                                      <text:p text:style-name="P728">震幅 是（頻率、震幅、相位差 的）震幅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26">粒子 碰撞 該個體 再久，（該個體 的）汗水 也無法 被打出來。</text:p>
                              <text:list>
                                <text:list-item>
                                  <text:p text:style-name="P726">粒子 碰撞 該個體 再久，該個體 也無法 流汗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2"><text:span text:style-name="T37">假定，</text:span><text:span text:style-name="T106">攝氏T</text:span><text:span text:style-name="T513">1</text:span><text:span text:style-name="T106">度</text:span><text:span text:style-name="T37"> </text:span><text:span text:style-name="T326">≥</text:span><text:span text:style-name="T37"> 攝氏</text:span><text:span text:style-name="T107">T</text:span><text:span text:style-name="T513">2</text:span><text:span text:style-name="T106">度</text:span><text:span text:style-name="T37">。</text:span></text:p>
                          <text:list>
                            <text:list-item>
                              <text:p text:style-name="P727">假定，粒子的 震幅 足夠高。</text:p>
                            </text:list-item>
                            <text:list-item>
                              <text:p text:style-name="P726">（該個體 的）汗水 馬上 被打出來。</text:p>
                              <text:list>
                                <text:list-item>
                                  <text:p text:style-name="P48">該個體 馬上 汗水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3"><text:span text:style-name="T37">粒子</text:span><text:span text:style-name="T7"> </text:span><text:span text:style-name="T333">↔</text:span><text:span text:style-name="T7"> </text:span><text:span text:style-name="T366">光量子。</text:span></text:p>
                          <text:list>
                            <text:list-item>
                              <text:p text:style-name="P294"><text:span text:style-name="T105">該恆星</text:span><text:span text:style-name="T7"> </text:span><text:span text:style-name="T333">↔</text:span><text:span text:style-name="T7"> 該手電筒</text:span><text:span text:style-name="T105">。</text:span></text:p>
                            </text:list-item>
                            <text:list-item>
                              <text:p text:style-name="P295"><text:span text:style-name="T105">溫度、</text:span><text:span text:style-name="T106">攝氏T</text:span><text:span text:style-name="T513">1</text:span><text:span text:style-name="T106">度</text:span><text:span text:style-name="T7"> </text:span><text:span text:style-name="T333">↔</text:span><text:span text:style-name="T7"> </text:span><text:span text:style-name="T366">震動頻率</text:span><text:span text:style-name="T547">。</text:span></text:p>
                            </text:list-item>
                            <text:list-item>
                              <text:p text:style-name="P296"><text:span text:style-name="T37">攝氏</text:span><text:span text:style-name="T107">T</text:span><text:span text:style-name="T513">2</text:span><text:span text:style-name="T106">度</text:span><text:span text:style-name="T7"> </text:span><text:span text:style-name="T333">↔</text:span><text:span text:style-name="T7"> </text:span><text:span text:style-name="T37">震動頻率閥值</text:span>。</text:p>
                            </text:list-item>
                            <text:list-item>
                              <text:p text:style-name="P293"><text:span text:style-name="T37">震幅</text:span><text:span text:style-name="T7"> </text:span><text:span text:style-name="T333">↔</text:span><text:span text:style-name="T7"> </text:span><text:span text:style-name="T37">強度</text:span><text:span text:style-name="T366">。</text:span></text:p>
                            </text:list-item>
                            <text:list-item>
                              <text:p text:style-name="P297"><text:span text:style-name="T37">該個體</text:span><text:span text:style-name="T7"> </text:span><text:span text:style-name="T333">↔</text:span><text:span text:style-name="T7"> 該金屬板</text:span><text:span text:style-name="T366">。</text:span></text:p>
                            </text:list-item>
                            <text:list-item>
                              <text:p text:style-name="P297"><text:span text:style-name="T37">汗水</text:span><text:span text:style-name="T7"> </text:span><text:span text:style-name="T333">↔</text:span><text:span text:style-name="T7"> </text:span><text:span text:style-name="T37">電子</text:span><text:span text:style-name="T366">。</text:span></text:p>
                              <text:list>
                                <text:list-item>
                                  <text:p text:style-name="P298"><text:span text:style-name="T37">汗水 </text:span><text:span text:style-name="T344">有大有小</text:span><text:span text:style-name="T7"> </text:span><text:span text:style-name="T333">↔</text:span><text:span text:style-name="T7"> </text:span><text:span text:style-name="T37">電子 </text:span><text:span text:style-name="T344">有大有小</text:span><text:span text:style-name="T366">。</text:span></text:p>
                                </text:list-item>
                                <text:list-item>
                                  <text:p text:style-name="P298"><text:span text:style-name="T37">汗水 </text:span><text:span text:style-name="T344">有快有慢</text:span><text:span text:style-name="T7"> </text:span><text:span text:style-name="T333">↔</text:span><text:span text:style-name="T7"> </text:span><text:span text:style-name="T37">電子 </text:span><text:span text:style-name="T344">有快有慢</text:span><text:span text:style-name="T366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9"><text:span text:style-name="T366">（</text:span><text:span text:style-name="T369">緊實</text:span><text:span text:style-name="T366"> 的）第一個粒子、第二個粒子 有機率不是 互相 穿過，有機率是 互相 碰撞，明顯例子。</text:span></text:p>
              <text:list>
                <text:list-item>
                  <text:p text:style-name="P300"><text:span text:style-name="T366">假定，第一個粒子 蘊含的 能量 是</text:span><text:span text:style-name="T37"> E</text:span><text:span text:style-name="T514">1</text:span><text:span text:style-name="T366">。</text:span></text:p>
                </text:list-item>
                <text:list-item>
                  <text:p text:style-name="P300"><text:span text:style-name="T366">假定，第二個粒子 蘊含的 能量 是</text:span><text:span text:style-name="T37"> E</text:span><text:span text:style-name="T514">2</text:span><text:span text:style-name="T366">。</text:span></text:p>
                </text:list-item>
                <text:list-item>
                  <text:p text:style-name="P49">假定，第一個粒子 向左 移動、運動。</text:p>
                </text:list-item>
                <text:list-item>
                  <text:p text:style-name="P49">假定，第二個粒子 向右 移動、運動。</text:p>
                </text:list-item>
                <text:list-item>
                  <text:p text:style-name="P49">假定，第一個粒子、第二個粒子 相撞。</text:p>
                </text:list-item>
                <text:list-item>
                  <text:p text:style-name="P50">已知，作用力與反作用力。</text:p>
                  <text:list>
                    <text:list-item>
                      <text:p text:style-name="P50">第一個粒子的 能量（向量）被轉移到、被傳遞到 第二個粒子。</text:p>
                    </text:list-item>
                    <text:list-item>
                      <text:p text:style-name="P51">第二個粒子的 能量（向量）被轉移到、被傳遞到 第一個粒子。</text:p>
                    </text:list-item>
                  </text:list>
                </text:list-item>
                <text:list-item>
                  <text:p text:style-name="P301"><text:span text:style-name="T366">第一個粒子 蘊含的 能量 變成 </text:span><text:span text:style-name="T37">E</text:span><text:span text:style-name="T514">2</text:span><text:span text:style-name="T366">。</text:span></text:p>
                </text:list-item>
                <text:list-item>
                  <text:p text:style-name="P301"><text:span text:style-name="T366">第二個粒子 蘊含的 能量 變成 </text:span><text:span text:style-name="T37">E</text:span><text:span text:style-name="T515">1</text:span><text:span text:style-name="T366">。</text:span></text:p>
                </text:list-item>
                <text:list-item>
                  <text:p text:style-name="P52">第一個粒子 變成 向右 移動、運動。</text:p>
                </text:list-item>
                <text:list-item>
                  <text:p text:style-name="P52">第二個粒子 變成 向左 移動、運動。</text:p>
                </text:list-item>
                <text:list-item>
                  <text:p text:style-name="P52">假定，某一特定個體 無法感測到 粒子的（實際、精準）尺寸大小。</text:p>
                  <text:list>
                    <text:list-item>
                      <text:p text:style-name="P52">明顯例子，對於 該個體 來說，粒子 太渺小。</text:p>
                      <text:list>
                        <text:list-item>
                          <text:p text:style-name="P52">該個體 無法 分辨、區別 第一個粒子、第二個粒子。</text:p>
                        </text:list-item>
                        <text:list-item>
                          <text:p text:style-name="P52">假定，其他個體（偷偷）把 第一個粒子、第二個粒子（的 位置）互換。</text:p>
                          <text:list>
                            <text:list-item>
                              <text:p text:style-name="P52">該個體 不會、無法 知道，第一個粒子、第二個粒子（的 位置）被互換。</text:p>
                            </text:list-item>
                            <text:list-item>
                              <text:p text:style-name="P53">該個體 有機率認定，（當下位置 在 第二個粒子的）第一個粒子 是 第二個粒子。</text:p>
                            </text:list-item>
                            <text:list-item>
                              <text:p text:style-name="P53">該個體 有機率認定，（當下位置 在 第一個粒子的）第二個粒子 是 第一個粒子。</text:p>
                              <text:list>
                                <text:list-item>
                                  <text:p text:style-name="P54">抽象例子，假定，某一特定紅色氣球、某一特定綠色氣球 在 某一特定房間 。</text:p>
                                  <text:list>
                                    <text:list-item>
                                      <text:p text:style-name="P54">假定，該紅色氣球、該綠色氣球（顏色、大小 以外的）圖案、姿勢 相同。</text:p>
                                    </text:list-item>
                                    <text:list-item>
                                      <text:p text:style-name="P302"><text:span text:style-name="T37">假定，大小，該紅色氣球 &gt; 該綠色汽球</text:span><text:span text:style-name="T366">。</text:span></text:p>
                                    </text:list-item>
                                    <text:list-item>
                                      <text:p text:style-name="P54">假定，第一個個體、第二個個體 看到，該紅色氣球 在 右手邊。</text:p>
                                    </text:list-item>
                                    <text:list-item>
                                      <text:p text:style-name="P54">假定，第一個個體、第二個個體 看到，該綠色氣球 在 左手邊。</text:p>
                                    </text:list-item>
                                    <text:list-item>
                                      <text:p text:style-name="P55">假定，第一個個體 沒有 色盲。</text:p>
                                      <text:list>
                                        <text:list-item>
                                          <text:p text:style-name="P56">第一個個體 看到，該紅色氣球 在 右手邊。</text:p>
                                        </text:list-item>
                                        <text:list-item>
                                          <text:p text:style-name="P56">第一個個體 看到，該綠色氣球 在 左手邊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假定，第二個個體 有色盲。</text:p>
                                      <text:list>
                                        <text:list-item>
                                          <text:p text:style-name="P54">第二個個體 看到，有一顆氣球 在 右手邊。</text:p>
                                        </text:list-item>
                                        <text:list-item>
                                          <text:p text:style-name="P54">第二個個體 看到，（另外）有一顆氣球 在 左手邊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7">假定，該紅色氣球 向左 移動、運動。</text:p>
                                    </text:list-item>
                                    <text:list-item>
                                      <text:p text:style-name="P57">假定，該綠色氣球 向右 移動、運動。</text:p>
                                    </text:list-item>
                                    <text:list-item>
                                      <text:p text:style-name="P58">假定，該紅色氣球、該綠色氣球 相碰、相撞 的 時候，大小 瞬間 互換。</text:p>
                                      <text:list>
                                        <text:list-item>
                                          <text:p text:style-name="P59">假定，相撞 的 時候，第三個個體 瞬間洩氣 該紅色氣球。</text:p>
                                          <text:list>
                                            <text:list-item>
                                              <text:p text:style-name="P58">該紅色氣球的 大小 瞬間變成 該綠色氣球的 大小。</text:p>
                                            </text:list-item>
                                            <text:list-item>
                                              <text:p text:style-name="P303"><text:span text:style-name="T366">瞬間 的 明顯例子</text:span><text:span text:style-name="T37">，（只使用、只花費）</text:span><text:span text:style-name="T125">0.0000000000000001秒</text:span><text:span text:style-name="T368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9">假定，相撞 的 時候，第三個個體 瞬間補氣 該綠色氣球。</text:p>
                                          <text:list>
                                            <text:list-item>
                                              <text:p text:style-name="P60">該綠色氣球的 大小 瞬間變成 該紅色氣球的 大小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1">假定，該紅色氣球 向右 移動、運動。</text:p>
                                    </text:list-item>
                                    <text:list-item>
                                      <text:p text:style-name="P61">假定，該綠色氣球 向左 移動、運動。</text:p>
                                    </text:list-item>
                                    <text:list-item>
                                      <text:p text:style-name="P62">該紅色氣球、該綠色氣球 相撞後，互相 反彈。</text:p>
                                    </text:list-item>
                                    <text:list-item>
                                      <text:p text:style-name="P62">該紅色氣球、該綠色氣球 的 大小 有被互換。</text:p>
                                    </text:list-item>
                                    <text:list-item>
                                      <text:p text:style-name="P58">第一個個體 認定，該紅色氣球、該綠色氣球 相撞後，互相 反彈。</text:p>
                                    </text:list-item>
                                    <text:list-item>
                                      <text:p text:style-name="P63">第一個個體 認定，該紅色氣球、該綠色氣球 的 大小 有被互換。</text:p>
                                    </text:list-item>
                                    <text:list-item>
                                      <text:p text:style-name="P64">第二個個體 有機率認定，該紅色氣球、該綠色氣球 相撞後，互相 穿過。</text:p>
                                    </text:list-item>
                                    <text:list-item>
                                      <text:p text:style-name="P63">第二個個體 有機率認定，該紅色氣球、該綠色氣球 的 大小 沒有被互換。</text:p>
                                    </text:list-item>
                                    <text:list-item>
                                      <text:p text:style-name="P304"><text:span text:style-name="T366">該紅色氣球</text:span><text:span text:style-name="T7"> </text:span><text:span text:style-name="T333">↔</text:span><text:span text:style-name="T7"> 第一個粒子、第一個波</text:span><text:span text:style-name="T367">。</text:span></text:p>
                                      <text:list>
                                        <text:list-item>
                                          <text:p text:style-name="P304"><text:span text:style-name="T367">該綠色氣球</text:span><text:span text:style-name="T7"> </text:span><text:span text:style-name="T333">↔</text:span><text:span text:style-name="T7"> 第二個粒子、第二個波</text:span><text:span text:style-name="T367">。</text:span></text:p>
                                        </text:list-item>
                                        <text:list-item>
                                          <text:p text:style-name="P305"><text:span text:style-name="T366">顏色</text:span><text:span text:style-name="T7"> </text:span><text:span text:style-name="T333">↔</text:span><text:span text:style-name="T7">（被用來）分辨 第一個粒子、第二個粒子 的 某一特定特徵</text:span><text:span text:style-name="T366">。</text:span></text:p>
                                          <text:list>
                                            <text:list-item>
                                              <text:p text:style-name="P306"><text:span text:style-name="T366">顏色</text:span><text:span text:style-name="T7"> </text:span><text:span text:style-name="T333">↔</text:span><text:span text:style-name="T7">（被用來）分辨 第一個波、第二個波 的 某一特定特徵</text:span><text:span text:style-name="T366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05"><text:span text:style-name="T366">大小</text:span><text:span text:style-name="T7"> </text:span><text:span text:style-name="T333">↔</text:span><text:span text:style-name="T7"> 能量</text:span><text:span text:style-name="T366">。</text:span></text:p>
                                        </text:list-item>
                                        <text:list-item>
                                          <text:p text:style-name="P307"><text:span text:style-name="T366">第一個個體</text:span><text:span text:style-name="T7"> </text:span><text:span text:style-name="T333">↔</text:span><text:span text:style-name="T7"> 本能、傳承 足夠高的 某一特定觀測個體</text:span><text:span text:style-name="T366">。</text:span></text:p>
                                        </text:list-item>
                                        <text:list-item>
                                          <text:p text:style-name="P308"><text:span text:style-name="T366">第二個個體</text:span><text:span text:style-name="T7"> </text:span><text:span text:style-name="T333">↔</text:span><text:span text:style-name="T7"> 本能、傳承（還）不夠高的 某一特定觀測個體</text:span><text:span text:style-name="T366">。</text:span></text:p>
                                        </text:list-item>
                                        <text:list-item>
                                          <text:p text:style-name="P307"><text:span text:style-name="T366">第三個個體</text:span><text:span text:style-name="T7"> </text:span><text:span text:style-name="T333">↔</text:span><text:span text:style-name="T7"> 作用力與反作用力</text:span><text:span text:style-name="T366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假定，某一特定個體 能夠感測到 能量。</text:p>
                  <text:list>
                    <text:list-item>
                      <text:p text:style-name="P301"><text:span text:style-name="T366">該個體 有機率認</text:span><text:span text:style-name="T37">定，E</text:span><text:span text:style-name="T516">1</text:span><text:span text:style-name="T126">（仍然）</text:span><text:span text:style-name="T369">在 向左 移動、運動。</text:span></text:p>
                    </text:list-item>
                    <text:list-item>
                      <text:p text:style-name="P309"><text:span text:style-name="T366">該個體 有機率認</text:span><text:span text:style-name="T37">定，E</text:span><text:span text:style-name="T516">2</text:span><text:span text:style-name="T126">（仍然）</text:span><text:span text:style-name="T369">在 向右 移動、運動。</text:span></text:p>
                    </text:list-item>
                    <text:list-item>
                      <text:p text:style-name="P309"><text:span text:style-name="T369">該個體 有機率認定，</text:span><text:span text:style-name="T37">E</text:span><text:span text:style-name="T516">1</text:span><text:span text:style-name="T369">、</text:span><text:span text:style-name="T37">E</text:span><text:span text:style-name="T516">2</text:span><text:span text:style-name="T126"> </text:span><text:span text:style-name="T369">互相 穿過、穿越。</text:span></text:p>
                      <text:list>
                        <text:list-item>
                          <text:p text:style-name="P65">該個體 有機率認定，第一個粒子、第二個粒子 互相 穿過、穿越。</text:p>
                        </text:list-item>
                      </text:list>
                    </text:list-item>
                    <text:list-item>
                      <text:p text:style-name="P309"><text:span text:style-name="T369">該個體 有機率認定，</text:span><text:span text:style-name="T37">E</text:span><text:span text:style-name="T516">1</text:span><text:span text:style-name="T369">、</text:span><text:span text:style-name="T37">E</text:span><text:span text:style-name="T516">2</text:span><text:span text:style-name="T126"> </text:span><text:span text:style-name="T369">能量互換。</text:span></text:p>
                      <text:list>
                        <text:list-item>
                          <text:p text:style-name="P66">該個體 有機率認定，第一個粒子、第二個粒子 互相 反彈。</text:p>
                        </text:list-item>
                        <text:list-item>
                          <text:p text:style-name="P66">該個體 有機率認定，第一個粒子、第二個粒子 互撞。</text:p>
                        </text:list-item>
                      </text:list>
                    </text:list-item>
                    <text:list-item>
                      <text:p text:style-name="P310"><text:span text:style-name="T369">粒子</text:span><text:span text:style-name="T7"> </text:span><text:span text:style-name="T333">↔</text:span><text:span text:style-name="T7"> 波</text:span><text:span text:style-name="T369">。</text:span></text:p>
                      <text:list>
                        <text:list-item>
                          <text:p text:style-name="P810"><text:span text:style-name="T369">運動</text:span><text:span text:style-name="T7"> </text:span><text:span text:style-name="T333">↔</text:span><text:span text:style-name="T7"> </text:span><text:span text:style-name="T369">運動。</text:span></text:p>
                        </text:list-item>
                        <text:list-item>
                          <text:p text:style-name="P811"><text:span text:style-name="T369">穿過</text:span><text:span text:style-name="T7"> </text:span><text:span text:style-name="T333">↔</text:span><text:span text:style-name="T7"> 穿過</text:span><text:span text:style-name="T369">。</text:span></text:p>
                        </text:list-item>
                        <text:list-item>
                          <text:p text:style-name="P812"><text:span text:style-name="T369">反彈</text:span><text:span text:style-name="T7"> </text:span><text:span text:style-name="T333">↔</text:span><text:span text:style-name="T7"> 反彈</text:span><text:span text:style-name="T369">。</text:span></text:p>
                        </text:list-item>
                      </text:list>
                    </text:list-item>
                    <text:list-item>
                      <text:p text:style-name="P311"><text:span text:style-name="T369">粒子</text:span><text:span text:style-name="T7"> </text:span><text:span text:style-name="T333">↔</text:span><text:span text:style-name="T7"> 量子、光量子</text:span><text:span text:style-name="T369">。</text:span></text:p>
                      <text:list>
                        <text:list-item>
                          <text:p text:style-name="P812"><text:span text:style-name="T369">運動</text:span><text:span text:style-name="T7"> </text:span><text:span text:style-name="T333">↔</text:span><text:span text:style-name="T7"> </text:span><text:span text:style-name="T369">運動。</text:span></text:p>
                        </text:list-item>
                        <text:list-item>
                          <text:p text:style-name="P812"><text:span text:style-name="T369">穿過</text:span><text:span text:style-name="T7"> </text:span><text:span text:style-name="T333">↔</text:span><text:span text:style-name="T7"> 穿過</text:span><text:span text:style-name="T369">。</text:span></text:p>
                        </text:list-item>
                        <text:list-item>
                          <text:p text:style-name="P812"><text:span text:style-name="T369">反彈</text:span><text:span text:style-name="T7"> </text:span><text:span text:style-name="T333">↔</text:span><text:span text:style-name="T7"> 反彈</text:span><text:span text:style-name="T369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12"><text:span text:style-name="T366">（鬆散 的）第一個粒子、第二個粒子 有機率 互相 穿過、錯過，明顯例子</text:span><text:span text:style-name="T369">。</text:span></text:p>
                  <text:list>
                    <text:list-item>
                      <text:p text:style-name="P67">第一個粒子的內在物質、第二個粒子的內在物質 沒有 相撞。</text:p>
                    </text:list-item>
                    <text:list-item>
                      <text:p text:style-name="P68">第一個粒子的內在物質、第二個粒子的內在物質 互相 錯過。</text:p>
                    </text:list-item>
                    <text:list-item>
                      <text:p text:style-name="P68">第一個粒子、第二個粒子 互相 穿過。</text:p>
                      <text:list>
                        <text:list-item>
                          <text:p text:style-name="P69">第一個粒子 裡面（的 空間、空隙）太、足夠、正好 鬆散、空曠。</text:p>
                        </text:list-item>
                        <text:list-item>
                          <text:p text:style-name="P69">第二個粒子 裡面（的 空間、空隙）太、足夠、正好 鬆散、空曠。</text:p>
                        </text:list-item>
                      </text:list>
                    </text:list-item>
                    <text:list-item>
                      <text:p text:style-name="P70">第一個粒子的能量、第二個粒子的能量 沒有 互換。</text:p>
                    </text:list-item>
                    <text:list-item>
                      <text:p text:style-name="P70">抽象例子，量子穿隧現象。</text:p>
                    </text:list-item>
                    <text:list-item>
                      <text:p text:style-name="P68">抽象例子，超導體的庫博對 錯過（超導體 擁有的）其他粒子。</text:p>
                      <text:list>
                        <text:list-item>
                          <text:p text:style-name="P71">超導體、超導體的庫博對 互相 穿過。</text:p>
                        </text:list-item>
                      </text:list>
                    </text:list-item>
                    <text:list-item>
                      <text:p text:style-name="P313"><text:span text:style-name="T369">抽象例子，電磁波的 頻率 越高 →</text:span><text:span text:style-name="T370"> </text:span><text:span text:style-name="T369">電磁波 越緊實 </text:span><text:span text:style-name="T370">→ </text:span><text:span text:style-name="T369">電磁波 越像 粒子。</text:span></text:p>
                    </text:list-item>
                    <text:list-item>
                      <text:p text:style-name="P299"><text:span text:style-name="T369">抽象例子，電磁波的 頻率 越低 →</text:span><text:span text:style-name="T370"> </text:span><text:span text:style-name="T369">電磁波 越鬆散 →</text:span><text:span text:style-name="T370"> </text:span><text:span text:style-name="T369">電磁波 越像 波。</text:span></text:p>
                      <text:list>
                        <text:list-item>
                          <text:p text:style-name="P314"><text:span text:style-name="T369">電磁波</text:span><text:span text:style-name="T110"> </text:span><text:span text:style-name="T333">↔</text:span><text:span text:style-name="T7"> </text:span><text:span text:style-name="T371">量子</text:span><text:span text:style-name="T369">。</text:span></text:p>
                        </text:list-item>
                        <text:list-item>
                          <text:p text:style-name="P72">明顯例子，光譜。</text:p>
                        </text:list-item>
                        <text:list-item>
                          <text:p text:style-name="P72">明顯例子，液態 變成 固態。</text:p>
                          <text:list>
                            <text:list-item>
                              <text:p text:style-name="P314"><text:span text:style-name="T369">明顯例子，假定，水</text:span><text:span text:style-name="T126">（H</text:span><text:span text:style-name="T516">2</text:span><text:span text:style-name="T126">O）在 </text:span><text:span text:style-name="T369">某一特定保溫瓶 裡面</text:span><text:span text:style-name="T373">。</text:span></text:p>
                            </text:list-item>
                            <text:list-item>
                              <text:p text:style-name="P315"><text:span text:style-name="T369">假定，該保溫瓶的 水</text:span><text:span text:style-name="T126">（H</text:span><text:span text:style-name="T516">2</text:span><text:span text:style-name="T126">O）</text:span><text:span text:style-name="T369">是（固態水</text:span><text:span text:style-name="T126"> + </text:span><text:span text:style-name="T369">液態水</text:span><text:span text:style-name="T126"> + 氣態水）</text:span><text:span text:style-name="T369">。</text:span><text:span text:style-name="T478">（假定，該保溫瓶 裡面 沒有 電漿態水）</text:span></text:p>
                              <text:list>
                                <text:list-item>
                                  <text:p text:style-name="P316"><text:span text:style-name="T369">假定，該保溫瓶的</text:span><text:span text:style-name="T126"> </text:span><text:span text:style-name="T128">100%</text:span><text:span text:style-name="T369">水</text:span><text:span text:style-name="T126">（H</text:span><text:span text:style-name="T516">2</text:span><text:span text:style-name="T126">O）</text:span><text:span text:style-name="T369">是</text:span><text:span text:style-name="T126">（</text:span><text:span text:style-name="T127">a</text:span><text:span text:style-name="T126">%固態水 + </text:span><text:span text:style-name="T127">b%</text:span><text:span text:style-name="T126">液態水 + </text:span><text:span text:style-name="T127">c%</text:span><text:span text:style-name="T126">氣態水）</text:span><text:span text:style-name="T369">。</text:span></text:p>
                                  <text:list>
                                    <text:list-item>
                                      <text:p text:style-name="P316"><text:span text:style-name="T126">假定，</text:span><text:span text:style-name="T127">a% + b% + c% = 100%</text:span><text:span text:style-name="T369">。</text:span></text:p>
                                    </text:list-item>
                                    <text:list-item>
                                      <text:p text:style-name="P317"><text:span text:style-name="T126">假定，</text:span><text:span text:style-name="T134">100%</text:span><text:span text:style-name="T127"> </text:span><text:span text:style-name="T327">≥</text:span><text:span text:style-name="T130"> </text:span><text:span text:style-name="T127">a%、b%、c% </text:span><text:span text:style-name="T327">≥</text:span><text:span text:style-name="T130"> 0%</text:span><text:span text:style-name="T369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18"><text:span text:style-name="T369">固態水</text:span><text:span text:style-name="T126"> + </text:span><text:span text:style-name="T369">液態水</text:span><text:span text:style-name="T126"> + 氣態水</text:span><text:span text:style-name="T369">。</text:span></text:p>
                                  <text:list>
                                    <text:list-item>
                                      <text:p text:style-name="P318"><text:span text:style-name="T369">冰</text:span><text:span text:style-name="T126">塊 + 液態水 + 水</text:span><text:span text:style-name="T369">蒸氣。</text:span></text:p>
                                    </text:list-item>
                                    <text:list-item>
                                      <text:p text:style-name="P319"><text:span text:style-name="T369">小碎冰</text:span><text:span text:style-name="T126"> + 液態水 + 霧氣</text:span><text:span text:style-name="T369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4"><text:span text:style-name="T369">溫度 越低</text:span><text:span text:style-name="T372"> → 小碎冰 越多</text:span><text:span text:style-name="T369"> →</text:span><text:span text:style-name="T372"> 霧氣、液態水 越少。</text:span></text:p>
                            </text:list-item>
                            <text:list-item>
                              <text:p text:style-name="P73">溫度 越高 → 小碎冰 越少 → 霧氣、液態水 越多。</text:p>
                            </text:list-item>
                            <text:list-item>
                              <text:p text:style-name="P320"><text:span text:style-name="T129">已知，</text:span><text:span text:style-name="T127">a% + b% + c% = 100%</text:span><text:span text:style-name="T129">。</text:span></text:p>
                              <text:list>
                                <text:list-item>
                                  <text:p text:style-name="P321"><text:span text:style-name="T134">已知，100%</text:span><text:span text:style-name="T127"> </text:span><text:span text:style-name="T327">≥</text:span><text:span text:style-name="T130"> </text:span><text:span text:style-name="T127">a%、b%、c% </text:span><text:span text:style-name="T327">≥</text:span><text:span text:style-name="T130"> 0%</text:span><text:span text:style-name="T129">。</text:span></text:p>
                                </text:list-item>
                                <text:list-item>
                                  <text:p text:style-name="P321"><text:span text:style-name="T129">假定，溫度 在 T</text:span><text:span text:style-name="T517">1</text:span><text:span text:style-name="T136"> ~ T</text:span><text:span text:style-name="T517">2</text:span><text:span text:style-name="T136"> 之間 變化。</text:span></text:p>
                                  <text:list>
                                    <text:list-item>
                                      <text:p text:style-name="P322"><text:span text:style-name="T129">假定，T</text:span><text:span text:style-name="T517">1</text:span><text:span text:style-name="T129"> &gt; </text:span><text:span text:style-name="T136">T</text:span><text:span text:style-name="T517">2</text:span><text:span text:style-name="T129">。</text:span></text:p>
                                    </text:list-item>
                                    <text:list-item>
                                      <text:p text:style-name="P323"><text:span text:style-name="T129">假定，溫度 等於 T</text:span><text:span text:style-name="T517">1</text:span><text:span text:style-name="T136"> 的時候，</text:span><text:span text:style-name="T113">100% &gt; a%、</text:span><text:span text:style-name="T135">b%、c%</text:span><text:span text:style-name="T127"> </text:span><text:span text:style-name="T130">≥ 0%</text:span><text:span text:style-name="T374">。</text:span></text:p>
                                    </text:list-item>
                                    <text:list-item>
                                      <text:p text:style-name="P323"><text:span text:style-name="T129">假定，溫度 等於 T</text:span><text:span text:style-name="T518">2</text:span><text:span text:style-name="T136"> 的時候，</text:span><text:span text:style-name="T113">100% &gt; a%、</text:span><text:span text:style-name="T135">b%、c%</text:span><text:span text:style-name="T127"> </text:span><text:span text:style-name="T130">≥ 0%</text:span><text:span text:style-name="T374">。</text:span></text:p>
                                    </text:list-item>
                                    <text:list-item>
                                      <text:p text:style-name="P324"><text:span text:style-name="T129">可知，T</text:span><text:span text:style-name="T517">1</text:span><text:span text:style-name="T129"> </text:span><text:span text:style-name="T327">≥</text:span><text:span text:style-name="T129"> 溫度 </text:span><text:span text:style-name="T327">≥ </text:span><text:span text:style-name="T129">T</text:span><text:span text:style-name="T518">2</text:span><text:span text:style-name="T327">，</text:span><text:span text:style-name="T113">100% &gt; a%、</text:span><text:span text:style-name="T135">b%、c%</text:span><text:span text:style-name="T127"> </text:span><text:span text:style-name="T130">≥ 0%</text:span><text:span text:style-name="T374">。</text:span></text:p>
                                      <text:list>
                                        <text:list-item>
                                          <text:p text:style-name="P74">某一特定個體 有機率認定，該水的 變化 是 某一特定光譜。</text:p>
                                        </text:list-item>
                                        <text:list-item>
                                          <text:p text:style-name="P75">該個體 有機率認定，水的 相態變化 是 光譜型變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5"><text:span text:style-name="T374">某一特定個體 有機率認定，該水 是（固態水</text:span><text:span text:style-name="T113"> + 液態水</text:span><text:span text:style-name="T374">）的 混合物。</text:span></text:p>
                                      <text:list>
                                        <text:list-item>
                                          <text:p text:style-name="P325"><text:span text:style-name="T374">該個體 有機率認定，該水 是（小碎冰</text:span><text:span text:style-name="T113"> + </text:span><text:span text:style-name="T374">液態水）的 混合物。</text:span></text:p>
                                        </text:list-item>
                                        <text:list-item>
                                          <text:p text:style-name="P326"><text:span text:style-name="T374">該個體 有機率認定，該保溫瓶 裡面有（小碎冰</text:span><text:span text:style-name="T113"> + </text:span><text:span text:style-name="T374">液態水）。</text:span></text:p>
                                        </text:list-item>
                                        <text:list-item>
                                          <text:p text:style-name="P76">該個體 有機率認定，該保溫瓶 裡面沒有 霧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5"><text:span text:style-name="T374">該個體 有機率認定，該水 是（固態水</text:span><text:span text:style-name="T113"> + 液態水 + 氣態水</text:span><text:span text:style-name="T374">）的 混合物。</text:span></text:p>
                                      <text:list>
                                        <text:list-item>
                                          <text:p text:style-name="P325"><text:span text:style-name="T374">該個體 有機率認定，該水 是（小碎冰</text:span><text:span text:style-name="T113"> + </text:span><text:span text:style-name="T374">液態水</text:span><text:span text:style-name="T113"> + </text:span><text:span text:style-name="T374">霧）的 混合物。</text:span></text:p>
                                        </text:list-item>
                                        <text:list-item>
                                          <text:p text:style-name="P327"><text:span text:style-name="T374">該個體 有機率認定，該保溫瓶 裡面有（小碎冰</text:span><text:span text:style-name="T113"> + </text:span><text:span text:style-name="T374">液態水</text:span><text:span text:style-name="T113"> + </text:span><text:span text:style-name="T374">霧）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7">該個體 有機率認定，該水 有 固液氣三象性。</text:p>
                                      <text:list>
                                        <text:list-item>
                                          <text:p text:style-name="P78">該個體 有機率認定，該水 有 固液二象性。</text:p>
                                        </text:list-item>
                                        <text:list-item>
                                          <text:p text:style-name="P78">該個體 有機率認定，該水 有 液氣二象性。</text:p>
                                        </text:list-item>
                                        <text:list-item>
                                          <text:p text:style-name="P79">該個體 有機率認定，該水 有 固氣二象性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9">假定，該個體的 本能、傳承 不夠高。</text:p>
                                      <text:list>
                                        <text:list-item>
                                          <text:p text:style-name="P79">假定，該個體 無法（直接）感測、交互作用 小碎冰（本身）。</text:p>
                                        </text:list-item>
                                        <text:list-item>
                                          <text:p text:style-name="P80">假定，該個體 只能（直接）計數 小碎冰的 數量。</text:p>
                                          <text:list>
                                            <text:list-item>
                                              <text:p text:style-name="P328"><text:span text:style-name="T374">明顯例子，該個體（直接）計數到，該保溫瓶 裡</text:span><text:span text:style-name="T113">面有 </text:span><text:span text:style-name="T142">a個</text:span><text:span text:style-name="T378">小碎冰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1">假定，該個體 從 小碎冰的 數量（間接）推測 小碎冰的 重量。</text:p>
                                        </text:list-item>
                                        <text:list-item>
                                          <text:p text:style-name="P82">假定，該個體 從 小碎冰的 數量（間接）推測 小碎冰（本身）。</text:p>
                                        </text:list-item>
                                        <text:list-item>
                                          <text:p text:style-name="P83">該個體 有機率認定，小碎冰 無法、不可能 被細分。</text:p>
                                          <text:list>
                                            <text:list-item>
                                              <text:p text:style-name="P83">該個體 有機率認定，小碎冰 是 最小單位。</text:p>
                                            </text:list-item>
                                            <text:list-item>
                                              <text:p text:style-name="P83">該個體 有機率認定，每一個小碎冰 都是 最小單位的小碎冰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4">該個體 有機率認定，每一個小碎冰的 重量、體積、形狀 都 相同。</text:p>
                                          <text:list>
                                            <text:list-item>
                                              <text:p text:style-name="P85">該個體 有機率不知道 小碎冰 有大有小、不同形狀、不同反光率。</text:p>
                                            </text:list-item>
                                            <text:list-item>
                                              <text:p text:style-name="P85">該個體 有機率不知道 小碎冰 可以 被打散、被打破 成 小小碎冰。</text:p>
                                            </text:list-item>
                                            <text:list-item>
                                              <text:p text:style-name="P85">小小碎冰 是（比 小碎冰 更小 的）碎冰、冰塊。</text:p>
                                            </text:list-item>
                                            <text:list-item>
                                              <text:p text:style-name="P790">該個體 有機率不知道 小碎冰 可以 被塑型、被形變、被變形。</text:p>
                                            </text:list-item>
                                            <text:list-item>
                                              <text:p text:style-name="P791">該個體 有機率不知道 小碎冰 可以 被組成 大碎冰、更大的冰塊。</text:p>
                                            </text:list-item>
                                            <text:list-item>
                                              <text:p text:style-name="P791">該個體 有機率不知道 小碎冰 可以 被加鹽 變成 小碎鹽冰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9"><text:span text:style-name="T129">假定，溫度 在 T</text:span><text:span text:style-name="T519">3</text:span><text:span text:style-name="T136"> ~ T</text:span><text:span text:style-name="T520">4</text:span><text:span text:style-name="T136"> 之間 變化</text:span><text:span text:style-name="T374">。</text:span></text:p>
                                  <text:list>
                                    <text:list-item>
                                      <text:p text:style-name="P329"><text:span text:style-name="T129">假定，T</text:span><text:span text:style-name="T520">3</text:span><text:span text:style-name="T129"> &gt; </text:span><text:span text:style-name="T136">T</text:span><text:span text:style-name="T520">4</text:span><text:span text:style-name="T374">。</text:span></text:p>
                                    </text:list-item>
                                    <text:list-item>
                                      <text:p text:style-name="P330"><text:span text:style-name="T374">假定，</text:span><text:span text:style-name="T129">溫度 &gt; T</text:span><text:span text:style-name="T519">3</text:span><text:span text:style-name="T136"> 的時候，</text:span><text:span text:style-name="T113">a%</text:span><text:span text:style-name="T127"> = </text:span><text:span text:style-name="T113">100%</text:span><text:span text:style-name="T130">，</text:span><text:span text:style-name="T135">b%、c%</text:span><text:span text:style-name="T127"> =</text:span><text:span text:style-name="T130"> 0%</text:span><text:span text:style-name="T374">。</text:span></text:p>
                                    </text:list-item>
                                    <text:list-item>
                                      <text:p text:style-name="P331"><text:span text:style-name="T129">可知，T</text:span><text:span text:style-name="T519">3</text:span><text:span text:style-name="T129"> </text:span><text:span text:style-name="T327">≥</text:span><text:span text:style-name="T129"> 溫度 </text:span><text:span text:style-name="T327">≥ </text:span><text:span text:style-name="T129">T</text:span><text:span text:style-name="T521">4</text:span><text:span text:style-name="T327">，</text:span><text:span text:style-name="T113">a%</text:span><text:span text:style-name="T127"> = </text:span><text:span text:style-name="T113">100%</text:span><text:span text:style-name="T130">，</text:span><text:span text:style-name="T135">b%、c%</text:span><text:span text:style-name="T127"> =</text:span><text:span text:style-name="T130"> 0%</text:span><text:span text:style-name="T374">。</text:span></text:p>
                                      <text:list>
                                        <text:list-item>
                                          <text:p text:style-name="P86">某一特定個體 有機率認定，該水的 變化 是 固定不變。</text:p>
                                        </text:list-item>
                                        <text:list-item>
                                          <text:p text:style-name="P332"><text:span text:style-name="T374">該個體 有機率認定，水的 相態變化 是 三態變化。</text:span><text:span text:style-name="T480">（、四態變化、</text:span><text:span text:style-name="T462">n</text:span><text:span text:style-name="T481">態變化</text:span><text:span text:style-name="T480">）</text:span></text:p>
                                          <text:list>
                                            <text:list-item>
                                              <text:p text:style-name="P87">三態變化 是 固態、液態、氣態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3"><text:span text:style-name="T374">該個體 有機率認定，該水 是</text:span><text:span text:style-name="T113"> 液態</text:span><text:span text:style-name="T375">水</text:span><text:span text:style-name="T374">。</text:span></text:p>
                                      <text:list>
                                        <text:list-item>
                                          <text:p text:style-name="P333"><text:span text:style-name="T374">該個體 有機率認定，該水 是（</text:span><text:span text:style-name="T138">100% 的</text:span><text:span text:style-name="T374">）液態水。</text:span></text:p>
                                        </text:list-item>
                                        <text:list-item>
                                          <text:p text:style-name="P88">該個體 有機率認定，該保溫瓶 裡面有 液態水。</text:p>
                                        </text:list-item>
                                        <text:list-item>
                                          <text:p text:style-name="P333"><text:span text:style-name="T374">該個體 有機率認定，該保溫瓶 裡面沒有 冰塊</text:span><text:span text:style-name="T376">、</text:span><text:span text:style-name="T374">霧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4"><text:span text:style-name="T374">該個體 有機率認定，該水 是</text:span><text:span text:style-name="T113"> </text:span><text:span text:style-name="T137">固</text:span><text:span text:style-name="T375">態水</text:span><text:span text:style-name="T374">。</text:span></text:p>
                                      <text:list>
                                        <text:list-item>
                                          <text:p text:style-name="P335"><text:span text:style-name="T374">該個體 有機率認定，該水 是（</text:span><text:span text:style-name="T138">100% 的</text:span><text:span text:style-name="T374">）冰塊。</text:span></text:p>
                                        </text:list-item>
                                        <text:list-item>
                                          <text:p text:style-name="P87">該個體 有機率認定，該保溫瓶 裡面有 冰塊。</text:p>
                                        </text:list-item>
                                        <text:list-item>
                                          <text:p text:style-name="P333"><text:span text:style-name="T374">該個體 有機率認定，該保溫瓶 裡面沒有 </text:span><text:span text:style-name="T376">液態水、</text:span><text:span text:style-name="T374">霧。</text:span></text:p>
                                        </text:list-item>
                                        <text:list-item>
                                          <text:p text:style-name="P792">假定，該個體的 本能、傳承 不夠高。</text:p>
                                          <text:list>
                                            <text:list-item>
                                              <text:p text:style-name="P793">該個體 有機率認定 冰塊 有 最小單位。</text:p>
                                            </text:list-item>
                                            <text:list-item>
                                              <text:p text:style-name="P794">該個體 有機率認定 冰塊 無法、不可能 被細分。</text:p>
                                            </text:list-item>
                                            <text:list-item>
                                              <text:p text:style-name="P794">假定，該個體 無法（直接）感測、交互作用 冰塊（本身）。</text:p>
                                            </text:list-item>
                                            <text:list-item>
                                              <text:p text:style-name="P795">假定，該個體 只能（直接）計數 冰塊的 數量。</text:p>
                                            </text:list-item>
                                            <text:list-item>
                                              <text:p text:style-name="P795">假定，該個體 從 冰塊的 數量（間接）推測 冰塊的 重量。</text:p>
                                            </text:list-item>
                                            <text:list-item>
                                              <text:p text:style-name="P794">假定，該個體 從 冰塊的 數量（間接）推測 冰塊（本身）。</text:p>
                                            </text:list-item>
                                            <text:list-item>
                                              <text:p text:style-name="P794">該個體 有機率認定，冰塊 無法、不可能 被細分。</text:p>
                                            </text:list-item>
                                            <text:list-item>
                                              <text:p text:style-name="P794">該個體 有機率認定，冰塊 是 最小單位。</text:p>
                                            </text:list-item>
                                            <text:list-item>
                                              <text:p text:style-name="P794">該個體 有機率認定，每一個冰塊 都是 最小單位的冰塊。</text:p>
                                            </text:list-item>
                                            <text:list-item>
                                              <text:p text:style-name="P796">該個體 有機率認定，每一個冰塊的 重量、體積、形狀 都 相同。</text:p>
                                            </text:list-item>
                                            <text:list-item>
                                              <text:p text:style-name="P797">該個體 有機率認定，每一個保溫杯的冰塊的 體積、形狀 都 相同。</text:p>
                                            </text:list-item>
                                            <text:list-item>
                                              <text:p text:style-name="P798">該個體 有機率不知道 冰塊 有重有輕。</text:p>
                                            </text:list-item>
                                            <text:list-item>
                                              <text:p text:style-name="P798">該個體 有機率不知道 冰塊 有大有小、不同形狀、不同反光率。</text:p>
                                            </text:list-item>
                                            <text:list-item>
                                              <text:p text:style-name="P794">該個體 有機率不知道 冰塊 可以 被打散、被打破 成 小碎冰。</text:p>
                                            </text:list-item>
                                            <text:list-item>
                                              <text:p text:style-name="P799">小碎冰 是（比 冰塊 更小 的）碎冰、冰塊。</text:p>
                                            </text:list-item>
                                            <text:list-item>
                                              <text:p text:style-name="P799">該個體 有機率不知道 冰塊 可以 被塑型、被形變、被變形。</text:p>
                                            </text:list-item>
                                            <text:list-item>
                                              <text:p text:style-name="P799">該個體 有機率不知道 冰塊 可以 被組成 大冰塊、更大的冰塊。</text:p>
                                            </text:list-item>
                                            <text:list-item>
                                              <text:p text:style-name="P800">該個體 有機率不知道 冰塊 可以 被加鹽 變成 鹽冰塊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36"><text:span text:style-name="T374">水</text:span><text:span text:style-name="T110"> </text:span><text:span text:style-name="T333">↔</text:span><text:span text:style-name="T7"> 光、電磁波、量子</text:span><text:span text:style-name="T374">。</text:span></text:p>
                              <text:list>
                                <text:list-item>
                                  <text:p text:style-name="P860"><text:span text:style-name="T374">固態水</text:span><text:span text:style-name="T110"> </text:span><text:span text:style-name="T333">↔</text:span><text:span text:style-name="T110"> </text:span><text:span text:style-name="T7">空間</text:span><text:span text:style-name="T374">。</text:span></text:p>
                                </text:list-item>
                                <text:list-item>
                                  <text:p text:style-name="P861"><text:span text:style-name="T374">液態水</text:span><text:span text:style-name="T110"> </text:span><text:span text:style-name="T333">↔</text:span><text:span text:style-name="T110"> </text:span><text:span text:style-name="T7">粒子</text:span><text:span text:style-name="T374">。</text:span></text:p>
                                </text:list-item>
                                <text:list-item>
                                  <text:p text:style-name="P861"><text:span text:style-name="T374">氣態水</text:span><text:span text:style-name="T110"> </text:span><text:span text:style-name="T333">↔</text:span><text:span text:style-name="T7"> 波</text:span><text:span text:style-name="T374">。</text:span></text:p>
                                </text:list-item>
                                <text:list-item>
                                  <text:p text:style-name="P515"><text:span text:style-name="T113">第</text:span><text:span text:style-name="T3">a</text:span><text:span text:style-name="T337">層級相態的水</text:span><text:span text:style-name="T110"> </text:span><text:span text:style-name="T333">↔</text:span><text:span text:style-name="T7"> ？？？</text:span><text:span text:style-name="T337">。</text:span></text:p>
                                  <text:list>
                                    <text:list-item>
                                      <text:p text:style-name="P195"><text:span text:style-name="T310">m ≥ a ≥ w</text:span><text:span text:style-name="T337">。</text:span><text:span text:style-name="T468">（</text:span><text:span text:style-name="T455">m、w 是 某一特定數值</text:span><text:span text:style-name="T468">）</text:span></text:p>
                                    </text:list-item>
                                    <text:list-item>
                                      <text:p text:style-name="P887"><text:span text:style-name="T3">明顯例子，第</text:span><text:span text:style-name="T139">0層級相態的</text:span><text:span text:style-name="T377">水</text:span><text:span text:style-name="T110"> </text:span><text:span text:style-name="T333">↔</text:span><text:span text:style-name="T110"> </text:span><text:span text:style-name="T374">電漿態水</text:span><text:span text:style-name="T377">。</text:span></text:p>
                                    </text:list-item>
                                    <text:list-item>
                                      <text:p text:style-name="P887"><text:span text:style-name="T3">明顯例子，第</text:span><text:span text:style-name="T139">1層級相態的</text:span><text:span text:style-name="T377">水</text:span><text:span text:style-name="T110"> </text:span><text:span text:style-name="T333">↔</text:span><text:span text:style-name="T110"> </text:span><text:span text:style-name="T374">氣態水</text:span><text:span text:style-name="T377">。</text:span></text:p>
                                    </text:list-item>
                                    <text:list-item>
                                      <text:p text:style-name="P887"><text:span text:style-name="T3">明顯例子，第</text:span><text:span text:style-name="T139">2層級相態的</text:span><text:span text:style-name="T377">水</text:span><text:span text:style-name="T110"> </text:span><text:span text:style-name="T333">↔</text:span><text:span text:style-name="T110"> </text:span><text:span text:style-name="T374">液態水</text:span><text:span text:style-name="T377">。</text:span></text:p>
                                    </text:list-item>
                                    <text:list-item>
                                      <text:p text:style-name="P887"><text:span text:style-name="T3">明顯例子，第</text:span><text:span text:style-name="T139">3層級相態的</text:span><text:span text:style-name="T377">水</text:span><text:span text:style-name="T110"> </text:span><text:span text:style-name="T333">↔</text:span><text:span text:style-name="T110"> </text:span><text:span text:style-name="T374">固態水</text:span><text:span text:style-name="T377">。</text:span></text:p>
                                      <text:list>
                                        <text:list-item>
                                          <text:p text:style-name="P830"><text:span text:style-name="T377">（</text:span><text:span text:style-name="T139">層級相態 的 </text:span><text:span text:style-name="T377">相關描述在 </text:span><text:span text:style-name="T318">能量、儲量</text:span><text:span text:style-name="T377"> 文件群的 </text:span><text:span text:style-name="T318">相態</text:span><text:span text:style-name="T377">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88"><text:span text:style-name="T3">明顯例子，第</text:span><text:span text:style-name="T164">2</text:span><text:span text:style-name="T163">層級宗態的</text:span><text:span text:style-name="T3">第</text:span><text:span text:style-name="T139">3層級相態的</text:span><text:span text:style-name="T377">水</text:span><text:span text:style-name="T110"> </text:span><text:span text:style-name="T333">↔</text:span><text:span text:style-name="T110"> 固</text:span><text:span text:style-name="T374">態水</text:span><text:span text:style-name="T377">。</text:span></text:p>
                                      <text:list>
                                        <text:list-item>
                                          <text:p text:style-name="P831"><text:span text:style-name="T377">（</text:span><text:span text:style-name="T139">層級宗態 的 </text:span><text:span text:style-name="T377">相關描述在 </text:span><text:span text:style-name="T318">能量、儲量</text:span><text:span text:style-name="T377"> 文件群的 </text:span><text:span text:style-name="T318">宗態</text:span><text:span text:style-name="T377">）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36"><text:span text:style-name="T374">溫度</text:span><text:span text:style-name="T110"> </text:span><text:span text:style-name="T333">↔</text:span><text:span text:style-name="T7"> 頻率</text:span><text:span text:style-name="T374">。</text:span></text:p>
                                </text:list-item>
                                <text:list-item>
                                  <text:p text:style-name="P336"><text:span text:style-name="T126">（</text:span><text:span text:style-name="T127">a</text:span><text:span text:style-name="T126">%固態水 + </text:span><text:span text:style-name="T127">b%</text:span><text:span text:style-name="T126">液態水 + </text:span><text:span text:style-name="T127">c%</text:span><text:span text:style-name="T126">氣態水）</text:span><text:span text:style-name="T333">↔</text:span><text:span text:style-name="T112">（x%）</text:span><text:span text:style-name="T111">粒子 </text:span><text:span text:style-name="T112">+（100%-x%）</text:span><text:span text:style-name="T111">波</text:span><text:span text:style-name="T374">。</text:span></text:p>
                                  <text:list>
                                    <text:list-item>
                                      <text:p text:style-name="P337"><text:span text:style-name="T374">光譜、光譜型變化</text:span><text:span text:style-name="T110"> </text:span><text:span text:style-name="T333">↔</text:span><text:span text:style-name="T112">（x%）</text:span><text:span text:style-name="T111">粒子 </text:span><text:span text:style-name="T112">+（100%-x%）</text:span><text:span text:style-name="T111">波</text:span><text:span text:style-name="T374">。</text:span></text:p>
                                    </text:list-item>
                                    <text:list-item>
                                      <text:p text:style-name="P813"><text:span text:style-name="T374">（</text:span><text:span text:style-name="T112">（x%）</text:span><text:span text:style-name="T111">粒子 </text:span><text:span text:style-name="T112">+（100%-x%）</text:span><text:span text:style-name="T111">波 的 相關描述在 能量</text:span><text:span text:style-name="T299">、儲量</text:span><text:span text:style-name="T111"> 文件群的 </text:span><text:span text:style-name="T299">粒子、波</text:span><text:span text:style-name="T374">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38"><text:span text:style-name="T374">固液氣三象性</text:span><text:span text:style-name="T110"> </text:span><text:span text:style-name="T333">↔</text:span><text:span text:style-name="T110"> 波粒二象性</text:span><text:span text:style-name="T374">。</text:span></text:p>
                                  <text:list>
                                    <text:list-item>
                                      <text:p text:style-name="P338"><text:span text:style-name="T374">固液二象性</text:span><text:span text:style-name="T110"> </text:span><text:span text:style-name="T333">↔</text:span><text:span text:style-name="T110"> 波粒二象性</text:span><text:span text:style-name="T374">。</text:span></text:p>
                                    </text:list-item>
                                    <text:list-item>
                                      <text:p text:style-name="P338"><text:span text:style-name="T374">液氣二象性</text:span><text:span text:style-name="T110"> </text:span><text:span text:style-name="T333">↔</text:span><text:span text:style-name="T110"> 波粒二象性</text:span><text:span text:style-name="T374">。</text:span></text:p>
                                    </text:list-item>
                                    <text:list-item>
                                      <text:p text:style-name="P338"><text:span text:style-name="T374">固氣二象性</text:span><text:span text:style-name="T110"> </text:span><text:span text:style-name="T333">↔</text:span><text:span text:style-name="T110"> 波粒二象性</text:span><text:span text:style-name="T374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862"><text:span text:style-name="T374">三態變化（固態、液態、氣態）</text:span><text:span text:style-name="T333">↔</text:span><text:span text:style-name="T7">（粒子、波）</text:span><text:span text:style-name="T374">。</text:span></text:p>
                                </text:list-item>
                                <text:list-item>
                                  <text:p text:style-name="P339"><text:span text:style-name="T114">a個小碎冰</text:span><text:span text:style-name="T110"> </text:span><text:span text:style-name="T333">↔</text:span><text:span text:style-name="T110"> </text:span><text:span text:style-name="T114">a份</text:span><text:span text:style-name="T110">（</text:span><text:span text:style-name="T337">（人類 認</text:span><text:span text:style-name="T110">定的）無法再被細分的）最小能量、</text:span><text:span text:style-name="T114">單位能量</text:span><text:span text:style-name="T374">。</text:span></text:p>
                                  <text:list>
                                    <text:list-item>
                                      <text:p text:style-name="P340"><text:span text:style-name="T113">小碎冰</text:span><text:span text:style-name="T110"> </text:span><text:span text:style-name="T333">↔</text:span><text:span text:style-name="T110">（1份（</text:span><text:span text:style-name="T374">人類 認</text:span><text:span text:style-name="T110">定的）無法再被細分的）最小能量、單位能量</text:span><text:span text:style-name="T374">。</text:span></text:p>
                                      <text:list>
                                        <text:list-item>
                                          <text:p text:style-name="P89">已知，該個體 計數 小碎冰的 數量（間接）推測 小碎冰（本身）。</text:p>
                                          <text:list>
                                            <text:list-item>
                                              <text:p text:style-name="P340"><text:span text:style-name="T374">已知，數量 是</text:span><text:span text:style-name="T113"> </text:span><text:span text:style-name="T374">整數值、離散單位。</text:span></text:p>
                                            </text:list-item>
                                            <text:list-item>
                                              <text:p text:style-name="P89">該個體 有機率認定，小碎冰 是 量子化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90">假定，其他個體 使用 重量、體積（間接）推測 小碎冰（本身）。</text:p>
                                          <text:list>
                                            <text:list-item>
                                              <text:p text:style-name="P91">已知，重量、體積 是 實數值、連續單位。</text:p>
                                            </text:list-item>
                                            <text:list-item>
                                              <text:p text:style-name="P90">其他個體 有機率認定，小碎冰 是 古典化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41"><text:span text:style-name="T374">小碎冰</text:span><text:span text:style-name="T110"> </text:span><text:span text:style-name="T333">↔</text:span><text:span text:style-name="T110"> 量子（</text:span><text:span text:style-name="T7">的 能量、（人類認定的）單位能量、量子化能量</text:span><text:span text:style-name="T110">）</text:span><text:span text:style-name="T374">。</text:span></text:p>
                                          <text:list>
                                            <text:list-item>
                                              <text:p text:style-name="P342"><text:span text:style-name="T7">（人類 認定的）</text:span><text:span text:style-name="T374">量子化能</text:span><text:span text:style-name="T113">量 = </text:span><text:span text:style-name="T145">n *</text:span><text:span text:style-name="T7">（人類 認定的）單位能量。</text:span></text:p>
                                            </text:list-item>
                                            <text:list-item>
                                              <text:p text:style-name="P516"><text:span text:style-name="T7">n 是 </text:span><text:span text:style-name="T3">0、</text:span><text:span text:style-name="T7">正整數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3"><text:span text:style-name="T374">明顯例子，該個體 有機率不知</text:span><text:span text:style-name="T113">道 </text:span><text:span text:style-name="T141">a</text:span><text:span text:style-name="T140">個小碎冰</text:span><text:span text:style-name="T113"> 可以被打散成 </text:span><text:span text:style-name="T141">b</text:span><text:span text:style-name="T140">個小</text:span><text:span text:style-name="T374">小碎冰。</text:span></text:p>
                                      <text:list>
                                        <text:list-item>
                                          <text:p text:style-name="P344"><text:span text:style-name="T141">b</text:span><text:span text:style-name="T140"> &gt; </text:span><text:span text:style-name="T141">a &gt; </text:span><text:span text:style-name="T215">0</text:span><text:span text:style-name="T374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4"><text:span text:style-name="T374">明顯例子，其他個體 有機率知</text:span><text:span text:style-name="T113">道 </text:span><text:span text:style-name="T141">a</text:span><text:span text:style-name="T140">個小碎冰</text:span><text:span text:style-name="T113"> 可以被打散成 </text:span><text:span text:style-name="T141">b</text:span><text:span text:style-name="T140">個小</text:span><text:span text:style-name="T374">小碎冰。</text:span></text:p>
                                      <text:list>
                                        <text:list-item>
                                          <text:p text:style-name="P344"><text:span text:style-name="T141">b</text:span><text:span text:style-name="T140"> &gt; </text:span><text:span text:style-name="T141">a &gt; </text:span><text:span text:style-name="T215">0</text:span><text:span text:style-name="T37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45"><text:span text:style-name="T374">最小單位</text:span><text:span text:style-name="T110"> </text:span><text:span text:style-name="T333">↔</text:span><text:span text:style-name="T7">（（人類 認定的）最小的、無法再被細分的）單位能量。</text:span></text:p>
                                  <text:list>
                                    <text:list-item>
                                      <text:p text:style-name="P832"><text:span text:style-name="T374">最小單位</text:span><text:span text:style-name="T110"> </text:span><text:span text:style-name="T333">↔</text:span><text:span text:style-name="T110">（數量）</text:span><text:span text:style-name="T113">1個</text:span><text:span text:style-name="T374">（小碎冰）。</text:span></text:p>
                                      <text:list>
                                        <text:list-item>
                                          <text:p text:style-name="P833"><text:span text:style-name="T374">已知，</text:span><text:span text:style-name="T113">1 </text:span><text:span text:style-name="T374">是 計數（整數）數量的 最小單位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14"><text:span text:style-name="T374">明顯例子，該個體 認定</text:span><text:span text:style-name="T113">，</text:span><text:span text:style-name="T143">1</text:span><text:span text:style-name="T140">個小碎冰</text:span><text:span text:style-name="T113"> 無法再被細分成 相同的</text:span><text:span text:style-name="T143">2</text:span><text:span text:style-name="T140">個</text:span><text:span text:style-name="T374">小碎冰。</text:span></text:p>
                                      <text:list>
                                        <text:list-item>
                                          <text:p text:style-name="P834"><text:span text:style-name="T374">假定，該</text:span><text:span text:style-name="T143">1</text:span><text:span text:style-name="T140">個小碎冰 是 第一個小碎冰。</text:span></text:p>
                                        </text:list-item>
                                        <text:list-item>
                                          <text:p text:style-name="P834"><text:span text:style-name="T140">假定，該</text:span><text:span text:style-name="T143">2</text:span><text:span text:style-name="T140">個</text:span><text:span text:style-name="T374">小碎冰 是 第二個小碎冰、第三個小碎冰。</text:span></text:p>
                                        </text:list-item>
                                        <text:list-item>
                                          <text:p text:style-name="P834"><text:span text:style-name="T374">相同的</text:span><text:span text:style-name="T143">2</text:span><text:span text:style-name="T140">個</text:span><text:span text:style-name="T374">小碎冰 是 </text:span><text:span text:style-name="T140">第一、</text:span><text:span text:style-name="T374">二、三個小碎冰</text:span><text:span text:style-name="T337"> 完全相同、一模一樣</text:span><text:span text:style-name="T374">。</text:span></text:p>
                                          <text:list>
                                            <text:list-item>
                                              <text:p text:style-name="P835"><text:span text:style-name="T337">完全相同 的 明顯例子，</text:span><text:span text:style-name="T144">3個 小碎冰的 重量、</text:span><text:span text:style-name="T337">大小 完全相同。</text:span></text:p>
                                            </text:list-item>
                                            <text:list-item>
                                              <text:p text:style-name="P836"><text:span text:style-name="T374">該個體 認定</text:span><text:span text:style-name="T113">，</text:span><text:span text:style-name="T143">1</text:span><text:span text:style-name="T140">個小碎冰</text:span><text:span text:style-name="T113"> 無法再被細分成 相同的</text:span><text:span text:style-name="T143">2</text:span><text:span text:style-name="T140">個</text:span><text:span text:style-name="T374">小碎冰</text:span><text:span text:style-name="T33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37"><text:span text:style-name="T374">明顯例子，該個體 認定</text:span><text:span text:style-name="T113">，</text:span><text:span text:style-name="T3">a</text:span><text:span text:style-name="T140">個小碎冰</text:span><text:span text:style-name="T113"> 無法再被細分成 相同的</text:span><text:span text:style-name="T3">b</text:span><text:span text:style-name="T140">個</text:span><text:span text:style-name="T374">小碎冰。</text:span></text:p>
                                    </text:list-item>
                                    <text:list-item>
                                      <text:p text:style-name="P837"><text:span text:style-name="T374">明顯例子，該個體 認定</text:span><text:span text:style-name="T113">，</text:span><text:span text:style-name="T3">a</text:span><text:span text:style-name="T140">個小碎冰</text:span><text:span text:style-name="T113"> 無法被打散成 相同的</text:span><text:span text:style-name="T3">b</text:span><text:span text:style-name="T140">個</text:span><text:span text:style-name="T374">小碎冰。</text:span></text:p>
                                      <text:list>
                                        <text:list-item>
                                          <text:p text:style-name="P838"><text:span text:style-name="T141">b</text:span><text:span text:style-name="T140"> &gt; </text:span><text:span text:style-name="T141">a &gt; </text:span><text:span text:style-name="T215">0</text:span><text:span text:style-name="T374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15"><text:span text:style-name="T374">明顯例子，該個體 有機率不知</text:span><text:span text:style-name="T113">道 </text:span><text:span text:style-name="T143">1</text:span><text:span text:style-name="T140">個小碎冰</text:span><text:span text:style-name="T113"> 可以被打散成 </text:span><text:span text:style-name="T143">2</text:span><text:span text:style-name="T140">個小</text:span><text:span text:style-name="T374">小碎冰。</text:span></text:p>
                                    </text:list-item>
                                    <text:list-item>
                                      <text:p text:style-name="P816"><text:span text:style-name="T374">明顯例子，該個體 有機率不知</text:span><text:span text:style-name="T113">道 </text:span><text:span text:style-name="T141">a</text:span><text:span text:style-name="T140">個小碎冰</text:span><text:span text:style-name="T113"> 可以被打散成 </text:span><text:span text:style-name="T141">b</text:span><text:span text:style-name="T140">個小</text:span><text:span text:style-name="T374">小碎冰</text:span><text:span text:style-name="T7">。</text:span></text:p>
                                      <text:list>
                                        <text:list-item>
                                          <text:p text:style-name="P816"><text:span text:style-name="T141">b</text:span><text:span text:style-name="T140"> &gt; </text:span><text:span text:style-name="T141">a &gt; </text:span><text:span text:style-name="T215">0</text:span><text:span text:style-name="T7">。</text:span></text:p>
                                        </text:list-item>
                                        <text:list-item>
                                          <text:p text:style-name="P817"><text:span text:style-name="T374">重量、大小，小碎冰</text:span><text:span text:style-name="T113"> &gt; </text:span><text:span text:style-name="T140">小</text:span><text:span text:style-name="T374">小碎冰</text:span><text:span text:style-name="T7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46"><text:span text:style-name="T374">重量、體積、形狀</text:span><text:span text:style-name="T110"> </text:span><text:span text:style-name="T333">↔</text:span><text:span text:style-name="T7"> 重量、</text:span><text:span text:style-name="T374">體積、形狀、自旋頻率、自旋震幅、自旋相位差。</text:span></text:p>
                                </text:list-item>
                                <text:list-item>
                                  <text:p text:style-name="P347"><text:span text:style-name="T374">冰塊、小碎冰</text:span><text:span text:style-name="T110"> </text:span><text:span text:style-name="T333">↔</text:span><text:span text:style-name="T7"> 粒子、電子、夸克（的 能量、（人類 認定的）單位能量）</text:span><text:span text:style-name="T374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（波爾 認定的）量子疊加態。</text:p>
              <text:list>
                <text:list-item>
                  <text:p text:style-name="P93">波爾 認定，量子疊加態 存在。</text:p>
                  <text:list>
                    <text:list-item>
                      <text:p text:style-name="P348"><text:span text:style-name="T374">波爾 認定，量子 在 測量 之前，（量子 的）自旋</text:span><text:span text:style-name="T139">態</text:span><text:span text:style-name="T374">、自旋方向 沒有 客觀存在。</text:span></text:p>
                      <text:list>
                        <text:list-item>
                          <text:p text:style-name="P348"><text:span text:style-name="T374">波爾 認定，量子 在 測量 之前，量子 不存在 自旋</text:span><text:span text:style-name="T139">態</text:span><text:span text:style-name="T374">、自旋方向。</text:span></text:p>
                          <text:list>
                            <text:list-item>
                              <text:p text:style-name="P349"><text:span text:style-name="T374">波爾 認定，量子 在 測量 之前，量子 同時存在 矛盾的 自旋</text:span><text:span text:style-name="T139">態</text:span><text:span text:style-name="T374">、自旋方向。</text:span></text:p>
                              <text:list>
                                <text:list-item>
                                  <text:p text:style-name="P94">明顯例子，波爾 認定，量子 在 測量 之前，量子 同時存在 上自旋、下自旋。</text:p>
                                </text:list-item>
                                <text:list-item>
                                  <text:p text:style-name="P94">明顯例子，波爾 認定，量子 在 測量 之前，量子 同時存在 左自旋、右自旋。</text:p>
                                </text:list-item>
                                <text:list-item>
                                  <text:p text:style-name="P94">明顯例子，波爾 認定，量子 在 測量 之前，量子 同時存在 前自旋、後自旋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50"><text:span text:style-name="T374">波爾 認定，量子 在 測量 的時候、的瞬間，量子（才）存在 自旋</text:span><text:span text:style-name="T139">態</text:span><text:span text:style-name="T374">、自旋方向。</text:span></text:p>
                          <text:list>
                            <text:list-item>
                              <text:p text:style-name="P351"><text:span text:style-name="T374">明顯例子，假定，某一特定量子 在 測量 的時候、的瞬間，</text:span><text:span text:style-name="T380">該</text:span><text:span text:style-name="T374">量子 存在 上自旋。</text:span></text:p>
                              <text:list>
                                <text:list-item>
                                  <text:p text:style-name="P351"><text:span text:style-name="T374">波爾 認定，在 </text:span><text:span text:style-name="T380">該</text:span><text:span text:style-name="T374">瞬間，</text:span><text:span text:style-name="T380">該</text:span><text:span text:style-name="T374">量子 不存在 矛盾的 自旋</text:span><text:span text:style-name="T139">態</text:span><text:span text:style-name="T374">、自旋方向。</text:span></text:p>
                                  <text:list>
                                    <text:list-item>
                                      <text:p text:style-name="P351"><text:span text:style-name="T374">波爾 認定，在 </text:span><text:span text:style-name="T380">該</text:span><text:span text:style-name="T374">瞬間，</text:span><text:span text:style-name="T380">該</text:span><text:span text:style-name="T374">量子 存在 上自旋。</text:span></text:p>
                                    </text:list-item>
                                    <text:list-item>
                                      <text:p text:style-name="P352"><text:span text:style-name="T374">波爾 認定，在 </text:span><text:span text:style-name="T380">該</text:span><text:span text:style-name="T374">瞬間，</text:span><text:span text:style-name="T380">該</text:span><text:span text:style-name="T374">量子 不存在 下自旋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5">量子疊加態、薛丁格的貓 不存在。</text:p>
                  <text:list>
                    <text:list-item>
                      <text:p text:style-name="P95">明顯例子，假定，某一特定個體 在 真空、外太空。</text:p>
                      <text:list>
                        <text:list-item>
                          <text:p text:style-name="P353"><text:span text:style-name="T374">該個體 丟出（尺寸大小）極端渺小的</text:span><text:span text:style-name="T113"> 某一特定六</text:span><text:span text:style-name="T147">面</text:span><text:span text:style-name="T374">骰子。</text:span></text:p>
                          <text:list>
                            <text:list-item>
                              <text:p text:style-name="P353"><text:span text:style-name="T374">明顯例子，該六面骰的 體積 </text:span><text:span text:style-name="T113">是 </text:span><text:span text:style-name="T149">1</text:span><text:span text:style-name="T150">000</text:span><text:span text:style-name="T149">0</text:span><text:span text:style-name="T554">(</text:span><text:span text:style-name="T553">-10000</text:span><text:span text:style-name="T554">)</text:span><text:span text:style-name="T148">（m</text:span><text:span text:style-name="T552">3</text:span><text:span text:style-name="T380">）。</text:span></text:p>
                            </text:list-item>
                          </text:list>
                        </text:list-item>
                        <text:list-item>
                          <text:p text:style-name="P121">假定，該個體的 本能、傳承 足夠高。</text:p>
                          <text:list>
                            <text:list-item>
                              <text:p text:style-name="P121">該個體 能夠看到 該六面骰（朝向、面向、對著 該個體）的 數字。</text:p>
                            </text:list-item>
                            <text:list-item>
                              <text:p text:style-name="P353"><text:span text:style-name="T380">該個體（在 每次 觀測、感測 都能）看到（</text:span><text:span text:style-name="T216">1~6 </text:span><text:span text:style-name="T383">當中</text:span><text:span text:style-name="T380">的）某一特定數字。</text:span></text:p>
                              <text:list>
                                <text:list-item>
                                  <text:p text:style-name="P354"><text:span text:style-name="T380">明顯例子，該個體（在 每次 觀測 </text:span><text:span text:style-name="T148">都）不會看到，</text:span><text:span text:style-name="T151">不切確的 數字</text:span><text:span text:style-name="T380">。</text:span></text:p>
                                  <text:list>
                                    <text:list-item>
                                      <text:p text:style-name="P355"><text:span text:style-name="T380">明顯例子，該個體（在每次觀測</text:span><text:span text:style-name="T148">都）</text:span><text:span text:style-name="T380">不會看到</text:span><text:span text:style-name="T151">，該六面骰的數字是 </text:span><text:span text:style-name="T153">7</text:span><text:span text:style-name="T380">。</text:span></text:p>
                                    </text:list-item>
                                    <text:list-item>
                                      <text:p text:style-name="P355"><text:span text:style-name="T380">明顯例子，該個體（在每次觀測</text:span><text:span text:style-name="T148">都）</text:span><text:span text:style-name="T380">不會看到</text:span><text:span text:style-name="T151">，該六面骰的數字是 </text:span><text:span text:style-name="T152">1.5</text:span><text:span text:style-name="T384">。</text:span></text:p>
                                    </text:list-item>
                                    <text:list-item>
                                      <text:p text:style-name="P355"><text:span text:style-name="T380">明顯例子，該個體（在每次觀測</text:span><text:span text:style-name="T148">都）</text:span><text:span text:style-name="T380">不會看到</text:span><text:span text:style-name="T151">，該六面骰的數字是 </text:span><text:span text:style-name="T563">π</text:span><text:span text:style-name="T384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56"><text:span text:style-name="T380">明顯例子，該個體（在 每次 觀測 </text:span><text:span text:style-name="T148">都能）看到，</text:span><text:span text:style-name="T151">1~6 當中的 </text:span><text:span text:style-name="T380">某一特定</text:span><text:span text:style-name="T151">數字</text:span><text:span text:style-name="T380">。</text:span></text:p>
                                  <text:list>
                                    <text:list-item>
                                      <text:p text:style-name="P357"><text:span text:style-name="T148">明顯例子，第</text:span><text:span text:style-name="T151">一次 觀測、感測，該個體 看到，該六面骰的 數字 是 1</text:span><text:span text:style-name="T382">。</text:span></text:p>
                                    </text:list-item>
                                    <text:list-item>
                                      <text:p text:style-name="P357"><text:span text:style-name="T148">明顯例子，第二</text:span><text:span text:style-name="T151">次 觀測、感測，該個體 看到，該六面骰的 數字 是 5</text:span><text:span text:style-name="T382">。</text:span></text:p>
                                    </text:list-item>
                                    <text:list-item>
                                      <text:p text:style-name="P357"><text:span text:style-name="T148">明顯例子，第三</text:span><text:span text:style-name="T151">次 觀測、感測，該個體 看到，該六面骰的 數字 是 2</text:span><text:span text:style-name="T382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1">假定，該個體 把 該六面骰 丟出去。</text:p>
                        </text:list-item>
                        <text:list-item>
                          <text:p text:style-name="P353"><text:span text:style-name="T380">假定，該個體 </text:span><text:span text:style-name="T385">觀測、</text:span><text:span text:style-name="T380">感測 該六面骰。</text:span></text:p>
                        </text:list-item>
                        <text:list-item>
                          <text:p text:style-name="P121">該個體 有機率認定，在 觀測、感測 之前。</text:p>
                          <text:list>
                            <text:list-item>
                              <text:p text:style-name="P125"><text:span text:style-name="T550">該六面骰的 </text:span><text:span text:style-name="T1">波函數 = |</text:span><text:span text:style-name="T560">Ψ</text:span><text:span text:style-name="T1">&gt; = a|</text:span><text:span text:style-name="T308">1</text:span><text:span text:style-name="T1">&gt; + b|</text:span><text:span text:style-name="T308">2</text:span><text:span text:style-name="T1">&gt; + </text:span><text:span text:style-name="T308">c</text:span><text:span text:style-name="T1">|</text:span><text:span text:style-name="T308">3</text:span><text:span text:style-name="T1">&gt; + </text:span><text:span text:style-name="T308">d</text:span><text:span text:style-name="T1">|</text:span><text:span text:style-name="T308">4</text:span><text:span text:style-name="T1">&gt; + </text:span><text:span text:style-name="T308">e</text:span><text:span text:style-name="T1">|</text:span><text:span text:style-name="T308">5</text:span><text:span text:style-name="T1">&gt; + </text:span><text:span text:style-name="T308">f</text:span><text:span text:style-name="T1">|</text:span><text:span text:style-name="T308">6</text:span><text:span text:style-name="T1">&gt;</text:span>。</text:p>
                              <text:list>
                                <text:list-item>
                                  <text:p text:style-name="P125"><text:span text:style-name="T1">|a|</text:span><text:span text:style-name="T551">2</text:span><text:span text:style-name="T1"> + |b|</text:span><text:span text:style-name="T551">2</text:span><text:span text:style-name="T1"> + |</text:span><text:span text:style-name="T308">c</text:span><text:span text:style-name="T1">|</text:span><text:span text:style-name="T551">2</text:span><text:span text:style-name="T1"> + |</text:span><text:span text:style-name="T308">d</text:span><text:span text:style-name="T1">|</text:span><text:span text:style-name="T551">2</text:span><text:span text:style-name="T1"> + |</text:span><text:span text:style-name="T308">e</text:span><text:span text:style-name="T1">|</text:span><text:span text:style-name="T551">2</text:span><text:span text:style-name="T1"> + |</text:span><text:span text:style-name="T308">f</text:span><text:span text:style-name="T1">|</text:span><text:span text:style-name="T551">2</text:span><text:span text:style-name="T1"> = 1</text:span>。。</text:p>
                                </text:list-item>
                              </text:list>
                            </text:list-item>
                            <text:list-item>
                              <text:p text:style-name="P125"><text:span text:style-name="T550">該六面骰的 擲出結果</text:span><text:span text:style-name="T304"> = </text:span><text:span text:style-name="T305">√</text:span><text:span text:style-name="T306">(</text:span><text:span text:style-name="T307">1/6</text:span><text:span text:style-name="T306">)</text:span><text:span text:style-name="T304">|</text:span><text:span text:style-name="T307">1</text:span><text:span text:style-name="T304">&gt; + </text:span><text:span text:style-name="T561">√</text:span><text:span text:style-name="T306">(</text:span><text:span text:style-name="T307">1/6</text:span><text:span text:style-name="T306">)</text:span><text:span text:style-name="T304">|</text:span><text:span text:style-name="T307">2</text:span><text:span text:style-name="T304">&gt; + </text:span><text:span text:style-name="T561">√</text:span><text:span text:style-name="T306">(</text:span><text:span text:style-name="T307">1/6</text:span><text:span text:style-name="T306">)</text:span><text:span text:style-name="T304">|</text:span><text:span text:style-name="T307">3</text:span><text:span text:style-name="T304">&gt; + </text:span><text:span text:style-name="T561">√</text:span><text:span text:style-name="T306">(</text:span><text:span text:style-name="T307">1/6</text:span><text:span text:style-name="T306">)</text:span><text:span text:style-name="T304">|</text:span><text:span text:style-name="T307">4</text:span><text:span text:style-name="T304">&gt; + </text:span><text:span text:style-name="T561">√</text:span><text:span text:style-name="T306">(</text:span><text:span text:style-name="T307">1/6</text:span><text:span text:style-name="T306">)</text:span><text:span text:style-name="T304">|</text:span><text:span text:style-name="T307">5</text:span><text:span text:style-name="T304">&gt; + </text:span><text:span text:style-name="T561">√</text:span><text:span text:style-name="T306">(</text:span><text:span text:style-name="T307">1/6</text:span><text:span text:style-name="T306">)</text:span><text:span text:style-name="T304">|</text:span><text:span text:style-name="T307">6</text:span><text:span text:style-name="T304">&gt;</text:span><text:span text:style-name="T550">。</text:span></text:p>
                            </text:list-item>
                            <text:list-item>
                              <text:p text:style-name="P125">明顯例子，假定，第一個個體 在 地球 擲出 某一特定六面骰。</text:p>
                              <text:list>
                                <text:list-item>
                                  <text:p text:style-name="P126">假定，第一個個體、第二個個體 沒有去看 該六面骰。</text:p>
                                </text:list-item>
                                <text:list-item>
                                  <text:p text:style-name="P125">假定，該六面骰，隨機轉動 →<text:span text:style-name="T567"> </text:span>靜止不動。</text:p>
                                </text:list-item>
                                <text:list-item>
                                  <text:p text:style-name="P127">假定，第一個個體、第二個個體 知道，該六面骰 靜止不動。</text:p>
                                </text:list-item>
                                <text:list-item>
                                  <text:p text:style-name="P127">第一個個體、第二個個體（還）不知道 該六面骰的 擲出結果。</text:p>
                                </text:list-item>
                                <text:list-item>
                                  <text:p text:style-name="P125">已知，該六面骰 靜止不動。</text:p>
                                  <text:list>
                                    <text:list-item>
                                      <text:p text:style-name="P125">該六面骰的 擲出結果 確定。</text:p>
                                    </text:list-item>
                                  </text:list>
                                </text:list-item>
                                <text:list-item>
                                  <text:p text:style-name="P125">假定，該六面骰的 擲出結果 <text:span text:style-name="T3">是 </text:span><text:span text:style-name="T154">1</text:span><text:span text:style-name="T568">。</text:span></text:p>
                                </text:list-item>
                                <text:list-item>
                                  <text:p text:style-name="P126">第一個個體 有機率（仍然）認定，<text:span text:style-name="T550">該六面骰的 擲出結果</text:span><text:span text:style-name="T304"> = </text:span><text:span text:style-name="T305">√</text:span><text:span text:style-name="T306">(</text:span><text:span text:style-name="T307">1/6</text:span><text:span text:style-name="T306">)</text:span><text:span text:style-name="T304">|</text:span><text:span text:style-name="T307">1</text:span><text:span text:style-name="T304">&gt; + </text:span><text:span text:style-name="T561">√</text:span><text:span text:style-name="T306">(</text:span><text:span text:style-name="T307">1/6</text:span><text:span text:style-name="T306">)</text:span><text:span text:style-name="T304">|</text:span><text:span text:style-name="T307">2</text:span><text:span text:style-name="T304">&gt; + </text:span><text:span text:style-name="T561">√</text:span><text:span text:style-name="T306">(</text:span><text:span text:style-name="T307">1/6</text:span><text:span text:style-name="T306">)</text:span><text:span text:style-name="T304">|</text:span><text:span text:style-name="T307">3</text:span><text:span text:style-name="T304">&gt; + </text:span><text:span text:style-name="T561">√</text:span><text:span text:style-name="T306">(</text:span><text:span text:style-name="T307">1/6</text:span><text:span text:style-name="T306">)</text:span><text:span text:style-name="T304">|</text:span><text:span text:style-name="T307">4</text:span><text:span text:style-name="T304">&gt; + </text:span><text:span text:style-name="T561">√</text:span><text:span text:style-name="T306">(</text:span><text:span text:style-name="T307">1/6</text:span><text:span text:style-name="T306">)</text:span><text:span text:style-name="T304">|</text:span><text:span text:style-name="T307">5</text:span><text:span text:style-name="T304">&gt; + </text:span><text:span text:style-name="T561">√</text:span><text:span text:style-name="T306">(</text:span><text:span text:style-name="T307">1/6</text:span><text:span text:style-name="T306">)</text:span><text:span text:style-name="T304">|</text:span><text:span text:style-name="T307">6</text:span><text:span text:style-name="T304">&gt;</text:span>。</text:p>
                                  <text:list>
                                    <text:list-item>
                                      <text:p text:style-name="P128">第一個個體 有機率認定，該六面骰 存在 量子疊加態、薛丁格的貓。</text:p>
                                    </text:list-item>
                                  </text:list>
                                </text:list-item>
                                <text:list-item>
                                  <text:p text:style-name="P129">第二個個體 有機率認定，該六面骰 有 確定的 擲出結果。</text:p>
                                  <text:list>
                                    <text:list-item>
                                      <text:p text:style-name="P129">第二個個體 有機率認定（，即便 自己不知道 擲出結果，）該六面骰 （仍然）有 確定的 擲出結果。</text:p>
                                    </text:list-item>
                                    <text:list-item>
                                      <text:p text:style-name="P130">第二個個體 有機率認定 <text:span text:style-name="T550">該六面骰的擲出結果</text:span><text:span text:style-name="T3">是（</text:span><text:span text:style-name="T155">100%的）</text:span><text:span text:style-name="T154">某一特定數字</text:span>。</text:p>
                                      <text:list>
                                        <text:list-item>
                                          <text:p text:style-name="P131">該數字 是<text:span text:style-name="T550">（</text:span><text:span text:style-name="T313">1~6 </text:span><text:span text:style-name="T566">當中的）某一特定數字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2">第二個個體 有機率認定，該六面骰 不存在 量子疊加態、薛丁格的貓。</text:p>
                                    </text:list-item>
                                  </text:list>
                                </text:list-item>
                                <text:list-item>
                                  <text:p text:style-name="P126">假定，第一個個體、第二個個體 看到、觀測 該骰子。</text:p>
                                  <text:list>
                                    <text:list-item>
                                      <text:p text:style-name="P130">假定，第一個個體、第二個個體 看到、觀測 該骰子的 數字。</text:p>
                                    </text:list-item>
                                  </text:list>
                                </text:list-item>
                                <text:list-item>
                                  <text:p text:style-name="P133">第一個個體、第二個個體 認定，該六面骰的 擲出結果 <text:span text:style-name="T3">是 </text:span><text:span text:style-name="T154">1</text:span>。</text:p>
                                  <text:list>
                                    <text:list-item>
                                      <text:p text:style-name="P126">第一個個體 有機率認定，<text:span text:style-name="T550">該六面骰的 擲出結果</text:span> <text:span text:style-name="T3">是（</text:span><text:span text:style-name="T155">100% 的）</text:span><text:span text:style-name="T154">1</text:span>。</text:p>
                                    </text:list-item>
                                    <text:list-item>
                                      <text:p text:style-name="P130">第二個個體 有機率認定，<text:span text:style-name="T550">該六面骰的 擲出結果</text:span> <text:span text:style-name="T3">是（</text:span><text:span text:style-name="T155">100% 的）</text:span><text:span text:style-name="T154">1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4"><text:span text:style-name="T550">該個體 有機率認定，在 觀測、感測 的時候</text:span>。</text:p>
                          <text:list>
                            <text:list-item>
                              <text:p text:style-name="P134">該六面骰的 擲出結果 是，<text:span text:style-name="T151">1~6 當中的 </text:span><text:span text:style-name="T550">某一特定</text:span><text:span text:style-name="T151">數字</text:span>。</text:p>
                            </text:list-item>
                          </text:list>
                        </text:list-item>
                        <text:list-item>
                          <text:p text:style-name="P122">已知，該個體 知道，該六面骰 是 實際存在、尺寸固定、形狀固定、六面固定。</text:p>
                          <text:list>
                            <text:list-item>
                              <text:p text:style-name="P358"><text:span text:style-name="T380">該個體 有機率認定，該六面骰</text:span><text:span text:style-name="T374"> 在 測量 之前，有 在自轉、自轉方向</text:span><text:span text:style-name="T380">。</text:span></text:p>
                            </text:list-item>
                            <text:list-item>
                              <text:p text:style-name="P359"><text:span text:style-name="T380">該個體 有機率認定，該六面骰</text:span><text:span text:style-name="T374"> 在 測量 之前，每一瞬間的 結果 都是 確定</text:span><text:span text:style-name="T380">。</text:span></text:p>
                              <text:list>
                                <text:list-item>
                                  <text:p text:style-name="P360"><text:span text:style-name="T380">該個體 有機率認定，該六面骰</text:span><text:span text:style-name="T374"> 在 測量 之前，每一瞬間（都）有</text:span><text:span text:style-name="T156">（</text:span><text:span text:style-name="T155">100%的）</text:span><text:span text:style-name="T154">某一特定面 朝向 該個體</text:span><text:span text:style-name="T380">。</text:span></text:p>
                                  <text:list>
                                    <text:list-item>
                                      <text:p text:style-name="P123">該面 的 明顯例子，正面、斜面。</text:p>
                                      <text:list>
                                        <text:list-item>
                                          <text:p text:style-name="P360"><text:span text:style-name="T148">正面 顯示 1個數</text:span><text:span text:style-name="T380">字。</text:span></text:p>
                                        </text:list-item>
                                        <text:list-item>
                                          <text:p text:style-name="P361"><text:span text:style-name="T380">斜面 顯</text:span><text:span text:style-name="T148">示（完整的）</text:span><text:span text:style-name="T158">2</text:span><text:span text:style-name="T157">個數字</text:span><text:span text:style-name="T380">。</text:span></text:p>
                                        </text:list-item>
                                        <text:list-item>
                                          <text:p text:style-name="P362"><text:span text:style-name="T380">斜面 顯</text:span><text:span text:style-name="T148">示（完整的）</text:span><text:span text:style-name="T157">1個數字、（不完整的）1個數字。</text:span></text:p>
                                        </text:list-item>
                                        <text:list-item>
                                          <text:p text:style-name="P361"><text:span text:style-name="T380">斜面 顯</text:span><text:span text:style-name="T148">示（完整的）</text:span><text:span text:style-name="T158">3</text:span><text:span text:style-name="T157">個數字。</text:span></text:p>
                                        </text:list-item>
                                        <text:list-item>
                                          <text:p text:style-name="P361"><text:span text:style-name="T148">斜面 顯示（完整的）</text:span><text:span text:style-name="T157">2個數字、（不完整的）1個數字。</text:span></text:p>
                                        </text:list-item>
                                        <text:list-item>
                                          <text:p text:style-name="P362"><text:span text:style-name="T380">斜面 顯</text:span><text:span text:style-name="T148">示（完整的）</text:span><text:span text:style-name="T157">1個數字、（不完整的）2個數字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63"><text:span text:style-name="T381">第二個個體 有機率認定（，即便 自己不知道 </text:span><text:span text:style-name="T387">當下</text:span><text:span text:style-name="T381">結果，）該六面骰 （仍然）有 確定的 當下結果</text:span><text:span text:style-name="T380">。</text:span></text:p>
                                  <text:list>
                                    <text:list-item>
                                      <text:p text:style-name="P364"><text:span text:style-name="T380">當下結果 是（</text:span><text:span text:style-name="T154">某一特定面 朝向 該個體，該面（顯示、標示）的）數字</text:span><text:span text:style-name="T380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60"><text:span text:style-name="T380">該個體 有機率認定，該六面骰</text:span><text:span text:style-name="T374"> 在 測量 之前，每一瞬間（都）有</text:span><text:span text:style-name="T156">（</text:span><text:span text:style-name="T155">100%的）</text:span><text:span text:style-name="T154">某一特定數字</text:span><text:span text:style-name="T380">。</text:span></text:p>
                                </text:list-item>
                              </text:list>
                            </text:list-item>
                            <text:list-item>
                              <text:p text:style-name="P365"><text:span text:style-name="T380">該個體 有機率認定，該六面骰 </text:span><text:span text:style-name="T374">不存在 量子疊加態、</text:span><text:span text:style-name="T386">薛丁格的貓</text:span><text:span text:style-name="T380">。</text:span></text:p>
                              <text:list>
                                <text:list-item>
                                  <text:p text:style-name="P366"><text:span text:style-name="T380">該個體 有機率認定，</text:span><text:span text:style-name="T374">量子疊加態、</text:span><text:span text:style-name="T386">薛丁格的貓</text:span><text:span text:style-name="T374"> 不存在</text:span><text:span text:style-name="T380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7"><text:span text:style-name="T374">（波爾 認定的）</text:span><text:span text:style-name="T116">量子糾纏</text:span><text:span text:style-name="T380">。</text:span></text:p>
              <text:list>
                <text:list-item>
                  <text:p text:style-name="P124">波爾 認定，量子 存在 量子糾纏。</text:p>
                </text:list-item>
                <text:list-item>
                  <text:p text:style-name="P124">量子 不存在 量子糾纏。</text:p>
                  <text:list>
                    <text:list-item>
                      <text:p text:style-name="P818"><text:span text:style-name="T380">（</text:span><text:span text:style-name="T116">量子糾纏 的 相關描述在 能量、儲量 文件群的 </text:span><text:span text:style-name="T301">光</text:span><text:span text:style-name="T117">、</text:span><text:span text:style-name="T300">量子糾纏</text:span><text:span text:style-name="T380">）</text:span></text:p>
                    </text:list-item>
                  </text:list>
                </text:list-item>
              </text:list>
            </text:list-item>
            <text:list-item>
              <text:p text:style-name="P96">（海森堡 認定的）測不準原理。</text:p>
              <text:list>
                <text:list-item>
                  <text:p text:style-name="P97">反制。</text:p>
                  <text:list>
                    <text:list-item>
                      <text:p text:style-name="P368"><text:span text:style-name="T374">測量</text:span><text:span text:style-name="T113"> &lt;?</text:span><text:span text:style-name="T146">a&gt;</text:span><text:span text:style-name="T379">個體。</text:span></text:p>
                      <text:list>
                        <text:list-item>
                          <text:p text:style-name="P517"><text:span text:style-name="T113">n </text:span><text:span text:style-name="T310">≥</text:span><text:span text:style-name="T3"> a</text:span><text:span text:style-name="T113"> </text:span><text:span text:style-name="T310">≥</text:span><text:span text:style-name="T3"> u</text:span><text:span text:style-name="T337">。</text:span></text:p>
                        </text:list-item>
                        <text:list-item>
                          <text:p text:style-name="P98">明顯例子，感測 力場。</text:p>
                          <text:list>
                            <text:list-item>
                              <text:p text:style-name="P369"><text:span text:style-name="T374">明顯例子，感測 空間。</text:span><text:span text:style-name="T470">（空間 </text:span><text:span text:style-name="T449"><text:s/></text:span><text:span text:style-name="T483">↔</text:span><text:span text:style-name="T450"> &lt;?</text:span><text:span text:style-name="T451">3&gt;個體</text:span><text:span text:style-name="T470">）</text:span></text:p>
                              <text:list>
                                <text:list-item>
                                  <text:p text:style-name="P99">明顯例子，感測 空間的 存在、變化，反推出 粒子的 位置、速度。</text:p>
                                  <text:list>
                                    <text:list-item>
                                      <text:p text:style-name="P100">明顯例子，感測 空間的 存在，反推出 粒子的 位置。</text:p>
                                    </text:list-item>
                                    <text:list-item>
                                      <text:p text:style-name="P100">明顯例子，感測 空間的 變化，反推出 粒子的 速度。</text:p>
                                    </text:list-item>
                                  </text:list>
                                </text:list-item>
                                <text:list-item>
                                  <text:p text:style-name="P101">明顯例子，感測 空間的 萬有引力、重力波，反推出 粒子的 位置、速度。</text:p>
                                  <text:list>
                                    <text:list-item>
                                      <text:p text:style-name="P100">明顯例子，感測 萬有引力，反推出 粒子的 位置。</text:p>
                                    </text:list-item>
                                    <text:list-item>
                                      <text:p text:style-name="P102">明顯例子，感測 重力波，反推出 粒子的 位置、速度。</text:p>
                                    </text:list-item>
                                  </text:list>
                                </text:list-item>
                                <text:list-item>
                                  <text:p text:style-name="P101">明顯例子，感測 空間的 曲率、曲率變化，反推出 粒子的 位置、速度。</text:p>
                                  <text:list>
                                    <text:list-item>
                                      <text:p text:style-name="P100">明顯例子，感測 空間的 曲率，反推出 粒子的 位置。</text:p>
                                    </text:list-item>
                                    <text:list-item>
                                      <text:p text:style-name="P102">明顯例子，感測 空間的 曲率變化，反推出 粒子的 位置、速度。</text:p>
                                    </text:list-item>
                                  </text:list>
                                </text:list-item>
                                <text:list-item>
                                  <text:p text:style-name="P103">明顯例子，感測 空間的 扭力，反推出 粒子的 自轉。</text:p>
                                </text:list-item>
                                <text:list-item>
                                  <text:p text:style-name="P104">明顯例子，感測 空間的 扭轉角度，反推出 粒子的 自轉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5">明顯例子，感測 磁場。</text:p>
                          <text:list>
                            <text:list-item>
                              <text:p text:style-name="P105">明顯例子，感測 磁場的 存在、變化，反推出 粒子的 速度、加速度。</text:p>
                              <text:list>
                                <text:list-item>
                                  <text:p text:style-name="P105">明顯例子，感測 磁場的 存在，反推出 粒子的 速度。</text:p>
                                </text:list-item>
                                <text:list-item>
                                  <text:p text:style-name="P106">明顯例子，感測 磁場的 變化，反推出 粒子的 加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4">量子退相干。</text:p>
              <text:list>
                <text:list-item>
                  <text:p text:style-name="P818"><text:span text:style-name="T380">（量子退相干</text:span><text:span text:style-name="T116"> 的 相關描述在 能量、儲量 文件群的 </text:span><text:span text:style-name="T320">量子退相干</text:span><text:span text:style-name="T380">）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13T23:13:51.950000000</dc:date>
    <meta:editing-duration>P20DT17H3M24S</meta:editing-duration>
    <meta:editing-cycles>13969</meta:editing-cycles>
    <meta:document-statistic meta:table-count="0" meta:image-count="0" meta:object-count="0" meta:page-count="1" meta:paragraph-count="638" meta:word-count="13417" meta:character-count="17099" meta:non-whitespace-character-count="14955"/>
  </office:meta>
</office:document-meta>
</file>